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fo="urn:oasis:names:tc:opendocument:xmlns:xsl-fo-compatible:1.0" xmlns:grddl="http://www.w3.org/2003/g/data-view#" xmlns:office="urn:oasis:names:tc:opendocument:xmlns:office:1.0" xmlns:style="urn:oasis:names:tc:opendocument:xmlns:style:1.0" xmlns:table="urn:oasis:names:tc:opendocument:xmlns:table:1.0" xmlns:text="urn:oasis:names:tc:opendocument:xmlns:text:1.0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-15.29pt" fo:margin-left="15.29pt" fo:margin-right="0pt" fo:margin-top="0pt" fo:margin-bottom="0pt" fo:line-height="18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3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4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6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7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5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9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-84pt" fo:margin-left="89pt" fo:margin-right="5pt" fo:margin-top="0pt" fo:margin-bottom="0pt" fo:line-height="140%"/>
    </style:style>
    <style:style style:family="text" style:name="p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justify" fo:text-indent="0pt" fo:margin-left="5pt" fo:margin-right="5pt" fo:margin-top="0pt" fo:margin-bottom="0pt" fo:line-height="140%"/>
    </style:style>
    <style:style style:family="text" style:name="p1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justify" fo:text-indent="0pt" fo:margin-left="2pt" fo:margin-right="0pt" fo:margin-top="0pt" fo:margin-bottom="0pt" fo:line-height="140%"/>
    </style:style>
    <style:style style:family="text" style:name="p104-1-1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2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3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1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15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1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2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4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6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right" fo:text-indent="0pt" fo:margin-left="0pt" fo:margin-right="0pt" fo:margin-top="0pt" fo:margin-bottom="0pt" fo:line-height="150%"/>
    </style:style>
    <style:style style:family="text" style:name="p14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9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35%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5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72" style:parent-style-name="바탕글">
      <style:paragraph-properties fo:text-align="center" fo:text-indent="-15.64pt" fo:margin-left="15.64pt" fo:margin-right="0pt" fo:margin-top="0pt" fo:margin-bottom="0pt" fo:line-height="130%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4" style:parent-style-name="바탕글">
      <style:paragraph-properties fo:text-align="justify" fo:text-indent="-12.98pt" fo:margin-left="12.98pt" fo:margin-right="0pt" fo:margin-top="0pt" fo:margin-bottom="0pt" fo:line-height="180%"/>
    </style:style>
    <style:style style:family="text" style:name="p1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justify" fo:text-indent="-12.72pt" fo:margin-left="12.72pt" fo:margin-right="0pt" fo:margin-top="0pt" fo:margin-bottom="0pt" fo:line-height="180%"/>
    </style:style>
    <style:style style:family="text" style:name="p1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80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-23.16pt" fo:margin-left="23.16pt" fo:margin-right="0pt" fo:margin-top="0pt" fo:margin-bottom="0pt" fo:line-height="180%"/>
    </style:style>
    <style:style style:family="text" style:name="p1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5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89" style:parent-style-name="바탕글">
      <style:paragraph-properties fo:text-align="right" fo:text-indent="0pt" fo:margin-left="0pt" fo:margin-right="0pt" fo:margin-top="0pt" fo:margin-bottom="0pt" fo:line-height="145%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0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1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2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2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3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4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5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5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98-1-1">
      <style:text-properties style:font-name="휴먼명조" style:font-name-asian="휴먼명조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0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20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3-1-1">
      <style:text-properties style:font-name="휴먼고딕" style:font-name-asian="휴먼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7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20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209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1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1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5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7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2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3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30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6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6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9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2" style:parent-style-name="바탕글">
      <style:paragraph-properties fo:text-align="justify" fo:text-indent="-11.36pt" fo:margin-left="11.36pt" fo:margin-right="0pt" fo:margin-top="0pt" fo:margin-bottom="0pt" fo:line-height="130%"/>
    </style:style>
    <style:style style:family="text" style:name="p29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5" style:parent-style-name="바탕글">
      <style:paragraph-properties fo:text-align="left" fo:text-indent="-13pt" fo:margin-left="13pt" fo:margin-right="0pt" fo:margin-top="0pt" fo:margin-bottom="0pt" fo:line-height="130%"/>
    </style:style>
    <style:style style:family="text" style:name="p3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3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4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5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6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379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7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8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8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8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6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4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표내용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4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444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445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paragraph" style:class="text" style:name="Paragraph-446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7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7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7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2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7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8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3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0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7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3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8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83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9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9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8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0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7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0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left" fo:text-indent="0pt" fo:margin-left="0pt" fo:margin-right="0pt" fo:margin-top="0pt" fo:margin-bottom="0pt" fo:line-height="160%" fo:break-before="page"/>
    </style:style>
    <style:style style:family="paragraph" style:class="text" style:name="Paragraph-5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52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5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5" style:parent-style-name="바탕글">
      <style:paragraph-properties fo:text-align="left" fo:text-indent="-12pt" fo:margin-left="12pt" fo:margin-right="0pt" fo:margin-top="0pt" fo:margin-bottom="0pt" fo:line-height="130%"/>
    </style:style>
    <style:style style:family="text" style:name="p5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justify" fo:text-indent="-14.56pt" fo:margin-left="14.56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52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29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52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52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53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3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left" fo:text-indent="-11pt" fo:margin-left="11pt" fo:margin-right="0pt" fo:margin-top="0pt" fo:margin-bottom="0pt" fo:line-height="140%"/>
    </style:style>
    <style:style style:family="text" style:name="p5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5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6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6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justify" fo:text-indent="-14.57pt" fo:margin-left="14.57pt" fo:margin-right="0pt" fo:margin-top="0pt" fo:margin-bottom="0pt" fo:line-height="140%"/>
    </style:style>
    <style:style style:family="text" style:name="p5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4" style:parent-style-name="바탕글">
      <style:paragraph-properties fo:text-align="justify" fo:text-indent="-26.6pt" fo:margin-left="26.6pt" fo:margin-right="0pt" fo:margin-top="0pt" fo:margin-bottom="0pt" fo:line-height="140%"/>
    </style:style>
    <style:style style:family="text" style:name="p5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center" fo:text-indent="-26.6pt" fo:margin-left="26.6pt" fo:margin-right="0pt" fo:margin-top="0pt" fo:margin-bottom="0pt" fo:line-height="160%"/>
    </style:style>
    <style:style style:family="text" style:name="p5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5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4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5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1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7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7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9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left" fo:text-indent="-15.84pt" fo:margin-left="15.84pt" fo:margin-right="0pt" fo:margin-top="0pt" fo:margin-bottom="0pt" fo:line-height="16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3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text" style:name="p7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5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7" style:parent-style-name="바탕글" style:master-page-name="MasterPage-2">
      <style:paragraph-properties fo:text-align="justify" fo:text-indent="0pt" fo:margin-left="0pt" fo:margin-right="0pt" fo:margin-top="0pt" fo:margin-bottom="0pt" fo:line-height="130%"/>
    </style:style>
    <style:style style:family="text" style:name="p70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70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08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09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8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1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2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4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7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1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2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3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4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5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6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7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8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9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1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2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772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77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773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3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4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7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1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7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9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1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7" style:parent-style-name="바탕글">
      <style:paragraph-properties fo:text-align="justify" fo:text-indent="-14.42pt" fo:margin-left="14.42pt" fo:margin-right="0pt" fo:margin-top="0pt" fo:margin-bottom="0pt" fo:line-height="130%"/>
    </style:style>
    <style:style style:family="text" style:name="p8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2" style:parent-style-name="바탕글" style:master-page-name="MasterPage-3">
      <style:paragraph-properties fo:text-align="justify" fo:text-indent="0pt" fo:margin-left="0pt" fo:margin-right="0pt" fo:margin-top="0pt" fo:margin-bottom="0pt" fo:line-height="130%"/>
    </style:style>
    <style:style style:family="text" style:name="p82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4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5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35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35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7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8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8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4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4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7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84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51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6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6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7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75" style:parent-style-name="바탕글">
      <style:paragraph-properties fo:text-align="justify" fo:text-indent="-30.39pt" fo:margin-left="30.39pt" fo:margin-right="0pt" fo:margin-top="0pt" fo:margin-bottom="0pt" fo:line-height="160%"/>
    </style:style>
    <style:style style:family="paragraph" style:class="text" style:name="Paragraph-8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87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79" style:parent-style-name="바탕글">
      <style:paragraph-properties fo:text-align="justify" fo:text-indent="-17.68pt" fo:margin-left="17.68pt" fo:margin-right="0pt" fo:margin-top="0pt" fo:margin-bottom="0pt" fo:line-height="160%"/>
    </style:style>
    <style:style style:family="text" style:name="p87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87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right" fo:text-indent="0pt" fo:margin-left="0pt" fo:margin-right="5pt" fo:margin-top="0pt" fo:margin-bottom="0pt" fo:line-height="160%"/>
    </style:style>
    <style:style style:family="text" style:name="p88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2" style:parent-style-name="바탕글">
      <style:paragraph-properties fo:text-align="justify" fo:text-indent="0pt" fo:margin-left="5pt" fo:margin-right="0pt" fo:margin-top="0pt" fo:margin-bottom="0pt" fo:line-height="160%"/>
    </style:style>
    <style:style style:family="text" style:name="p88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8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4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9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left" fo:text-indent="-26.4pt" fo:margin-left="26.4pt" fo:margin-right="0pt" fo:margin-top="0pt" fo:margin-bottom="0pt" fo:line-height="130%"/>
    </style:style>
    <style:style style:family="text" style:name="p10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left" fo:text-indent="-11.76pt" fo:margin-left="11.76pt" fo:margin-right="0pt" fo:margin-top="0pt" fo:margin-bottom="0pt" fo:line-height="130%" fo:break-before="page"/>
    </style:style>
    <style:style style:family="paragraph" style:class="text" style:name="Paragraph-10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0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2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10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5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10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2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3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4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5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4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8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9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0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5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left" fo:text-indent="-10.2pt" fo:margin-left="10.2pt" fo:margin-right="0pt" fo:margin-top="0pt" fo:margin-bottom="0pt" fo:line-height="130%"/>
    </style:style>
    <style:style style:family="text" style:name="p10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0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7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07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7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2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3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5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8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9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1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6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8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9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0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1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9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1" style:parent-style-name="바탕글">
      <style:paragraph-properties fo:text-align="right" fo:text-indent="0pt" fo:margin-left="0pt" fo:margin-right="0pt" fo:margin-top="0pt" fo:margin-bottom="0pt" fo:line-height="110%"/>
    </style:style>
    <style:style style:name="Table-1" style:family="table">
      <style:table-properties style:width="169.08mm" table:align="margins" fo:margin-left="0.5mm" fo:margin-right="0.5mm" fo:margin-top="0.5mm" fo:margin-bottom="0.5mm" table:border-model="collapsing"/>
    </style:style>
    <style:style style:name="Table-2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3" style:family="table">
      <style:table-properties style:width="169.3mm" table:align="margins" fo:margin-left="0.5mm" fo:margin-right="0.5mm" fo:margin-top="0.5mm" fo:margin-bottom="0.5mm" table:border-model="collapsing"/>
    </style:style>
    <style:style style:name="Table-4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5" style:family="table">
      <style:table-properties style:width="169.19mm" table:align="margins" fo:margin-left="0.49mm" fo:margin-right="0.49mm" fo:margin-top="0.49mm" fo:margin-bottom="0.49mm" table:border-model="collapsing"/>
    </style:style>
    <style:style style:name="Table-6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7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8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9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10" style:family="table">
      <style:table-properties style:width="90.72mm" table:align="margins" fo:margin-left="0.49mm" fo:margin-right="0.49mm" fo:margin-top="0.49mm" fo:margin-bottom="0.49mm" table:border-model="collapsing"/>
    </style:style>
    <style:style style:name="Table-11" style:family="table">
      <style:table-properties style:width="170.08mm" table:align="margins" fo:margin-left="0.5mm" fo:margin-right="0.5mm" fo:margin-top="0.5mm" fo:margin-bottom="0.5mm" table:border-model="collapsing"/>
    </style:style>
    <style:style style:name="Table-1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1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4" style:family="table">
      <style:table-properties style:width="168.53mm" table:align="margins" fo:margin-left="0.49mm" fo:margin-right="0.49mm" fo:margin-top="0.49mm" fo:margin-bottom="0.49mm" table:border-model="collapsing"/>
    </style:style>
    <style:style style:name="Table-15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6" style:family="table">
      <style:table-properties style:width="168.49mm" table:align="margins" fo:margin-left="0.49mm" fo:margin-right="0.49mm" fo:margin-top="0.49mm" fo:margin-bottom="0.49mm" table:border-model="collapsing"/>
    </style:style>
    <style:style style:name="Table-17" style:family="table">
      <style:table-properties style:width="171mm" table:align="margins" fo:margin-left="0.5mm" fo:margin-right="0.5mm" fo:margin-top="0.5mm" fo:margin-bottom="0.5mm" table:border-model="collapsing"/>
    </style:style>
    <style:style style:name="Table-18" style:family="table">
      <style:table-properties style:width="170.65mm" table:align="margins" fo:margin-left="0.49mm" fo:margin-right="0.49mm" fo:margin-top="0.49mm" fo:margin-bottom="0.49mm" table:border-model="collapsing"/>
    </style:style>
    <style:style style:name="Table-19" style:family="table">
      <style:table-properties style:width="171mm" table:align="margins" fo:margin-left="0.5mm" fo:margin-right="0.5mm" fo:margin-top="0.5mm" fo:margin-bottom="0.5mm" table:border-model="collapsing"/>
    </style:style>
    <style:style style:name="Table-20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1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2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2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25" style:family="table">
      <style:table-properties style:width="171mm" table:align="margins" fo:margin-left="0.5mm" fo:margin-right="0.5mm" fo:margin-top="0.5mm" fo:margin-bottom="0.5mm" table:border-model="collapsing"/>
    </style:style>
    <style:style style:name="Table-26" style:family="table">
      <style:table-properties style:width="168.83mm" table:align="margins" fo:margin-left="0.49mm" fo:margin-right="0.49mm" fo:margin-top="0.49mm" fo:margin-bottom="0.49mm" table:border-model="collapsing"/>
    </style:style>
    <style:style style:name="Table-27" style:family="table">
      <style:table-properties style:width="169.23mm" table:align="margins" fo:margin-left="0.5mm" fo:margin-right="0.5mm" fo:margin-top="0.5mm" fo:margin-bottom="0.5mm" table:border-model="collapsing"/>
    </style:style>
    <style:style style:name="Table-28" style:family="table">
      <style:table-properties style:width="133.68mm" table:align="margins" fo:margin-left="0.5mm" fo:margin-right="0.5mm" fo:margin-top="0.5mm" fo:margin-bottom="0.5mm" table:border-model="collapsing"/>
    </style:style>
    <style:style style:name="Table-29" style:family="table">
      <style:table-properties style:width="140.34mm" table:align="margins" fo:margin-left="0.5mm" fo:margin-right="0.5mm" fo:margin-top="0.5mm" fo:margin-bottom="0.5mm" table:border-model="collapsing"/>
    </style:style>
    <style:style style:name="Table-30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1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2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3" style:family="table">
      <style:table-properties style:width="167.08mm" table:align="margins" fo:margin-left="0.5mm" fo:margin-right="0.5mm" fo:margin-top="0.5mm" fo:margin-bottom="0.5mm" table:border-model="collapsing"/>
    </style:style>
    <style:style style:name="Table-34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5" style:family="table">
      <style:table-properties style:width="168.96mm" table:align="margins" fo:margin-left="0.49mm" fo:margin-right="0.49mm" fo:margin-top="0.49mm" fo:margin-bottom="0.49mm" table:border-model="collapsing"/>
    </style:style>
    <style:style style:name="Table-36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37" style:family="table">
      <style:table-properties style:width="168.2mm" table:align="margins" fo:margin-left="0.49mm" fo:margin-right="0.49mm" fo:margin-top="0.49mm" fo:margin-bottom="0.49mm" table:border-model="collapsing"/>
    </style:style>
    <style:style style:name="Table-38" style:family="table">
      <style:table-properties style:width="137.85mm" table:align="margins" fo:margin-left="0.5mm" fo:margin-right="0.5mm" fo:margin-top="0.5mm" fo:margin-bottom="0.5mm" table:border-model="collapsing"/>
    </style:style>
    <style:style style:name="Table-39" style:family="table">
      <style:table-properties style:width="137.24mm" table:align="margins" fo:margin-left="0.49mm" fo:margin-right="0.49mm" fo:margin-top="0.49mm" fo:margin-bottom="0.49mm" table:border-model="collapsing"/>
    </style:style>
    <style:style style:name="Table-40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1" style:family="table">
      <style:table-properties style:width="169.55mm" table:align="margins" fo:margin-left="0.49mm" fo:margin-right="0.49mm" fo:margin-top="0.49mm" fo:margin-bottom="0.49mm" table:border-model="collapsing"/>
    </style:style>
    <style:style style:name="Table-42" style:family="table">
      <style:table-properties style:width="142.12mm" table:align="margins" fo:margin-left="0.5mm" fo:margin-right="0.5mm" fo:margin-top="0.5mm" fo:margin-bottom="0.5mm" table:border-model="collapsing"/>
    </style:style>
    <style:style style:name="Table-43" style:family="table">
      <style:table-properties style:width="169.55mm" table:align="margins" fo:margin-left="0.5mm" fo:margin-right="0.5mm" fo:margin-top="0.5mm" fo:margin-bottom="0.5mm" table:border-model="collapsing"/>
    </style:style>
    <style:style style:name="Table-4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45" style:family="table">
      <style:table-properties style:width="171.36mm" table:align="margins" fo:margin-left="0.49mm" fo:margin-right="0.49mm" fo:margin-top="0.49mm" fo:margin-bottom="0.49mm" table:border-model="collapsing"/>
    </style:style>
    <style:style style:name="Table-46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47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8" style:family="table">
      <style:table-properties style:width="169.69mm" table:align="margins" fo:margin-left="0.5mm" fo:margin-right="0.5mm" fo:margin-top="0.5mm" fo:margin-bottom="0.5mm" table:border-model="collapsing"/>
    </style:style>
    <style:style style:name="Table-49" style:family="table">
      <style:table-properties style:width="169.62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2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3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2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2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3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4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4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6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6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7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3-8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9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9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9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0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1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11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1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1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1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4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5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5-1-2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2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/>
    </style:style>
    <style:style style:name="Table-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fe6f7"/>
    </style:style>
    <style:style style:name="Table-5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4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e6eef7"/>
    </style:style>
    <style:style style:name="Table-5-4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4-3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5-5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5-3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6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6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7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8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8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9-1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4mm solid #000000" fo:background-color="#e6eef7"/>
    </style:style>
    <style:style style:name="Table-5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10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1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5-11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6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7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7-1-2" style:family="table-cell">
      <style:table-cell-properties fo:padding-left="0.5mm" fo:padding-right="0.5mm" fo:padding-top="0.5mm" fo:padding-bottom="0.5mm" fo:border-left="0.5mm double #000000" fo:border-right="0.12mm solid #000000" fo:border-top="0.4mm solid #000000" fo:border-bottom="0.12mm solid #000000" fo:background-color="#e6eef7"/>
    </style:style>
    <style:style style:name="Table-7-1-3" style:family="table-cell">
      <style:table-cell-properties fo:padding-left="0.5mm" fo:padding-right="0.5mm" fo:padding-top="0.5mm" fo:padding-bottom="0.5mm" fo:border-left="0.12mm solid #000000" fo:border-right="0.4mm solid #000000" fo:border-top="0.4mm solid #000000" fo:border-bottom="0.12mm solid #000000" fo:background-color="#e6eef7"/>
    </style:style>
    <style:style style:name="Table-7-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3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7-6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4mm solid #000000"/>
    </style:style>
    <style:style style:name="Table-8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9-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9-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9-1-3" style:family="table-cell">
      <style:table-cell-properties fo:padding-left="0.5mm" fo:padding-right="0.5mm" fo:padding-top="0.5mm" fo:padding-bottom="0.5mm" fo:border-left="0.1mm solid #000000" fo:border-right="0.5mm double #000000" fo:border-top="0.4mm solid #000000" fo:border-bottom="0.1mm solid #000000" fo:background-color="#e6eef7"/>
    </style:style>
    <style:style style:name="Table-9-1-4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mm solid #000000" fo:background-color="#e6eef7"/>
    </style:style>
    <style:style style:name="Table-9-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5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1mm solid #000000" fo:background-color="#e6eef7"/>
    </style:style>
    <style:style style:name="Table-9-2-6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9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4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4mm solid #000000" fo:background-color="#e6eef7"/>
    </style:style>
    <style:style style:name="Table-9-4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4mm solid #000000" fo:background-color="#e6eef7"/>
    </style:style>
    <style:style style:name="Table-1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1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1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3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3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3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7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7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8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8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4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9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/>
    </style:style>
    <style:style style:name="Table-14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1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10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0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1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11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1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2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3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1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6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6-1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8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9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6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9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6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7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2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3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4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5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6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7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8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9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8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-3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dotted #000000" fo:background-color="#e6eef7"/>
    </style:style>
    <style:style style:name="Table-18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dotted #000000" fo:background-color="#e6eef7"/>
    </style:style>
    <style:style style:name="Table-18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18-2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2mm solid #000000" fo:background-color="#e6eef7"/>
    </style:style>
    <style:style style:name="Table-18-2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2mm solid #000000" fo:background-color="#e6eef7"/>
    </style:style>
    <style:style style:name="Table-18-3-1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5mm double #000000" fo:background-color="#e6eef7"/>
    </style:style>
    <style:style style:name="Table-18-3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3-3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4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4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6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6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7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7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9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5mm double #000000" fo:background-color="#e6eef7"/>
    </style:style>
    <style:style style:name="Table-18-9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9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0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0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 fo:background-color="#e6eef7"/>
    </style:style>
    <style:style style:name="Table-18-1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8-12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18-12-2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 fo:background-color="#e6eef7"/>
    </style:style>
    <style:style style:name="Table-18-12-3" style:family="table-cell">
      <style:table-cell-properties fo:padding-left="0.5mm" fo:padding-right="0.5mm" fo:padding-top="0.5mm" fo:padding-bottom="0.5mm" fo:border-left="0.1mm solid #000000" fo:border-right="0.12mm solid #000000" fo:border-top="0.5mm double #000000" fo:border-bottom="0.1mm dotted #000000"/>
    </style:style>
    <style:style style:name="Table-18-12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dotted #000000"/>
    </style:style>
    <style:style style:name="Table-18-12-5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/>
    </style:style>
    <style:style style:name="Table-18-13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3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5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5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6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6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7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7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8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8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8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9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9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2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2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9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0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0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0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0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0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1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1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1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1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1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2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2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2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6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6-2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2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3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3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4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3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5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5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6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6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7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7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8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8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1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8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2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2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4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6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solid #000000"/>
    </style:style>
    <style:style style:name="Table-28-4-7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solid #000000"/>
    </style:style>
    <style:style style:name="Table-28-4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5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5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7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7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4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5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6" style:family="table-cell">
      <style:table-cell-properties fo:padding-left="1.8mm" fo:padding-right="1.8mm" fo:padding-top="0.5mm" fo:padding-bottom="0.5mm" fo:border-left="0.12mm none #000000" fo:border-right="0.4mm solid #000000" fo:border-top="0.12mm solid #000000" fo:border-bottom="0.4mm solid #000000"/>
    </style:style>
    <style:style style:name="Table-28-7-7" style:family="table-cell">
      <style:table-cell-properties fo:padding-left="1.8mm" fo:padding-right="1.8mm" fo:padding-top="0.5mm" fo:padding-bottom="0.5mm" fo:border-left="0.4mm solid #000000" fo:border-right="0.12mm none #000000" fo:border-top="0.12mm solid #000000" fo:border-bottom="0.4mm solid #000000"/>
    </style:style>
    <style:style style:name="Table-28-7-8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9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8-1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none #000000"/>
    </style:style>
    <style:style style:name="Table-28-8-2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3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4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5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6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7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8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9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10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11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1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none #000000"/>
    </style:style>
    <style:style style:name="Table-28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2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4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6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0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2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36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37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37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3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8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2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38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3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solid #000000"/>
    </style:style>
    <style:style style:name="Table-38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4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4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4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f2f2f2"/>
    </style:style>
    <style:style style:name="Table-39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f2f2f2"/>
    </style:style>
    <style:style style:name="Table-39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0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1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3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1-2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2-1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2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3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4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5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6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7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3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4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45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5mm double #000000" fo:background-color="#e6eef7"/>
    </style:style>
    <style:style style:name="Table-45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4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8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5mm double #000000" fo:background-color="#e6eef7"/>
    </style:style>
    <style:style style:name="Table-45-3-1" style:family="table-cell">
      <style:table-cell-properties fo:padding-left="0.5mm" fo:padding-right="0.5mm" fo:padding-top="0.5mm" fo:padding-bottom="0.5mm" fo:border-left="0.1mm solid #000000" fo:border-right="0.15mm solid #000000" fo:border-top="0.5mm double #000000" fo:border-bottom="0.15mm solid #000000" fo:background-color="#e6eef7"/>
    </style:style>
    <style:style style:name="Table-45-3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e6eef7"/>
    </style:style>
    <style:style style:name="Table-45-3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6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7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8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9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10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5mm solid #000000"/>
    </style:style>
    <style:style style:name="Table-45-4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4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5-1" style:family="table-cell">
      <style:table-cell-properties fo:padding-left="0.5mm" fo:padding-right="0.5mm" fo:padding-top="0.5mm" fo:padding-bottom="0.5mm" fo:border-left="0.1mm solid #000000" fo:border-right="0.15mm solid #000000" fo:border-top="0.15mm solid #000000" fo:border-bottom="0.15mm solid #000000" fo:background-color="#e6eef7"/>
    </style:style>
    <style:style style:name="Table-45-5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5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6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6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7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7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7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7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7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8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8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8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8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8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9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9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9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10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0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0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1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1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1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5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6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1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2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2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2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4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6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6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7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7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7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8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mm solid #000000" fo:background-color="#e6eef7"/>
    </style:style>
    <style:style style:name="Table-45-18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mm solid #000000"/>
    </style:style>
    <style:style style:name="Table-45-18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mm solid #000000"/>
    </style:style>
    <style:style style:name="Table-46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6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46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8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3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4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 fo:background-color="#f2f2f2"/>
    </style:style>
    <style:style style:name="Table-48-4-2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3" style:family="table-cell">
      <style:table-cell-properties fo:padding-left="0.5mm" fo:padding-right="0.5mm" fo:padding-top="0.5mm" fo:padding-bottom="0.5mm" fo:border-left="0.1mm none #000000" fo:border-right="0.1mm none #000000" fo:border-top="0.5mm double #000000" fo:border-bottom="0.1mm solid #000000"/>
    </style:style>
    <style:style style:name="Table-48-4-4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5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8-4-6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7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9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4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dfeaf5"/>
    </style:style>
    <style:style style:name="Table-49-2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2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3-3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6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8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9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5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7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8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9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0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1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2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2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3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3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4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5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5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6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dfeaf5"/>
    </style:style>
    <style:style style:name="Table-49-16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 fo:background-color="#df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3"/>
        <table:table-row>
          <table:table-cell table:style-name="Table-1-1-1" table:number-columns-spanned="1" table:number-rows-spanned="1">
            <text:p text:style-name="Paragraph-2"><text:span text:style-name="p2-1-1">Ⅰ</text:span></text:p>
          </table:table-cell>
          <table:table-cell table:style-name="Table-1-1-2" table:number-columns-spanned="1" table:number-rows-spanned="1">
            <text:p text:style-name="Paragraph-3"/>
          </table:table-cell>
          <table:table-cell table:style-name="Table-1-1-3" table:number-columns-spanned="1" table:number-rows-spanned="1">
            <text:p text:style-name="Paragraph-4"><text:span text:style-name="p4-1-1">2026년 인공지능 콘텐츠 제작지원(진입형) 사업신청서 </text:span><text:span text:style-name="p4-1-2">[</text:span><text:span text:style-name="p4-1-3">표지</text:span><text:span text:style-name="p4-1-4">]</text:span></text:p>
          </table:table-cell>
        </table:table-row>
      </table:table>
      <text:p text:style-name="Paragraph-5"/>
      <table:table table:style-name="Table-2">
        <table:table-column table:number-columns-repeated="1"/>
        <table:table-row>
          <table:table-cell table:style-name="Table-2-1-1" table:number-columns-spanned="1" table:number-rows-spanned="1">
            <text:p text:style-name="Paragraph-6"><text:span text:style-name="p6-1-1"> ☞ </text:span><text:span text:style-name="p6-1-2">파란(또는 </text:span><text:span text:style-name="p6-1-3">빨간</text:span><text:span text:style-name="p6-1-4">)글씨로 작성된 부분은 작성예시/설명으로, 과제 내용에 맞게 삭제 후 수정 작성하여 주시기 바랍니다. </text:span></text:p>
            <text:p text:style-name="Paragraph-7"><text:span text:style-name="p7-1-1">    (본문은 가급적 검정색 글씨로 작성, 필요 시 행/열 추가/삭제/크기조정 가능)</text:span></text:p>
            <text:p text:style-name="Paragraph-8"><text:span text:style-name="p8-1-1"> ☞ </text:span><text:span text:style-name="p8-1-2">참여기관이 없는 경우 참여기관 작성 페이지 및 표 삭제해 주시기 바랍니다.</text:span></text:p>
          </table:table-cell>
        </table:table-row>
      </table:table>
      <text:p text:style-name="Paragraph-9"><text:span text:style-name="p9-1-1">1. 기본사항</text:span></text:p>
      <text:p text:style-name="Paragraph-10"/>
      <table:table table:style-name="Table-3">
        <table:table-column table:number-columns-repeated="5"/>
        <table:table-row>
          <table:table-cell table:style-name="Table-3-1-1" table:number-columns-spanned="5" table:number-rows-spanned="1">
            <text:p text:style-name="Paragraph-11"><text:span text:style-name="p11-1-1">주관기관</text:span></text:p>
          </table:table-cell>
        </table:table-row>
        <table:table-row>
          <table:table-cell table:style-name="Table-3-2-1" table:number-columns-spanned="1" table:number-rows-spanned="2">
            <text:p text:style-name="Paragraph-12"><text:span text:style-name="p12-1-1">기업</text:span></text:p>
            <text:p text:style-name="Paragraph-13"><text:span text:style-name="p13-1-1">현황</text:span></text:p>
          </table:table-cell>
          <table:table-cell table:style-name="Table-3-2-2" table:number-columns-spanned="1" table:number-rows-spanned="1">
            <text:p text:style-name="Paragraph-14"><text:span text:style-name="p14-1-1">기 관 명</text:span></text:p>
          </table:table-cell>
          <table:table-cell table:style-name="Table-3-2-3" table:number-columns-spanned="1" table:number-rows-spanned="1">
            <text:p text:style-name="Paragraph-15"><text:span text:style-name="p15-1-1">※ </text:span><text:span text:style-name="p15-1-2">법인등기부등본상 기관명 기재</text:span></text:p>
          </table:table-cell>
          <table:table-cell table:style-name="Table-3-2-4" table:number-columns-spanned="1" table:number-rows-spanned="1">
            <text:p text:style-name="Paragraph-16"><text:span text:style-name="p16-1-1">사업자번호</text:span></text:p>
          </table:table-cell>
          <table:table-cell table:style-name="Table-3-2-5" table:number-columns-spanned="1" table:number-rows-spanned="1">
            <text:p text:style-name="Paragraph-17"><text:span text:style-name="p17-1-1"> </text:span></text:p>
          </table:table-cell>
        </table:table-row>
        <table:table-row>
          <table:table-cell table:style-name="Table-3-3-1" table:number-columns-spanned="1" table:number-rows-spanned="1">
            <text:p text:style-name="Paragraph-18"><text:span text:style-name="p18-1-1">주    소</text:span></text:p>
          </table:table-cell>
          <table:table-cell table:style-name="Table-3-3-2" table:number-columns-spanned="1" table:number-rows-spanned="1">
            <text:p text:style-name="Paragraph-19"/>
          </table:table-cell>
          <table:table-cell table:style-name="Table-3-3-3" table:number-columns-spanned="1" table:number-rows-spanned="1">
            <text:p text:style-name="Paragraph-20"><text:span text:style-name="p20-1-1">회사연락처</text:span></text:p>
            <text:p text:style-name="Paragraph-21"><text:span text:style-name="p21-1-1">(대표번호)</text:span></text:p>
          </table:table-cell>
          <table:table-cell table:style-name="Table-3-3-4" table:number-columns-spanned="1" table:number-rows-spanned="1">
            <text:p text:style-name="Paragraph-22"><text:span text:style-name="p22-1-1">(    )    -</text:span></text:p>
          </table:table-cell>
        </table:table-row>
        <table:table-row>
          <table:table-cell table:style-name="Table-3-4-1" table:number-columns-spanned="1" table:number-rows-spanned="2">
            <text:p text:style-name="Paragraph-23"><text:span text:style-name="p23-1-1">대표자</text:span></text:p>
          </table:table-cell>
          <table:table-cell table:style-name="Table-3-4-2" table:number-columns-spanned="1" table:number-rows-spanned="1">
            <text:p text:style-name="Paragraph-24"><text:span text:style-name="p24-1-1">성    명</text:span></text:p>
          </table:table-cell>
          <table:table-cell table:style-name="Table-3-4-3" table:number-columns-spanned="1" table:number-rows-spanned="1">
            <text:p text:style-name="Paragraph-25"/>
          </table:table-cell>
          <table:table-cell table:style-name="Table-3-4-4" table:number-columns-spanned="1" table:number-rows-spanned="1">
            <text:p text:style-name="Paragraph-26"><text:span text:style-name="p26-1-1">연 락 처</text:span></text:p>
          </table:table-cell>
          <table:table-cell table:style-name="Table-3-4-5" table:number-columns-spanned="1" table:number-rows-spanned="1">
            <text:p text:style-name="Paragraph-27"><text:span text:style-name="p27-1-1">(    )    -</text:span></text:p>
          </table:table-cell>
        </table:table-row>
        <table:table-row>
          <table:table-cell table:style-name="Table-3-5-1" table:number-columns-spanned="1" table:number-rows-spanned="1">
            <text:p text:style-name="Paragraph-28"><text:span text:style-name="p28-1-1">휴대전화</text:span></text:p>
          </table:table-cell>
          <table:table-cell table:style-name="Table-3-5-2" table:number-columns-spanned="1" table:number-rows-spanned="1">
            <text:p text:style-name="Paragraph-29"/>
          </table:table-cell>
          <table:table-cell table:style-name="Table-3-5-3" table:number-columns-spanned="1" table:number-rows-spanned="1">
            <text:p text:style-name="Paragraph-30"><text:span text:style-name="p30-1-1">e-mail</text:span></text:p>
          </table:table-cell>
          <table:table-cell table:style-name="Table-3-5-4" table:number-columns-spanned="1" table:number-rows-spanned="1">
            <text:p text:style-name="Paragraph-31"/>
          </table:table-cell>
        </table:table-row>
        <table:table-row>
          <table:table-cell table:style-name="Table-3-6-1" table:number-columns-spanned="1" table:number-rows-spanned="2">
            <text:p text:style-name="Paragraph-32"><text:span text:style-name="p32-1-1">과제</text:span></text:p>
            <text:p text:style-name="Paragraph-33"><text:span text:style-name="p33-1-1">책임자</text:span></text:p>
          </table:table-cell>
          <table:table-cell table:style-name="Table-3-6-2" table:number-columns-spanned="1" table:number-rows-spanned="1">
            <text:p text:style-name="Paragraph-34"><text:span text:style-name="p34-1-1">성명</text:span></text:p>
          </table:table-cell>
          <table:table-cell table:style-name="Table-3-6-3" table:number-columns-spanned="1" table:number-rows-spanned="1">
            <text:p text:style-name="Paragraph-35"/>
          </table:table-cell>
          <table:table-cell table:style-name="Table-3-6-4" table:number-columns-spanned="1" table:number-rows-spanned="1">
            <text:p text:style-name="Paragraph-36"><text:span text:style-name="p36-1-1">연 락 처</text:span></text:p>
          </table:table-cell>
          <table:table-cell table:style-name="Table-3-6-5" table:number-columns-spanned="1" table:number-rows-spanned="1">
            <text:p text:style-name="Paragraph-37"><text:span text:style-name="p37-1-1">(    )    -</text:span></text:p>
          </table:table-cell>
        </table:table-row>
        <table:table-row>
          <table:table-cell table:style-name="Table-3-7-1" table:number-columns-spanned="1" table:number-rows-spanned="1">
            <text:p text:style-name="Paragraph-38"><text:span text:style-name="p38-1-1">휴대전화</text:span></text:p>
          </table:table-cell>
          <table:table-cell table:style-name="Table-3-7-2" table:number-columns-spanned="1" table:number-rows-spanned="1">
            <text:p text:style-name="Paragraph-39"/>
          </table:table-cell>
          <table:table-cell table:style-name="Table-3-7-3" table:number-columns-spanned="1" table:number-rows-spanned="1">
            <text:p text:style-name="Paragraph-40"><text:span text:style-name="p40-1-1">e-mail</text:span></text:p>
          </table:table-cell>
          <table:table-cell table:style-name="Table-3-7-4" table:number-columns-spanned="1" table:number-rows-spanned="1">
            <text:p text:style-name="Paragraph-41"/>
          </table:table-cell>
        </table:table-row>
        <table:table-row>
          <table:table-cell table:style-name="Table-3-8-1" table:number-columns-spanned="5" table:number-rows-spanned="1">
            <text:p text:style-name="Paragraph-42"><text:span text:style-name="p42-1-1">참여기관</text:span><text:span text:style-name="p42-1-2"> (미해당시 삭제)</text:span></text:p>
          </table:table-cell>
        </table:table-row>
        <table:table-row>
          <table:table-cell table:style-name="Table-3-9-1" table:number-columns-spanned="1" table:number-rows-spanned="2">
            <text:p text:style-name="Paragraph-43"><text:span text:style-name="p43-1-1">기업</text:span></text:p>
            <text:p text:style-name="Paragraph-44"><text:span text:style-name="p44-1-1">현황</text:span></text:p>
          </table:table-cell>
          <table:table-cell table:style-name="Table-3-9-2" table:number-columns-spanned="1" table:number-rows-spanned="1">
            <text:p text:style-name="Paragraph-45"><text:span text:style-name="p45-1-1">기 관 명</text:span></text:p>
          </table:table-cell>
          <table:table-cell table:style-name="Table-3-9-3" table:number-columns-spanned="1" table:number-rows-spanned="1">
            <text:p text:style-name="Paragraph-46"><text:span text:style-name="p46-1-1">※ </text:span><text:span text:style-name="p46-1-2">법인등기부등본상 기관명 기재</text:span></text:p>
          </table:table-cell>
          <table:table-cell table:style-name="Table-3-9-4" table:number-columns-spanned="1" table:number-rows-spanned="1">
            <text:p text:style-name="Paragraph-47"><text:span text:style-name="p47-1-1">사업자번호</text:span></text:p>
          </table:table-cell>
          <table:table-cell table:style-name="Table-3-9-5" table:number-columns-spanned="1" table:number-rows-spanned="1">
            <text:p text:style-name="Paragraph-48"><text:span text:style-name="p48-1-1"> </text:span></text:p>
          </table:table-cell>
        </table:table-row>
        <table:table-row>
          <table:table-cell table:style-name="Table-3-10-1" table:number-columns-spanned="1" table:number-rows-spanned="1">
            <text:p text:style-name="Paragraph-49"><text:span text:style-name="p49-1-1">주    소</text:span></text:p>
          </table:table-cell>
          <table:table-cell table:style-name="Table-3-10-2" table:number-columns-spanned="1" table:number-rows-spanned="1">
            <text:p text:style-name="Paragraph-50"/>
          </table:table-cell>
          <table:table-cell table:style-name="Table-3-10-3" table:number-columns-spanned="1" table:number-rows-spanned="1">
            <text:p text:style-name="Paragraph-51"><text:span text:style-name="p51-1-1">회사연락처</text:span></text:p>
            <text:p text:style-name="Paragraph-52"><text:span text:style-name="p52-1-1">(대표번호)</text:span></text:p>
          </table:table-cell>
          <table:table-cell table:style-name="Table-3-10-4" table:number-columns-spanned="1" table:number-rows-spanned="1">
            <text:p text:style-name="Paragraph-53"><text:span text:style-name="p53-1-1">(    )    -</text:span></text:p>
          </table:table-cell>
        </table:table-row>
        <table:table-row>
          <table:table-cell table:style-name="Table-3-11-1" table:number-columns-spanned="1" table:number-rows-spanned="2">
            <text:p text:style-name="Paragraph-54"><text:span text:style-name="p54-1-1">대표자</text:span></text:p>
          </table:table-cell>
          <table:table-cell table:style-name="Table-3-11-2" table:number-columns-spanned="1" table:number-rows-spanned="1">
            <text:p text:style-name="Paragraph-55"><text:span text:style-name="p55-1-1">성    명</text:span></text:p>
          </table:table-cell>
          <table:table-cell table:style-name="Table-3-11-3" table:number-columns-spanned="1" table:number-rows-spanned="1">
            <text:p text:style-name="Paragraph-56"/>
          </table:table-cell>
          <table:table-cell table:style-name="Table-3-11-4" table:number-columns-spanned="1" table:number-rows-spanned="1">
            <text:p text:style-name="Paragraph-57"><text:span text:style-name="p57-1-1">연 락 처</text:span></text:p>
          </table:table-cell>
          <table:table-cell table:style-name="Table-3-11-5" table:number-columns-spanned="1" table:number-rows-spanned="1">
            <text:p text:style-name="Paragraph-58"><text:span text:style-name="p58-1-1">(    )    -</text:span></text:p>
          </table:table-cell>
        </table:table-row>
        <table:table-row>
          <table:table-cell table:style-name="Table-3-12-1" table:number-columns-spanned="1" table:number-rows-spanned="1">
            <text:p text:style-name="Paragraph-59"><text:span text:style-name="p59-1-1">휴대전화</text:span></text:p>
          </table:table-cell>
          <table:table-cell table:style-name="Table-3-12-2" table:number-columns-spanned="1" table:number-rows-spanned="1">
            <text:p text:style-name="Paragraph-60"/>
          </table:table-cell>
          <table:table-cell table:style-name="Table-3-12-3" table:number-columns-spanned="1" table:number-rows-spanned="1">
            <text:p text:style-name="Paragraph-61"><text:span text:style-name="p61-1-1">e-mail</text:span></text:p>
          </table:table-cell>
          <table:table-cell table:style-name="Table-3-12-4" table:number-columns-spanned="1" table:number-rows-spanned="1">
            <text:p text:style-name="Paragraph-62"/>
          </table:table-cell>
        </table:table-row>
        <table:table-row>
          <table:table-cell table:style-name="Table-3-13-1" table:number-columns-spanned="1" table:number-rows-spanned="2">
            <text:p text:style-name="Paragraph-63"><text:span text:style-name="p63-1-1">수행</text:span></text:p>
            <text:p text:style-name="Paragraph-64"><text:span text:style-name="p64-1-1">책임자</text:span></text:p>
          </table:table-cell>
          <table:table-cell table:style-name="Table-3-13-2" table:number-columns-spanned="1" table:number-rows-spanned="1">
            <text:p text:style-name="Paragraph-65"><text:span text:style-name="p65-1-1">성명</text:span></text:p>
          </table:table-cell>
          <table:table-cell table:style-name="Table-3-13-3" table:number-columns-spanned="1" table:number-rows-spanned="1">
            <text:p text:style-name="Paragraph-66"/>
          </table:table-cell>
          <table:table-cell table:style-name="Table-3-13-4" table:number-columns-spanned="1" table:number-rows-spanned="1">
            <text:p text:style-name="Paragraph-67"><text:span text:style-name="p67-1-1">연 락 처</text:span></text:p>
          </table:table-cell>
          <table:table-cell table:style-name="Table-3-13-5" table:number-columns-spanned="1" table:number-rows-spanned="1">
            <text:p text:style-name="Paragraph-68"><text:span text:style-name="p68-1-1">(    )    -</text:span></text:p>
          </table:table-cell>
        </table:table-row>
        <table:table-row>
          <table:table-cell table:style-name="Table-3-14-1" table:number-columns-spanned="1" table:number-rows-spanned="1">
            <text:p text:style-name="Paragraph-69"><text:span text:style-name="p69-1-1">휴대전화</text:span></text:p>
          </table:table-cell>
          <table:table-cell table:style-name="Table-3-14-2" table:number-columns-spanned="1" table:number-rows-spanned="1">
            <text:p text:style-name="Paragraph-70"/>
          </table:table-cell>
          <table:table-cell table:style-name="Table-3-14-3" table:number-columns-spanned="1" table:number-rows-spanned="1">
            <text:p text:style-name="Paragraph-71"><text:span text:style-name="p71-1-1">e-mail</text:span></text:p>
          </table:table-cell>
          <table:table-cell table:style-name="Table-3-14-4" table:number-columns-spanned="1" table:number-rows-spanned="1">
            <text:p text:style-name="Paragraph-72"/>
          </table:table-cell>
        </table:table-row>
      </table:table>
      <text:p text:style-name="Paragraph-73"><text:span text:style-name="p73-1-1">2. 사업개요</text:span></text:p>
      <text:p text:style-name="Paragraph-74"/>
      <table:table table:style-name="Table-4">
        <table:table-column table:number-columns-repeated="1"/>
        <table:table-row>
          <table:table-cell table:style-name="Table-4-1-1" table:number-columns-spanned="1" table:number-rows-spanned="1">
            <text:p text:style-name="Paragraph-75"><text:span text:style-name="p75-1-1"> ☞</text:span><text:span text:style-name="p75-1-2"> 과제내용은 요약하여 작성, 반드시 </text:span><text:span text:style-name="p75-1-3">협약기간 내에 완료 가능</text:span><text:span text:style-name="p75-1-4">한 내용만 작성(</text:span><text:span text:style-name="p75-1-5">미완료 시, 결과평가 탈락 혹은 불이익</text:span><text:span text:style-name="p75-1-6">)</text:span></text:p>
          </table:table-cell>
        </table:table-row>
      </table:table>
      <text:p text:style-name="Paragraph-76"/>
      <table:table table:style-name="Table-5">
        <table:table-column table:number-columns-repeated="7"/>
        <table:table-row>
          <table:table-cell table:style-name="Table-5-1-1" table:number-columns-spanned="3" table:number-rows-spanned="1">
            <text:p text:style-name="Paragraph-77"><text:span text:style-name="p77-1-1">신청 분야</text:span></text:p>
          </table:table-cell>
          <table:table-cell table:style-name="Table-5-1-2" table:number-columns-spanned="4" table:number-rows-spanned="1">
            <text:p text:style-name="Paragraph-78"><text:span text:style-name="p78-1-1">□ </text:span><text:span text:style-name="p78-1-2">플랫폼/설루션 실증 제작</text:span></text:p>
          </table:table-cell>
        </table:table-row>
        <table:table-row>
          <table:table-cell table:style-name="Table-5-2-1" table:number-columns-spanned="3" table:number-rows-spanned="1">
            <text:p text:style-name="Paragraph-79"><text:span text:style-name="p79-1-1">사업 기간</text:span></text:p>
          </table:table-cell>
          <table:table-cell table:style-name="Table-5-2-2" table:number-columns-spanned="4" table:number-rows-spanned="1">
            <text:p text:style-name="Paragraph-80"><text:span text:style-name="p80-1-1">2026년 4월 15일 </text:span><text:span text:style-name="p80-1-2">~ 2026</text:span><text:span text:style-name="p80-1-3">년 11월 30일(7.5개월)</text:span></text:p>
          </table:table-cell>
        </table:table-row>
        <table:table-row>
          <table:table-cell table:style-name="Table-5-3-1" table:number-columns-spanned="3" table:number-rows-spanned="1">
            <text:p text:style-name="Paragraph-81"><text:span text:style-name="p81-1-1">과제명</text:span></text:p>
          </table:table-cell>
          <table:table-cell table:style-name="Table-5-3-2" table:number-columns-spanned="2" table:number-rows-spanned="1">
            <text:p text:style-name="Paragraph-82"><text:span text:style-name="p82-1-1">AI 화풍변환 콘텐츠 플랫폼 "ToonStyle AI" 실증 제작</text:span></text:p>
          </table:table-cell>
          <table:table-cell table:style-name="Table-5-3-3" table:number-columns-spanned="1" table:number-rows-spanned="1">
            <text:p text:style-name="Paragraph-83"><text:span text:style-name="p83-1-1">과제</text:span></text:p>
            <text:p text:style-name="Paragraph-84"><text:span text:style-name="p84-1-1">진척도</text:span></text:p>
          </table:table-cell>
          <table:table-cell table:style-name="Table-5-3-4" table:number-columns-spanned="1" table:number-rows-spanned="1">
            <text:p text:style-name="Paragraph-85"><text:span text:style-name="p85-1-1">00%</text:span></text:p>
          </table:table-cell>
        </table:table-row>
        <table:table-row>
          <table:table-cell table:style-name="Table-5-4-1" table:number-columns-spanned="1" table:number-rows-spanned="8">
            <text:p text:style-name="Paragraph-86"><text:span text:style-name="p86-1-1">과</text:span></text:p>
            <text:p text:style-name="Paragraph-87"><text:span text:style-name="p87-1-1">제</text:span></text:p>
            <text:p text:style-name="Paragraph-88"><text:span text:style-name="p88-1-1">AI 화풍변환 콘텐츠 플랫폼 "ToonStyle AI" 실증 제작</text:span></text:p>
            <text:p text:style-name="Paragraph-89"><text:span text:style-name="p89-1-1">용</text:span></text:p>
          </table:table-cell>
          <table:table-cell table:style-name="Table-5-4-2" table:number-columns-spanned="2" table:number-rows-spanned="1">
            <text:p text:style-name="Paragraph-90"><text:span text:style-name="p90-1-1">[</text:span><text:span text:style-name="p90-1-2">기반</text:span><text:span text:style-name="p90-1-3">]</text:span></text:p>
            <text:p text:style-name="Paragraph-91"><text:span text:style-name="p91-1-1">30%</text:span></text:p>
          </table:table-cell>
          <table:table-cell table:style-name="Table-5-4-3" table:number-columns-spanned="4" table:number-rows-spanned="1">
            <text:p text:style-name="Paragraph-92"><text:span text:style-name="p92-1-1">SDXL + LoRA 미세조정 기반 작가별 화풍 학습 엔진(자체 개발). ControlNet·IP-Adapter 통합으로 원본 구조 보존 화풍 변환 AI 파이프라인</text:span></text:p>
          </table:table-cell>
        </table:table-row>
        <table:table-row>
          <table:table-cell table:style-name="Table-5-5-1" table:number-columns-spanned="1" table:number-rows-spanned="7">
            <text:p text:style-name="Paragraph-93"><text:span text:style-name="p93-1-1">SDXL + LoRA 미세조정 기반 작가별 화풍 학습 엔진(자체 개발). ControlNet·IP-Adapter 통합으로 원본 구조 보존 화풍 변환 AI 파이프라인 구축</text:span></text:p>
          </table:table-cell>
          <table:table-cell table:style-name="Table-5-5-2" table:number-columns-spanned="1" table:number-rows-spanned="4">
            <text:p text:style-name="Paragraph-94"/>
            <text:p text:style-name="Paragraph-95"><text:span text:style-name="p95-1-1">플랫폼/</text:span></text:p>
            <text:p text:style-name="Paragraph-96"><text:span text:style-name="p96-1-1">설루션</text:span></text:p>
          </table:table-cell>
          <table:table-cell table:style-name="Table-5-5-3" table:number-columns-spanned="1" table:number-rows-spanned="1">
            <text:p text:style-name="Paragraph-97"><text:span text:style-name="p97-1-1">ToonStyle AI</text:span></text:p>
          </table:table-cell>
          <table:table-cell table:style-name="Table-5-5-4" table:number-columns-spanned="3" table:number-rows-spanned="1">
            <text:p text:style-name="Paragraph-98"><text:span text:style-name="p98-1-1">ToonStyle AI</text:span></text:p>
          </table:table-cell>
        </table:table-row>
        <table:table-row>
          <table:table-cell table:style-name="Table-5-6-1" table:number-columns-spanned="1" table:number-rows-spanned="1">
            <text:p text:style-name="Paragraph-99"><text:span text:style-name="p99-1-1">사진 업로드 → 7080 만화작가 화풍 선택 → AI 변환 결과물 즉시 생성. 웹 기반 SaaS로 일반 사용자·크리에이터·기업이 한국 고유 화풍 콘텐츠를 제작</text:span></text:p>
          </table:table-cell>
          <table:table-cell table:style-name="Table-5-6-2" table:number-columns-spanned="3" table:number-rows-spanned="1">
            <text:p text:style-name="Paragraph-100"><text:span text:style-name="p100-1-1">사진 업로드 → 7080 만화작가 화풍 선택 → AI 변환 결과물 즉시 생성. 웹 기반 SaaS 플랫폼</text:span></text:p>
          </table:table-cell>
        </table:table-row>
        <table:table-row>
          <table:table-cell table:style-name="Table-5-7-1" table:number-columns-spanned="1" table:number-rows-spanned="1">
            <text:p text:style-name="Paragraph-101"><text:span text:style-name="p101-1-1">B2B+B2C 병행 (B2C: SNS 크리에이터·일반 이용자 / B2B: 콘텐츠 제작사·마케팅 에이전시·문화기관)</text:span></text:p>
          </table:table-cell>
          <table:table-cell table:style-name="Table-5-7-2" table:number-columns-spanned="3" table:number-rows-spanned="1">
            <text:p text:style-name="Paragraph-102"><text:span text:style-name="p102-1-1">B2B(</text:span><text:span text:style-name="p102-1-2">콘텐츠 제작사, 스튜디오 등), </text:span><text:span text:style-name="p102-1-3">B2C(</text:span><text:span text:style-name="p102-1-4">일반 이용자, 크리에이터 등), </text:span><text:span text:style-name="p102-1-5">B2B+B2C </text:span><text:span text:style-name="p102-1-6">병행 등</text:span></text:p>
          </table:table-cell>
        </table:table-row>
        <table:table-row>
          <table:table-cell table:style-name="Table-5-8-1" table:number-columns-spanned="1" table:number-rows-spanned="1">
            <text:p text:style-name="Paragraph-103"><text:span text:style-name="p103-1-1">PoC 완료(이정문·신문수 화백 2인) → 클로즈드 베타(8월) → 오픈 베타 서비스(9월) → 콘텐츠 제작 현장 적용 3건</text:span></text:p>
          </table:table-cell>
          <table:table-cell table:style-name="Table-5-8-2" table:number-columns-spanned="3" table:number-rows-spanned="1">
            <text:p text:style-name="Paragraph-104"><text:span text:style-name="p104-1-1"> 파일럿 적용, </text:span><text:span text:style-name="p104-1-2">PoC, </text:span><text:span text:style-name="p104-1-3">베타 서비스, 현장 적용 등</text:span></text:p>
          </table:table-cell>
        </table:table-row>
        <table:table-row>
          <table:table-cell table:style-name="Table-5-9-1" table:number-columns-spanned="1" table:number-rows-spanned="3">
            <text:p text:style-name="Paragraph-105"><text:span text:style-name="p105-1-1">AI 화풍변환 이미지 콘텐츠 (캐릭터 프로필, SNS 콘텐츠, 굿즈 디자인, 전시 체험용 콘텐츠)</text:span></text:p>
            <text:p text:style-name="Paragraph-106"><text:span text:style-name="p106-1-1">콘텐츠</text:span></text:p>
          </table:table-cell>
          <table:table-cell table:style-name="Table-5-9-2" table:number-columns-spanned="1" table:number-rows-spanned="1">
            <text:p text:style-name="Paragraph-107"><text:span text:style-name="p107-1-1">① SNS 크리에이터 협업: 7080 화풍 변환 콘텐츠 시리즈 제작  ② 기업 마케팅: 캐릭터 굿즈·프로필 이미지 제작  ③ 문화기관: 7080 만화 전시·체험 콘텐츠</text:span></text:p>
          </table:table-cell>
          <table:table-cell table:style-name="Table-5-9-3" table:number-columns-spanned="3" table:number-rows-spanned="1">
            <text:p text:style-name="Paragraph-108"><text:span text:style-name="p108-1-1"> </text:span><text:span text:style-name="p108-1-2">ex) </text:span><text:span text:style-name="p108-1-3">인터랙티브 </text:span><text:span text:style-name="p108-1-4">VR </text:span><text:span text:style-name="p108-1-5">콘서트, 실감형 미디어아트 영상, </text:span><text:span text:style-name="p108-1-6">AI </text:span><text:span text:style-name="p108-1-7">웹툰 등</text:span></text:p>
          </table:table-cell>
        </table:table-row>
        <table:table-row>
          <table:table-cell table:style-name="Table-5-10-1" table:number-columns-spanned="1" table:number-rows-spanned="1">
            <text:p text:style-name="Paragraph-109"><text:span text:style-name="p109-1-1">AI 화풍변환 이미지 10,000건 이상, 실증 콘텐츠 3종, 작가 화풍 모델 5종 이상</text:span></text:p>
          </table:table-cell>
          <table:table-cell table:style-name="Table-5-10-2" table:number-columns-spanned="3" table:number-rows-spanned="1">
            <text:p text:style-name="Paragraph-110"><text:span text:style-name="p110-1-1"> </text:span><text:span text:style-name="p110-1-2">플랫폼/설루션이 콘텐츠 제작</text:span><text:span text:style-name="p110-1-3">·</text:span><text:span text:style-name="p110-1-4">활용에 어떻게 쓰였는지 작성</text:span></text:p>
          </table:table-cell>
        </table:table-row>
        <table:table-row>
          <table:table-cell table:style-name="Table-5-11-1" table:number-columns-spanned="1" table:number-rows-spanned="1">
            <text:p text:style-name="Paragraph-111"><text:span text:style-name="p111-1-1">SDXL + LoRA 미세조정 기반 작가별 화풍 학습 엔진. ControlNet·IP-Adapter 통합 화풍 변환 파이프라인(자체 개발)</text:span></text:p>
            <text:p text:style-name="Paragraph-112"><text:span text:style-name="p112-1-1">규격</text:span></text:p>
          </table:table-cell>
          <table:table-cell table:style-name="Table-5-11-2" table:number-columns-spanned="3" table:number-rows-spanned="1">
            <text:p text:style-name="Paragraph-113"><text:span text:style-name="p113-1-1"> </text:span><text:span text:style-name="p113-1-2">결과물을 수치(정량화)로 작성(</text:span><text:span text:style-name="p113-1-3">A </text:span><text:span text:style-name="p113-1-4">콘텐츠 0분</text:span><text:span text:style-name="p113-1-5">X0</text:span><text:span text:style-name="p113-1-6">화(편), 0종 등)</text:span></text:p>
          </table:table-cell>
        </table:table-row>
      </table:table>
      <text:p text:style-name="Paragraph-114"/>
      <text:p text:style-name="Paragraph-115"><text:span text:style-name="p115-1-1">3. 과제 성과목표(</text:span><text:span text:style-name="p115-1-2">KPI)</text:span></text:p>
      <text:p text:style-name="Paragraph-116"/>
      <table:table table:style-name="Table-6">
        <table:table-column table:number-columns-repeated="1"/>
        <table:table-row>
          <table:table-cell table:style-name="Table-6-1-1" table:number-columns-spanned="1" table:number-rows-spanned="1">
            <text:p text:style-name="Paragraph-117"><text:span text:style-name="p117-1-1"> ☞ </text:span><text:span text:style-name="p117-1-2">26.12월 초</text:span><text:span text:style-name="p117-1-3"> 기준 달성 예상 수치 작성(결과평가 시. 목표 대비 달성 노력도, 달성률 함께 고려)</text:span></text:p>
            <text:p text:style-name="Paragraph-118"><text:span text:style-name="p118-1-1"> </text:span><text:span text:style-name="p118-1-2">☞ </text:span><text:span text:style-name="p118-1-3">일자리 인원은 고용보험 피보험자격 이력내역서 인원이 기준임, </text:span><text:span text:style-name="p118-1-4">신규 일자리 창출계획은 반드시 1인 이상 제출 및 최소 수치로 작성</text:span></text:p>
            <text:p text:style-name="Paragraph-119"><text:span text:style-name="p119-1-1"> ☞ </text:span><text:span text:style-name="p119-1-2">일자리 현황(총 직원 수, 참여인력(과제) 수)는 제출시점으로 작성, 최종 선정 과제 대상 협약해당월에 다시 제출 받을 예정</text:span></text:p>
          </table:table-cell>
        </table:table-row>
      </table:table>
      <text:p text:style-name="Paragraph-120"/>
      <table:table table:style-name="Table-7">
        <table:table-column table:number-columns-repeated="7"/>
        <table:table-row>
          <table:table-cell table:style-name="Table-7-1-1" table:number-columns-spanned="1" table:number-rows-spanned="5">
            <text:p text:style-name="Paragraph-121"><text:span text:style-name="p121-1-1">과제</text:span></text:p>
            <text:p text:style-name="Paragraph-122"><text:span text:style-name="p122-1-1">성과목표(</text:span><text:span text:style-name="p122-1-2">KPI)</text:span></text:p>
            <text:p text:style-name="Paragraph-123"><text:span text:style-name="p123-1-1">※ 26.12</text:span><text:span text:style-name="p123-1-2">월 초 기준 </text:span><text:span text:style-name="p123-2-1">달성 예상 수치</text:span></text:p>
          </table:table-cell>
          <table:table-cell table:style-name="Table-7-1-2" table:number-columns-spanned="3" table:number-rows-spanned="1">
            <text:p text:style-name="Paragraph-124"><text:span text:style-name="p124-1-1">매출 및 투자유치</text:span></text:p>
          </table:table-cell>
          <table:table-cell table:style-name="Table-7-1-3" table:number-columns-spanned="3" table:number-rows-spanned="1">
            <text:p text:style-name="Paragraph-125"><text:span text:style-name="p125-1-1">신규 일자리 창출계획</text:span></text:p>
          </table:table-cell>
        </table:table-row>
        <table:table-row>
          <table:table-cell table:style-name="Table-7-2-1" table:number-columns-spanned="1" table:number-rows-spanned="2">
            <text:p text:style-name="Paragraph-126"><text:span text:style-name="p126-1-1">매출액</text:span></text:p>
          </table:table-cell>
          <table:table-cell table:style-name="Table-7-2-2" table:number-columns-spanned="1" table:number-rows-spanned="2">
            <text:p text:style-name="Paragraph-127"><text:span text:style-name="p127-1-1">50,000천원</text:span></text:p>
          </table:table-cell>
          <table:table-cell table:style-name="Table-7-2-3" table:number-columns-spanned="1" table:number-rows-spanned="1">
            <text:p text:style-name="Paragraph-128"><text:span text:style-name="p128-1-1">B2C 구독(월 9,900~29,900원) + B2B API 라이선스 + 굿즈 제작. 시드 투자 3~5억원 목표</text:span></text:p>
          </table:table-cell>
          <table:table-cell table:style-name="Table-7-2-4" table:number-columns-spanned="1" table:number-rows-spanned="3">
            <text:p text:style-name="Paragraph-129"><text:span text:style-name="p129-1-1">현황</text:span></text:p>
            <text:p text:style-name="Paragraph-130"><text:span text:style-name="p130-1-1">(제출시점)</text:span></text:p>
          </table:table-cell>
          <table:table-cell table:style-name="Table-7-2-5" table:number-columns-spanned="1" table:number-rows-spanned="1">
            <text:p text:style-name="Paragraph-131"><text:span text:style-name="p131-1-1">총 직원 수</text:span></text:p>
          </table:table-cell>
          <table:table-cell table:style-name="Table-7-2-6" table:number-columns-spanned="1" table:number-rows-spanned="1">
            <text:p text:style-name="Paragraph-132"><text:span text:style-name="p132-1-1">(확인 필요)</text:span></text:p>
          </table:table-cell>
        </table:table-row>
        <table:table-row>
          <table:table-cell table:style-name="Table-7-3-1" table:number-columns-spanned="1" table:number-rows-spanned="3">
            <text:p text:style-name="Paragraph-133"><text:span text:style-name="p133-1-1">자율 작성</text:span></text:p>
          </table:table-cell>
          <table:table-cell table:style-name="Table-7-3-2" table:number-columns-spanned="1" table:number-rows-spanned="2">
            <text:p text:style-name="Paragraph-134"><text:span text:style-name="p134-1-1">참여인력 수</text:span></text:p>
          </table:table-cell>
          <table:table-cell table:style-name="Table-7-3-3" table:number-columns-spanned="1" table:number-rows-spanned="2">
            <text:p text:style-name="Paragraph-135"><text:span text:style-name="p135-1-1">6인</text:span></text:p>
          </table:table-cell>
        </table:table-row>
        <table:table-row>
          <table:table-cell table:style-name="Table-7-4-1" table:number-columns-spanned="1" table:number-rows-spanned="2">
            <text:p text:style-name="Paragraph-136"><text:span text:style-name="p136-1-1">투자유치액</text:span></text:p>
          </table:table-cell>
          <table:table-cell table:style-name="Table-7-4-2" table:number-columns-spanned="1" table:number-rows-spanned="2">
            <text:p text:style-name="Paragraph-137"><text:span text:style-name="p137-1-1">300,000천원</text:span></text:p>
          </table:table-cell>
        </table:table-row>
        <table:table-row>
          <table:table-cell table:style-name="Table-7-5-1" table:number-columns-spanned="1" table:number-rows-spanned="1">
            <text:p text:style-name="Paragraph-138"><text:span text:style-name="p138-1-1">목표치</text:span></text:p>
          </table:table-cell>
          <table:table-cell table:style-name="Table-7-5-2" table:number-columns-spanned="1" table:number-rows-spanned="1">
            <text:p text:style-name="Paragraph-139"><text:span text:style-name="p139-1-1">신규 일자리</text:span></text:p>
          </table:table-cell>
          <table:table-cell table:style-name="Table-7-5-3" table:number-columns-spanned="1" table:number-rows-spanned="1">
            <text:p text:style-name="Paragraph-140"><text:span text:style-name="p140-1-1">2인</text:span></text:p>
          </table:table-cell>
        </table:table-row>
        <table:table-row>
          <table:table-cell table:style-name="Table-7-6-1" table:number-columns-spanned="1" table:number-rows-spanned="1">
            <text:p text:style-name="Paragraph-141"><text:span text:style-name="p141-1-1">자체 성과목표</text:span></text:p>
          </table:table-cell>
          <table:table-cell table:style-name="Table-7-6-2" table:number-columns-spanned="6" table:number-rows-spanned="1">
            <text:p text:style-name="Paragraph-142"><text:span text:style-name="p142-1-1">① 특허출원 1건(화풍변환 AI 파이프라인) ② 위즈데이터 IP 라이선싱 계약 1건 ③ 콘텐츠 실증 MOU 2건 ④ 플랫폼 MAU 1,000명 ⑤ 화풍 변환 10,000건</text:span></text:p>
          </table:table-cell>
        </table:table-row>
      </table:table>
      <text:p text:style-name="Paragraph-143"/>
      <text:p text:style-name="Paragraph-144"><text:span text:style-name="p144-1-1">4. 사업비 구성</text:span></text:p>
      <text:p text:style-name="Paragraph-145"/>
      <table:table table:style-name="Table-8">
        <table:table-column table:number-columns-repeated="1"/>
        <table:table-row>
          <table:table-cell table:style-name="Table-8-1-1" table:number-columns-spanned="1" table:number-rows-spanned="1">
            <text:p text:style-name="Paragraph-146"><text:span text:style-name="p146-1-1"> ☞ </text:span><text:span text:style-name="p146-1-2">자부담금(</text:span><text:span text:style-name="p146-1-3">B)</text:span><text:span text:style-name="p146-1-4">은 총사업비(</text:span><text:span text:style-name="p146-1-5">A+B)</text:span><text:span text:style-name="p146-1-6">의 10% 이상필수 (자부담금 비율 = </text:span><text:span text:style-name="p146-1-7">{B / (A+B)} * 100) </text:span><text:span text:style-name="p146-1-8">→ </text:span><text:span text:style-name="p146-1-9">[1-3] </text:span><text:span text:style-name="p146-1-10">엑셀 파일 </text:span><text:span text:style-name="p146-1-11">“</text:span><text:span text:style-name="p146-1-12">계산표</text:span><text:span text:style-name="p146-1-13">” </text:span><text:span text:style-name="p146-1-14">참고</text:span></text:p>
            <text:p text:style-name="Paragraph-147"><text:span text:style-name="p147-1-1"> </text:span><text:span text:style-name="p147-1-2">☞ </text:span><text:span text:style-name="p147-1-3">국고보조금은 중소법인만 편성 가능, 자부담금은 중소법인</text:span><text:span text:style-name="p147-1-4">‧</text:span><text:span text:style-name="p147-1-5">중견법인</text:span><text:span text:style-name="p147-1-6">‧</text:span><text:span text:style-name="p147-1-7">대기업</text:span><text:span text:style-name="p147-1-8">‧</text:span><text:span text:style-name="p147-1-9">비영리기관 전원 편성 가능</text:span></text:p>
            <text:p text:style-name="Paragraph-148"><text:span text:style-name="p148-1-1"> </text:span><text:span text:style-name="p148-1-2">☞ </text:span><text:span text:style-name="p148-1-3">자부담금은 컨소시엄 자율 편성</text:span></text:p>
          </table:table-cell>
        </table:table-row>
      </table:table>
      <text:p text:style-name="Paragraph-149"><text:span text:style-name="p149-1-1">                                                          </text:span><text:span text:style-name="p149-1-2">(단위 : 원) </text:span></text:p>
      <text:p text:style-name="Paragraph-150"/>
      <table:table table:style-name="Table-9">
        <table:table-column table:number-columns-repeated="6"/>
        <table:table-row>
          <table:table-cell table:style-name="Table-9-1-1" table:number-columns-spanned="2" table:number-rows-spanned="1">
            <text:p text:style-name="Paragraph-151"><text:span text:style-name="p151-1-1">구  분</text:span></text:p>
          </table:table-cell>
          <table:table-cell table:style-name="Table-9-1-2" table:number-columns-spanned="1" table:number-rows-spanned="1">
            <text:p text:style-name="Paragraph-152"><text:span text:style-name="p152-1-1">국고보조금(</text:span><text:span text:style-name="p152-1-2">A)</text:span></text:p>
          </table:table-cell>
          <table:table-cell table:style-name="Table-9-1-3" table:number-columns-spanned="2" table:number-rows-spanned="1">
            <text:p text:style-name="Paragraph-153"><text:span text:style-name="p153-1-1">자부담금(</text:span><text:span text:style-name="p153-1-2">B)</text:span></text:p>
          </table:table-cell>
          <table:table-cell table:style-name="Table-9-1-4" table:number-columns-spanned="1" table:number-rows-spanned="1">
            <text:p text:style-name="Paragraph-154"><text:span text:style-name="p154-1-1">총사업비(</text:span><text:span text:style-name="p154-1-2">A+B)</text:span></text:p>
          </table:table-cell>
        </table:table-row>
        <table:table-row>
          <table:table-cell table:style-name="Table-9-2-1" table:number-columns-spanned="1" table:number-rows-spanned="1">
            <text:p text:style-name="Paragraph-155"><text:span text:style-name="p155-1-1">주관기관</text:span></text:p>
          </table:table-cell>
          <table:table-cell table:style-name="Table-9-2-2" table:number-columns-spanned="1" table:number-rows-spanned="1">
            <text:p text:style-name="Paragraph-156"><text:span text:style-name="p156-1-1">※ </text:span><text:span text:style-name="p156-1-2">기관명 기재</text:span><text:span text:style-name="p156-1-3"> </text:span></text:p>
          </table:table-cell>
          <table:table-cell table:style-name="Table-9-2-3" table:number-columns-spanned="1" table:number-rows-spanned="1">
            <text:p text:style-name="Paragraph-157"><text:span text:style-name="p157-1-1">182,000,000</text:span></text:p>
          </table:table-cell>
          <table:table-cell table:style-name="Table-9-2-4" table:number-columns-spanned="1" table:number-rows-spanned="1">
            <text:p text:style-name="Paragraph-158"><text:span text:style-name="p158-1-1">18,000,000</text:span></text:p>
          </table:table-cell>
          <table:table-cell table:style-name="Table-9-2-5" table:number-columns-spanned="1" table:number-rows-spanned="2">
            <text:p text:style-name="Paragraph-159"/>
          </table:table-cell>
          <table:table-cell table:style-name="Table-9-2-6" table:number-columns-spanned="1" table:number-rows-spanned="1">
            <text:p text:style-name="Paragraph-160"><text:span text:style-name="p160-1-1">200,000,000</text:span></text:p>
          </table:table-cell>
        </table:table-row>
        <table:table-row>
          <table:table-cell table:style-name="Table-9-3-1" table:number-columns-spanned="1" table:number-rows-spanned="1">
            <text:p text:style-name="Paragraph-161"><text:span text:style-name="p161-1-1">참여기관</text:span></text:p>
          </table:table-cell>
          <table:table-cell table:style-name="Table-9-3-2" table:number-columns-spanned="1" table:number-rows-spanned="1">
            <text:p text:style-name="Paragraph-162"><text:span text:style-name="p162-1-1">※ </text:span><text:span text:style-name="p162-1-2">해당 시 기재</text:span><text:span text:style-name="p162-1-3"> </text:span></text:p>
          </table:table-cell>
          <table:table-cell table:style-name="Table-9-3-3" table:number-columns-spanned="1" table:number-rows-spanned="1">
            <text:p text:style-name="Paragraph-163"><text:span text:style-name="p163-1-1">18,000,000</text:span></text:p>
          </table:table-cell>
          <table:table-cell table:style-name="Table-9-3-4" table:number-columns-spanned="1" table:number-rows-spanned="1">
            <text:p text:style-name="Paragraph-164"><text:span text:style-name="p164-1-1">5,000,000</text:span></text:p>
          </table:table-cell>
          <table:table-cell table:style-name="Table-9-3-5" table:number-columns-spanned="1" table:number-rows-spanned="1">
            <text:p text:style-name="Paragraph-165"><text:span text:style-name="p165-1-1">23,000,000</text:span></text:p>
          </table:table-cell>
        </table:table-row>
        <table:table-row>
          <table:table-cell table:style-name="Table-9-4-1" table:number-columns-spanned="2" table:number-rows-spanned="1">
            <text:p text:style-name="Paragraph-166"><text:span text:style-name="p166-1-1">합계</text:span><text:span text:style-name="p166-1-2"> </text:span></text:p>
          </table:table-cell>
          <table:table-cell table:style-name="Table-9-4-2" table:number-columns-spanned="1" table:number-rows-spanned="1">
            <text:p text:style-name="Paragraph-167"/>
          </table:table-cell>
          <table:table-cell table:style-name="Table-9-4-3" table:number-columns-spanned="1" table:number-rows-spanned="1">
            <text:p text:style-name="Paragraph-168"/>
          </table:table-cell>
          <table:table-cell table:style-name="Table-9-4-4" table:number-columns-spanned="1" table:number-rows-spanned="1">
            <text:p text:style-name="Paragraph-169"><text:span text:style-name="p169-1-1">(10%)</text:span></text:p>
          </table:table-cell>
          <table:table-cell table:style-name="Table-9-4-5" table:number-columns-spanned="1" table:number-rows-spanned="1">
            <text:p text:style-name="Paragraph-170"/>
          </table:table-cell>
        </table:table-row>
      </table:table>
      <text:p text:style-name="Paragraph-171"/>
      <text:p text:style-name="Paragraph-172"/>
      <text:p text:style-name="Paragraph-173"/>
      <text:p text:style-name="Paragraph-174"><text:span text:style-name="p174-1-1">1. </text:span><text:span text:style-name="p174-1-2">콘텐츠지원사업관리규칙 및 제반 지침을 준수하여 본 과제를 성실히 수행하고자 신청서와 필요한 서류를</text:span><text:span text:style-name="p174-1-3"> 제출합니다.</text:span></text:p>
      <text:p text:style-name="Paragraph-175"><text:span text:style-name="p175-1-1">2. 본 사업의 공고문을 충분히 숙지하였으며 제출한 서류는 사실과 다름이 없음을 확인합니다. </text:span></text:p>
      <text:p text:style-name="Paragraph-176"><text:span text:style-name="p176-1-1">3. 한국콘텐츠진흥원에서 관련 법령 및 내규에 따라 시행하는 본사업의 선정절차에 동의하며, </text:span><text:span text:style-name="p176-2-1">선정 결과에 대한 별도 이의신청 절차가 없으며 이의신청이 불가능함을 숙지하였습니다. </text:span></text:p>
      <text:p text:style-name="Paragraph-177"><text:span text:style-name="p177-1-1">4. </text:span><text:span text:style-name="p177-1-2">본 과제의 결과물이 한국콘텐츠진흥원의 사업 및 과제의 홍보자료 등에 활용될 수 있음을 동의합니다.</text:span></text:p>
      <text:p text:style-name="Paragraph-178"/>
      <text:p text:style-name="Paragraph-179"/>
      <text:p text:style-name="Paragraph-180"><text:span text:style-name="p180-1-1">붙임서류</text:span></text:p>
      <text:p text:style-name="Paragraph-181"><text:span text:style-name="p181-1-1">  1. 사업계획서, 사업비산출내역서 각 1부</text:span></text:p>
      <text:p text:style-name="Paragraph-182"><text:span text:style-name="p182-1-1">  2. 콘텐츠지원사업 지원요건 체크리스트, 직접참여인력 및 이해관계자 리스트, 개인정보 수집</text:span><text:span text:style-name="p182-1-2">·</text:span><text:span text:style-name="p182-1-3">이용</text:span><text:span text:style-name="p182-1-4">·</text:span><text:span text:style-name="p182-1-5">제공</text:span><text:span text:style-name="p182-2-1">동의서 각 1부</text:span></text:p>
      <text:p text:style-name="Paragraph-183"><text:span text:style-name="p183-1-1">  3. 기타 부서 자체서류 각 1부</text:span></text:p>
      <text:p text:style-name="Paragraph-184"/>
      <text:p text:style-name="Paragraph-185"/>
      <text:p text:style-name="Paragraph-186"/>
      <text:p text:style-name="Paragraph-187"><text:span text:style-name="p187-1-1">2026년  02월  00일</text:span></text:p>
      <text:p text:style-name="Paragraph-188"/>
      <text:p text:style-name="Paragraph-189"/>
      <table:table table:style-name="Table-10">
        <table:table-column table:number-columns-repeated="3"/>
        <table:table-row>
          <table:table-cell table:style-name="Table-10-1-1" table:number-columns-spanned="1" table:number-rows-spanned="1">
            <text:p text:style-name="Paragraph-190"><text:span text:style-name="p190-1-1">주식회사 인튜웍스의 장</text:span></text:p>
          </table:table-cell>
          <table:table-cell table:style-name="Table-10-1-2" table:number-columns-spanned="1" table:number-rows-spanned="1">
            <text:p text:style-name="바탕글"><text:span text:style-name="p191-1-1">박영기</text:span></text:p>
          </table:table-cell>
          <table:table-cell table:style-name="Table-10-1-3" table:number-columns-spanned="1" table:number-rows-spanned="1">
            <text:p text:style-name="Paragraph-192"><text:span text:style-name="p192-1-1">                </text:span><text:span text:style-name="p192-1-2">(직인생략)</text:span></text:p>
          </table:table-cell>
        </table:table-row>
        <table:table-row>
          <table:table-cell table:style-name="Table-10-2-1" table:number-columns-spanned="1" table:number-rows-spanned="1">
            <text:p text:style-name="Paragraph-193"><text:span text:style-name="p193-1-1">위즈데이터의 장</text:span></text:p>
          </table:table-cell>
          <table:table-cell table:style-name="Table-10-2-2" table:number-columns-spanned="1" table:number-rows-spanned="1">
            <text:p text:style-name="바탕글"><text:span text:style-name="p194-1-1">(확인 필요)</text:span></text:p>
          </table:table-cell>
          <table:table-cell table:style-name="Table-10-2-3" table:number-columns-spanned="1" table:number-rows-spanned="1">
            <text:p text:style-name="Paragraph-195"><text:span text:style-name="p195-1-1">                </text:span><text:span text:style-name="p195-1-2">(직인생략)</text:span></text:p>
          </table:table-cell>
        </table:table-row>
      </table:table>
      <text:p text:style-name="Paragraph-196"/>
      <text:p text:style-name="Paragraph-197"/>
      <text:p text:style-name="Paragraph-198"><text:span text:style-name="p198-1-1">한국콘텐츠진흥원장 귀하</text:span></text:p>
      <text:p text:style-name="Paragraph-199"/>
      <table:table table:style-name="Table-11">
        <table:table-column table:number-columns-repeated="3"/>
        <table:table-row>
          <table:table-cell table:style-name="Table-11-1-1" table:number-columns-spanned="1" table:number-rows-spanned="1">
            <text:p text:style-name="Paragraph-200"><text:span text:style-name="p200-1-1">Ⅱ</text:span></text:p>
          </table:table-cell>
          <table:table-cell table:style-name="Table-11-1-2" table:number-columns-spanned="1" table:number-rows-spanned="1">
            <text:p text:style-name="Paragraph-201"/>
          </table:table-cell>
          <table:table-cell table:style-name="Table-11-1-3" table:number-columns-spanned="1" table:number-rows-spanned="1">
            <text:p text:style-name="Paragraph-202"><text:span text:style-name="p202-1-1">2026년 인공지능 콘텐츠 제작지원 사업계획서</text:span></text:p>
          </table:table-cell>
        </table:table-row>
      </table:table>
      <text:p text:style-name="Paragraph-203"><text:span text:style-name="p203-1-1"> </text:span></text:p>
      <text:p text:style-name="바탕글"/>
      <table:table table:style-name="Table-12">
        <table:table-column table:number-columns-repeated="3"/>
        <table:table-row>
          <table:table-cell table:style-name="Table-12-1-1" table:number-columns-spanned="1" table:number-rows-spanned="1">
            <text:p text:style-name="Paragraph-205"><text:span text:style-name="p205-1-1">1</text:span></text:p>
          </table:table-cell>
          <table:table-cell table:style-name="Table-12-1-2" table:number-columns-spanned="1" table:number-rows-spanned="1">
            <text:p text:style-name="Paragraph-206"/>
          </table:table-cell>
          <table:table-cell table:style-name="Table-12-1-3" table:number-columns-spanned="1" table:number-rows-spanned="1">
            <text:p text:style-name="Paragraph-207"><text:span text:style-name="p207-1-1">  수행기관 현황</text:span></text:p>
          </table:table-cell>
        </table:table-row>
      </table:table>
      <text:p text:style-name="Paragraph-208"/>
      <table:table table:style-name="Table-13">
        <table:table-column table:number-columns-repeated="1"/>
        <table:table-row>
          <table:table-cell table:style-name="Table-13-1-1" table:number-columns-spanned="1" table:number-rows-spanned="1">
            <text:p text:style-name="Paragraph-209"><text:span text:style-name="p209-1-1"> ☞</text:span><text:span text:style-name="p209-1-2"> 설명을 위해 추가된 파란(또는 </text:span><text:span text:style-name="p209-1-3">빨간</text:span><text:span text:style-name="p209-1-4">) 글씨는 작성 시 꼭 삭제 혹은 기업 관련 내용으로 바꿔주십시오. 필요 시 행, 열 추가 가능</text:span></text:p>
          </table:table-cell>
        </table:table-row>
      </table:table>
      <text:p text:style-name="Paragraph-210"/>
      <text:p text:style-name="Paragraph-211"><text:span text:style-name="p211-1-1">1. 수행기관 개요 </text:span><text:span text:style-name="p211-1-2">※ </text:span><text:span text:style-name="p211-1-3">참여기관 내용이 해당사항 없을 시 행 </text:span><text:span text:style-name="p211-1-4">삭제</text:span></text:p>
      <text:p text:style-name="바탕글"/>
      <table:table table:style-name="Table-14">
        <table:table-column table:number-columns-repeated="7"/>
        <table:table-row>
          <table:table-cell table:style-name="Table-14-1-1" table:number-columns-spanned="1" table:number-rows-spanned="8">
            <text:p text:style-name="Paragraph-213"><text:span text:style-name="p213-1-1">주</text:span><text:span text:style-name="p213-2-1">관</text:span><text:span text:style-name="p213-3-1">기</text:span><text:span text:style-name="p213-4-1">관</text:span></text:p>
          </table:table-cell>
          <table:table-cell table:style-name="Table-14-1-2" table:number-columns-spanned="1" table:number-rows-spanned="1">
            <text:p text:style-name="Paragraph-214"><text:span text:style-name="p214-1-1">기관명</text:span></text:p>
          </table:table-cell>
          <table:table-cell table:style-name="Table-14-1-3" table:number-columns-spanned="3" table:number-rows-spanned="1">
            <text:p text:style-name="Paragraph-215"/>
          </table:table-cell>
          <table:table-cell table:style-name="Table-14-1-4" table:number-columns-spanned="1" table:number-rows-spanned="1">
            <text:p text:style-name="Paragraph-216"><text:span text:style-name="p216-1-1">대표자</text:span></text:p>
          </table:table-cell>
          <table:table-cell table:style-name="Table-14-1-5" table:number-columns-spanned="1" table:number-rows-spanned="1">
            <text:p text:style-name="Paragraph-217"><text:span text:style-name="p217-1-1">박영기</text:span></text:p>
          </table:table-cell>
        </table:table-row>
        <table:table-row>
          <table:table-cell table:style-name="Table-14-2-1" table:number-columns-spanned="1" table:number-rows-spanned="1">
            <text:p text:style-name="Paragraph-218"><text:span text:style-name="p218-1-1">사업자번호</text:span></text:p>
          </table:table-cell>
          <table:table-cell table:style-name="Table-14-2-2" table:number-columns-spanned="3" table:number-rows-spanned="1">
            <text:p text:style-name="Paragraph-219"><text:span text:style-name="p219-1-1">(확인 필요)</text:span></text:p>
          </table:table-cell>
          <table:table-cell table:style-name="Table-14-2-3" table:number-columns-spanned="1" table:number-rows-spanned="1">
            <text:p text:style-name="Paragraph-220"><text:span text:style-name="p220-1-1">설립일자</text:span></text:p>
          </table:table-cell>
          <table:table-cell table:style-name="Table-14-2-4" table:number-columns-spanned="1" table:number-rows-spanned="1">
            <text:p text:style-name="Paragraph-221"><text:span text:style-name="p221-1-1">(확인 필요)</text:span></text:p>
          </table:table-cell>
        </table:table-row>
        <table:table-row>
          <table:table-cell table:style-name="Table-14-3-1" table:number-columns-spanned="1" table:number-rows-spanned="1">
            <text:p text:style-name="Paragraph-222"><text:span text:style-name="p222-1-1">주요현황</text:span></text:p>
          </table:table-cell>
          <table:table-cell table:style-name="Table-14-3-2" table:number-columns-spanned="1" table:number-rows-spanned="1">
            <text:p text:style-name="Paragraph-223"><text:span text:style-name="p223-1-1">2023</text:span></text:p>
          </table:table-cell>
          <table:table-cell table:style-name="Table-14-3-3" table:number-columns-spanned="1" table:number-rows-spanned="1">
            <text:p text:style-name="Paragraph-224"><text:span text:style-name="p224-1-1">2024</text:span></text:p>
          </table:table-cell>
          <table:table-cell table:style-name="Table-14-3-4" table:number-columns-spanned="1" table:number-rows-spanned="1">
            <text:p text:style-name="Paragraph-225"><text:span text:style-name="p225-1-1">2025</text:span></text:p>
          </table:table-cell>
          <table:table-cell table:style-name="Table-14-3-5" table:number-columns-spanned="1" table:number-rows-spanned="6">
            <text:p text:style-name="Paragraph-226"><text:span text:style-name="p226-1-1">주요연혁</text:span></text:p>
          </table:table-cell>
          <table:table-cell table:style-name="Table-14-3-6" table:number-columns-spanned="1" table:number-rows-spanned="6">
            <text:p text:style-name="Paragraph-227"><text:span text:style-name="p227-1-1">※ </text:span><text:span text:style-name="p227-1-2">지난 5년간(2021</text:span><text:span text:style-name="p227-1-3">~2025) </text:span><text:span text:style-name="p227-1-4">회사 관련 주요한 </text:span><text:span text:style-name="p227-2-1">내용을 연도순으로 기재</text:span></text:p>
            <text:p text:style-name="Paragraph-228"><text:span text:style-name="p228-1-1">ㅇ2025 AI 바우처 공급기업(과기부), 시장대응형 R&amp;D 상수도관로 AI(중기부 공동기관)</text:span></text:p>
            <text:p text:style-name="Paragraph-229"><text:span text:style-name="p229-1-1">ㅇ2024 디딤돌 창업성장 기술개발(중기부 주관기관), 산학연 Collabo R&amp;D 2단계(주관기관), 데이터바우처 공급기업</text:span></text:p>
            <text:p text:style-name="Paragraph-230"><text:span text:style-name="p230-1-1">ㅇ2023 산학연 Collabo R&amp;D 1단계(주관기관), 창업도약패키지(주관기관), AI융합 지역특화산업(공급기업)</text:span></text:p>
          </table:table-cell>
        </table:table-row>
        <table:table-row>
          <table:table-cell table:style-name="Table-14-4-1" table:number-columns-spanned="1" table:number-rows-spanned="1">
            <text:p text:style-name="Paragraph-231"><text:span text:style-name="p231-1-1">매출액</text:span></text:p>
          </table:table-cell>
          <table:table-cell table:style-name="Table-14-4-2" table:number-columns-spanned="1" table:number-rows-spanned="1">
            <text:p text:style-name="Paragraph-232"><text:span text:style-name="p232-1-1">천원</text:span></text:p>
          </table:table-cell>
          <table:table-cell table:style-name="Table-14-4-3" table:number-columns-spanned="1" table:number-rows-spanned="1">
            <text:p text:style-name="Paragraph-233"/>
          </table:table-cell>
          <table:table-cell table:style-name="Table-14-4-4" table:number-columns-spanned="1" table:number-rows-spanned="1">
            <text:p text:style-name="Paragraph-234"/>
          </table:table-cell>
        </table:table-row>
        <table:table-row>
          <table:table-cell table:style-name="Table-14-5-1" table:number-columns-spanned="1" table:number-rows-spanned="1">
            <text:p text:style-name="Paragraph-235"><text:span text:style-name="p235-1-1">당기순이익</text:span></text:p>
          </table:table-cell>
          <table:table-cell table:style-name="Table-14-5-2" table:number-columns-spanned="1" table:number-rows-spanned="1">
            <text:p text:style-name="Paragraph-236"><text:span text:style-name="p236-1-1">천원</text:span></text:p>
          </table:table-cell>
          <table:table-cell table:style-name="Table-14-5-3" table:number-columns-spanned="1" table:number-rows-spanned="1">
            <text:p text:style-name="Paragraph-237"/>
          </table:table-cell>
          <table:table-cell table:style-name="Table-14-5-4" table:number-columns-spanned="1" table:number-rows-spanned="1">
            <text:p text:style-name="Paragraph-238"/>
          </table:table-cell>
        </table:table-row>
        <table:table-row>
          <table:table-cell table:style-name="Table-14-6-1" table:number-columns-spanned="1" table:number-rows-spanned="1">
            <text:p text:style-name="Paragraph-239"><text:span text:style-name="p239-1-1">부채</text:span></text:p>
          </table:table-cell>
          <table:table-cell table:style-name="Table-14-6-2" table:number-columns-spanned="1" table:number-rows-spanned="1">
            <text:p text:style-name="Paragraph-240"><text:span text:style-name="p240-1-1">천원</text:span></text:p>
          </table:table-cell>
          <table:table-cell table:style-name="Table-14-6-3" table:number-columns-spanned="1" table:number-rows-spanned="1">
            <text:p text:style-name="Paragraph-241"/>
          </table:table-cell>
          <table:table-cell table:style-name="Table-14-6-4" table:number-columns-spanned="1" table:number-rows-spanned="1">
            <text:p text:style-name="Paragraph-242"/>
          </table:table-cell>
        </table:table-row>
        <table:table-row>
          <table:table-cell table:style-name="Table-14-7-1" table:number-columns-spanned="1" table:number-rows-spanned="1">
            <text:p text:style-name="Paragraph-243"><text:span text:style-name="p243-1-1">자본금</text:span></text:p>
          </table:table-cell>
          <table:table-cell table:style-name="Table-14-7-2" table:number-columns-spanned="1" table:number-rows-spanned="1">
            <text:p text:style-name="Paragraph-244"><text:span text:style-name="p244-1-1">천원</text:span></text:p>
          </table:table-cell>
          <table:table-cell table:style-name="Table-14-7-3" table:number-columns-spanned="1" table:number-rows-spanned="1">
            <text:p text:style-name="Paragraph-245"/>
          </table:table-cell>
          <table:table-cell table:style-name="Table-14-7-4" table:number-columns-spanned="1" table:number-rows-spanned="1">
            <text:p text:style-name="Paragraph-246"/>
          </table:table-cell>
        </table:table-row>
        <table:table-row>
          <table:table-cell table:style-name="Table-14-8-1" table:number-columns-spanned="1" table:number-rows-spanned="1">
            <text:p text:style-name="Paragraph-247"><text:span text:style-name="p247-1-1">종업원 수</text:span></text:p>
          </table:table-cell>
          <table:table-cell table:style-name="Table-14-8-2" table:number-columns-spanned="1" table:number-rows-spanned="1">
            <text:p text:style-name="Paragraph-248"><text:span text:style-name="p248-1-1">명</text:span></text:p>
          </table:table-cell>
          <table:table-cell table:style-name="Table-14-8-3" table:number-columns-spanned="1" table:number-rows-spanned="1">
            <text:p text:style-name="Paragraph-249"/>
          </table:table-cell>
          <table:table-cell table:style-name="Table-14-8-4" table:number-columns-spanned="1" table:number-rows-spanned="1">
            <text:p text:style-name="Paragraph-250"/>
          </table:table-cell>
        </table:table-row>
        <table:table-row>
          <table:table-cell table:style-name="Table-14-9-1" table:number-columns-spanned="1" table:number-rows-spanned="8">
            <text:p text:style-name="Paragraph-251"><text:span text:style-name="p251-1-1">참</text:span><text:span text:style-name="p251-2-1">여</text:span><text:span text:style-name="p251-3-1">기</text:span><text:span text:style-name="p251-4-1">관</text:span></text:p>
          </table:table-cell>
          <table:table-cell table:style-name="Table-14-9-2" table:number-columns-spanned="1" table:number-rows-spanned="1">
            <text:p text:style-name="Paragraph-252"><text:span text:style-name="p252-1-1">기관명</text:span></text:p>
          </table:table-cell>
          <table:table-cell table:style-name="Table-14-9-3" table:number-columns-spanned="3" table:number-rows-spanned="1">
            <text:p text:style-name="Paragraph-253"/>
          </table:table-cell>
          <table:table-cell table:style-name="Table-14-9-4" table:number-columns-spanned="1" table:number-rows-spanned="1">
            <text:p text:style-name="Paragraph-254"><text:span text:style-name="p254-1-1">대표자</text:span></text:p>
          </table:table-cell>
          <table:table-cell table:style-name="Table-14-9-5" table:number-columns-spanned="1" table:number-rows-spanned="1">
            <text:p text:style-name="Paragraph-255"><text:span text:style-name="p255-1-1">○○○</text:span></text:p>
          </table:table-cell>
        </table:table-row>
        <table:table-row>
          <table:table-cell table:style-name="Table-14-10-1" table:number-columns-spanned="1" table:number-rows-spanned="1">
            <text:p text:style-name="Paragraph-256"><text:span text:style-name="p256-1-1">사업자번호</text:span></text:p>
          </table:table-cell>
          <table:table-cell table:style-name="Table-14-10-2" table:number-columns-spanned="3" table:number-rows-spanned="1">
            <text:p text:style-name="Paragraph-257"><text:span text:style-name="p257-1-1">000-00-00000</text:span></text:p>
          </table:table-cell>
          <table:table-cell table:style-name="Table-14-10-3" table:number-columns-spanned="1" table:number-rows-spanned="1">
            <text:p text:style-name="Paragraph-258"><text:span text:style-name="p258-1-1">설립일자</text:span></text:p>
          </table:table-cell>
          <table:table-cell table:style-name="Table-14-10-4" table:number-columns-spanned="1" table:number-rows-spanned="1">
            <text:p text:style-name="Paragraph-259"><text:span text:style-name="p259-1-1">YYYY.MM.DD</text:span></text:p>
          </table:table-cell>
        </table:table-row>
        <table:table-row>
          <table:table-cell table:style-name="Table-14-11-1" table:number-columns-spanned="1" table:number-rows-spanned="1">
            <text:p text:style-name="Paragraph-260"><text:span text:style-name="p260-1-1">주요현황</text:span></text:p>
          </table:table-cell>
          <table:table-cell table:style-name="Table-14-11-2" table:number-columns-spanned="1" table:number-rows-spanned="1">
            <text:p text:style-name="Paragraph-261"><text:span text:style-name="p261-1-1">2023</text:span></text:p>
          </table:table-cell>
          <table:table-cell table:style-name="Table-14-11-3" table:number-columns-spanned="1" table:number-rows-spanned="1">
            <text:p text:style-name="Paragraph-262"><text:span text:style-name="p262-1-1">2024</text:span></text:p>
          </table:table-cell>
          <table:table-cell table:style-name="Table-14-11-4" table:number-columns-spanned="1" table:number-rows-spanned="1">
            <text:p text:style-name="Paragraph-263"><text:span text:style-name="p263-1-1">2025</text:span></text:p>
          </table:table-cell>
          <table:table-cell table:style-name="Table-14-11-5" table:number-columns-spanned="1" table:number-rows-spanned="6">
            <text:p text:style-name="Paragraph-264"><text:span text:style-name="p264-1-1">주요연혁</text:span></text:p>
          </table:table-cell>
          <table:table-cell table:style-name="Table-14-11-6" table:number-columns-spanned="1" table:number-rows-spanned="6">
            <text:p text:style-name="Paragraph-265"><text:span text:style-name="p265-1-1">※ </text:span><text:span text:style-name="p265-1-2">지난 5년간(2021</text:span><text:span text:style-name="p265-1-3">~2025) </text:span><text:span text:style-name="p265-1-4">회사 관련 주요한 </text:span><text:span text:style-name="p265-2-1">내용을 연도순으로 기재</text:span></text:p>
            <text:p text:style-name="Paragraph-266"><text:span text:style-name="p266-1-1">ㅇ2025 7080 화백 IP 디지털 콘텐츠 사업화 추진</text:span></text:p>
            <text:p text:style-name="Paragraph-267"><text:span text:style-name="p267-1-1">ㅇ2024 이정문·신문수 등 만화작가 IP 라이선싱 계약 확대</text:span></text:p>
            <text:p text:style-name="Paragraph-268"><text:span text:style-name="p268-1-1">ㅇ2023 7080 만화 캐릭터 IP 사업 시작</text:span></text:p>
          </table:table-cell>
        </table:table-row>
        <table:table-row>
          <table:table-cell table:style-name="Table-14-12-1" table:number-columns-spanned="1" table:number-rows-spanned="1">
            <text:p text:style-name="Paragraph-269"><text:span text:style-name="p269-1-1">매출액</text:span></text:p>
          </table:table-cell>
          <table:table-cell table:style-name="Table-14-12-2" table:number-columns-spanned="1" table:number-rows-spanned="1">
            <text:p text:style-name="Paragraph-270"/>
          </table:table-cell>
          <table:table-cell table:style-name="Table-14-12-3" table:number-columns-spanned="1" table:number-rows-spanned="1">
            <text:p text:style-name="Paragraph-271"/>
          </table:table-cell>
          <table:table-cell table:style-name="Table-14-12-4" table:number-columns-spanned="1" table:number-rows-spanned="1">
            <text:p text:style-name="Paragraph-272"/>
          </table:table-cell>
        </table:table-row>
        <table:table-row>
          <table:table-cell table:style-name="Table-14-13-1" table:number-columns-spanned="1" table:number-rows-spanned="1">
            <text:p text:style-name="Paragraph-273"><text:span text:style-name="p273-1-1">당기순이익</text:span></text:p>
          </table:table-cell>
          <table:table-cell table:style-name="Table-14-13-2" table:number-columns-spanned="1" table:number-rows-spanned="1">
            <text:p text:style-name="Paragraph-274"/>
          </table:table-cell>
          <table:table-cell table:style-name="Table-14-13-3" table:number-columns-spanned="1" table:number-rows-spanned="1">
            <text:p text:style-name="Paragraph-275"/>
          </table:table-cell>
          <table:table-cell table:style-name="Table-14-13-4" table:number-columns-spanned="1" table:number-rows-spanned="1">
            <text:p text:style-name="Paragraph-276"/>
          </table:table-cell>
        </table:table-row>
        <table:table-row>
          <table:table-cell table:style-name="Table-14-14-1" table:number-columns-spanned="1" table:number-rows-spanned="1">
            <text:p text:style-name="Paragraph-277"><text:span text:style-name="p277-1-1">부채</text:span></text:p>
          </table:table-cell>
          <table:table-cell table:style-name="Table-14-14-2" table:number-columns-spanned="1" table:number-rows-spanned="1">
            <text:p text:style-name="Paragraph-278"/>
          </table:table-cell>
          <table:table-cell table:style-name="Table-14-14-3" table:number-columns-spanned="1" table:number-rows-spanned="1">
            <text:p text:style-name="Paragraph-279"/>
          </table:table-cell>
          <table:table-cell table:style-name="Table-14-14-4" table:number-columns-spanned="1" table:number-rows-spanned="1">
            <text:p text:style-name="Paragraph-280"/>
          </table:table-cell>
        </table:table-row>
        <table:table-row>
          <table:table-cell table:style-name="Table-14-15-1" table:number-columns-spanned="1" table:number-rows-spanned="1">
            <text:p text:style-name="Paragraph-281"><text:span text:style-name="p281-1-1">자본금</text:span></text:p>
          </table:table-cell>
          <table:table-cell table:style-name="Table-14-15-2" table:number-columns-spanned="1" table:number-rows-spanned="1">
            <text:p text:style-name="Paragraph-282"/>
          </table:table-cell>
          <table:table-cell table:style-name="Table-14-15-3" table:number-columns-spanned="1" table:number-rows-spanned="1">
            <text:p text:style-name="Paragraph-283"/>
          </table:table-cell>
          <table:table-cell table:style-name="Table-14-15-4" table:number-columns-spanned="1" table:number-rows-spanned="1">
            <text:p text:style-name="Paragraph-284"/>
          </table:table-cell>
        </table:table-row>
        <table:table-row>
          <table:table-cell table:style-name="Table-14-16-1" table:number-columns-spanned="1" table:number-rows-spanned="1">
            <text:p text:style-name="Paragraph-285"><text:span text:style-name="p285-1-1">종업원 수</text:span></text:p>
          </table:table-cell>
          <table:table-cell table:style-name="Table-14-16-2" table:number-columns-spanned="1" table:number-rows-spanned="1">
            <text:p text:style-name="Paragraph-286"/>
          </table:table-cell>
          <table:table-cell table:style-name="Table-14-16-3" table:number-columns-spanned="1" table:number-rows-spanned="1">
            <text:p text:style-name="Paragraph-287"/>
          </table:table-cell>
          <table:table-cell table:style-name="Table-14-16-4" table:number-columns-spanned="1" table:number-rows-spanned="1">
            <text:p text:style-name="Paragraph-288"/>
          </table:table-cell>
        </table:table-row>
      </table:table>
      <text:p text:style-name="바탕글"/>
      <text:p text:style-name="Paragraph-290"><text:span text:style-name="p290-1-1">2. 참여인력 총괄표 </text:span><text:span text:style-name="p290-1-2">※ </text:span><text:span text:style-name="p290-1-3">학력 기입 금지</text:span></text:p>
      <text:p text:style-name="Paragraph-291"/>
      <table:table table:style-name="Table-15">
        <table:table-column table:number-columns-repeated="1"/>
        <table:table-row>
          <table:table-cell table:style-name="Table-15-1-1" table:number-columns-spanned="1" table:number-rows-spanned="1">
            <text:p text:style-name="Paragraph-292"><text:span text:style-name="p292-1-1">☞</text:span><text:span text:style-name="p292-1-2"> 참여율은 </text:span><text:span text:style-name="p292-1-3">타 정부지원사업 과제 참여율과 본 과제 참여율을 합산하여 100%를 초과할 수 없음</text:span><text:span text:style-name="p292-2-1">(연구개발과제(</text:span><text:span text:style-name="p292-2-2">R&amp;D) </text:span><text:span text:style-name="p292-2-3">등 정부 타 부처 사업 일괄 포함)</text:span></text:p>
          </table:table-cell>
        </table:table-row>
      </table:table>
      <text:p text:style-name="바탕글"/>
      <table:table table:style-name="Table-16">
        <table:table-column table:number-columns-repeated="9"/>
        <table:table-row>
          <table:table-cell table:style-name="Table-16-1-1" table:number-columns-spanned="1" table:number-rows-spanned="1">
            <text:p text:style-name="Paragraph-294"><text:span text:style-name="p294-1-1">구</text:span><text:span text:style-name="p294-2-1">분</text:span></text:p>
          </table:table-cell>
          <table:table-cell table:style-name="Table-16-1-2" table:number-columns-spanned="1" table:number-rows-spanned="1">
            <text:p text:style-name="Paragraph-295"><text:span text:style-name="p295-1-1">주요직책</text:span></text:p>
            <text:p text:style-name="Paragraph-296"><text:span text:style-name="p296-1-1">(담당업무)</text:span></text:p>
          </table:table-cell>
          <table:table-cell table:style-name="Table-16-1-3" table:number-columns-spanned="1" table:number-rows-spanned="1">
            <text:p text:style-name="Paragraph-297"><text:span text:style-name="p297-1-1">성명</text:span></text:p>
          </table:table-cell>
          <table:table-cell table:style-name="Table-16-1-4" table:number-columns-spanned="1" table:number-rows-spanned="1">
            <text:p text:style-name="Paragraph-298"><text:span text:style-name="p298-1-1">직급</text:span></text:p>
          </table:table-cell>
          <table:table-cell table:style-name="Table-16-1-5" table:number-columns-spanned="1" table:number-rows-spanned="1">
            <text:p text:style-name="Paragraph-299"><text:span text:style-name="p299-1-1">소속/주요경력 등</text:span></text:p>
          </table:table-cell>
          <table:table-cell table:style-name="Table-16-1-6" table:number-columns-spanned="1" table:number-rows-spanned="1">
            <text:p text:style-name="Paragraph-300"><text:span text:style-name="p300-1-1">평균</text:span></text:p>
            <text:p text:style-name="Paragraph-301"><text:span text:style-name="p301-1-1">참여율</text:span></text:p>
          </table:table-cell>
          <table:table-cell table:style-name="Table-16-1-7" table:number-columns-spanned="1" table:number-rows-spanned="1">
            <text:p text:style-name="Paragraph-302"><text:span text:style-name="p302-1-1">참여기간</text:span></text:p>
          </table:table-cell>
          <table:table-cell table:style-name="Table-16-1-8" table:number-columns-spanned="1" table:number-rows-spanned="1">
            <text:p text:style-name="Paragraph-303"><text:span text:style-name="p303-1-1">관련</text:span></text:p>
            <text:p text:style-name="Paragraph-304"><text:span text:style-name="p304-1-1">경력</text:span><text:span text:style-name="p304-1-2">(년)</text:span></text:p>
          </table:table-cell>
          <table:table-cell table:style-name="Table-16-1-9" table:number-columns-spanned="1" table:number-rows-spanned="1">
            <text:p text:style-name="Paragraph-305"><text:span text:style-name="p305-1-1">비고</text:span></text:p>
          </table:table-cell>
        </table:table-row>
        <table:table-row>
          <table:table-cell table:style-name="Table-16-2-1" table:number-columns-spanned="1" table:number-rows-spanned="5">
            <text:p text:style-name="Paragraph-306"><text:span text:style-name="p306-1-1">주</text:span><text:span text:style-name="p306-2-1">관</text:span><text:span text:style-name="p306-3-1">기</text:span><text:span text:style-name="p306-4-1">관</text:span></text:p>
          </table:table-cell>
          <table:table-cell table:style-name="Table-16-2-2" table:number-columns-spanned="1" table:number-rows-spanned="1">
            <text:p text:style-name="Paragraph-307"><text:span text:style-name="p307-1-1">과제책임자</text:span></text:p>
          </table:table-cell>
          <table:table-cell table:style-name="Table-16-2-3" table:number-columns-spanned="1" table:number-rows-spanned="1">
            <text:p text:style-name="Paragraph-308"><text:span text:style-name="p308-1-1">박영기</text:span></text:p>
          </table:table-cell>
          <table:table-cell table:style-name="Table-16-2-4" table:number-columns-spanned="1" table:number-rows-spanned="1">
            <text:p text:style-name="Paragraph-309"><text:span text:style-name="p309-1-1">대표</text:span></text:p>
          </table:table-cell>
          <table:table-cell table:style-name="Table-16-2-5" table:number-columns-spanned="1" table:number-rows-spanned="1">
            <text:p text:style-name="Paragraph-310"><text:span text:style-name="p310-1-1">인튜웍스 / AI 솔루션 기업 대표</text:span></text:p>
            <text:p text:style-name="Paragraph-311"><text:span text:style-name="p311-1-1">AI 모델 개발 총괄, 과제 관리</text:span></text:p>
          </table:table-cell>
          <table:table-cell table:style-name="Table-16-2-6" table:number-columns-spanned="1" table:number-rows-spanned="1">
            <text:p text:style-name="Paragraph-312"><text:span text:style-name="p312-1-1">50%</text:span></text:p>
          </table:table-cell>
          <table:table-cell table:style-name="Table-16-2-7" table:number-columns-spanned="1" table:number-rows-spanned="1">
            <text:p text:style-name="Paragraph-313"><text:span text:style-name="p313-1-1">7.5개월</text:span></text:p>
          </table:table-cell>
          <table:table-cell table:style-name="Table-16-2-8" table:number-columns-spanned="1" table:number-rows-spanned="1">
            <text:p text:style-name="Paragraph-314"/>
          </table:table-cell>
          <table:table-cell table:style-name="Table-16-2-9" table:number-columns-spanned="1" table:number-rows-spanned="1">
            <text:p text:style-name="Paragraph-315"><text:span text:style-name="p315-1-1">정규직</text:span></text:p>
          </table:table-cell>
        </table:table-row>
        <table:table-row>
          <table:table-cell table:style-name="Table-16-3-1" table:number-columns-spanned="1" table:number-rows-spanned="1">
            <text:p text:style-name="Paragraph-316"><text:span text:style-name="p316-1-1">개발총괄</text:span></text:p>
            <text:p text:style-name="Paragraph-317"><text:span text:style-name="p317-1-1">AI 엔진 개발, 기술 리드</text:span></text:p>
          </table:table-cell>
          <table:table-cell table:style-name="Table-16-3-2" table:number-columns-spanned="1" table:number-rows-spanned="1">
            <text:p text:style-name="Paragraph-318"/>
          </table:table-cell>
          <table:table-cell table:style-name="Table-16-3-3" table:number-columns-spanned="1" table:number-rows-spanned="1">
            <text:p text:style-name="Paragraph-319"><text:span text:style-name="p319-1-1">책임</text:span></text:p>
          </table:table-cell>
          <table:table-cell table:style-name="Table-16-3-4" table:number-columns-spanned="1" table:number-rows-spanned="1">
            <text:p text:style-name="Paragraph-320"/>
          </table:table-cell>
          <table:table-cell table:style-name="Table-16-3-5" table:number-columns-spanned="1" table:number-rows-spanned="1">
            <text:p text:style-name="Paragraph-321"/>
          </table:table-cell>
          <table:table-cell table:style-name="Table-16-3-6" table:number-columns-spanned="1" table:number-rows-spanned="1">
            <text:p text:style-name="Paragraph-322"/>
          </table:table-cell>
          <table:table-cell table:style-name="Table-16-3-7" table:number-columns-spanned="1" table:number-rows-spanned="1">
            <text:p text:style-name="Paragraph-323"/>
          </table:table-cell>
          <table:table-cell table:style-name="Table-16-3-8" table:number-columns-spanned="1" table:number-rows-spanned="1">
            <text:p text:style-name="Paragraph-324"><text:span text:style-name="p324-1-1">계약직</text:span></text:p>
          </table:table-cell>
        </table:table-row>
        <table:table-row>
          <table:table-cell table:style-name="Table-16-4-1" table:number-columns-spanned="1" table:number-rows-spanned="1">
            <text:p text:style-name="Paragraph-325"><text:span text:style-name="p325-1-1">기획</text:span></text:p>
            <text:p text:style-name="Paragraph-326"><text:span text:style-name="p326-1-1">사업 관리, 콘텐츠 기획</text:span></text:p>
          </table:table-cell>
          <table:table-cell table:style-name="Table-16-4-2" table:number-columns-spanned="1" table:number-rows-spanned="1">
            <text:p text:style-name="Paragraph-327"/>
          </table:table-cell>
          <table:table-cell table:style-name="Table-16-4-3" table:number-columns-spanned="1" table:number-rows-spanned="1">
            <text:p text:style-name="Paragraph-328"/>
          </table:table-cell>
          <table:table-cell table:style-name="Table-16-4-4" table:number-columns-spanned="1" table:number-rows-spanned="1">
            <text:p text:style-name="Paragraph-329"/>
          </table:table-cell>
          <table:table-cell table:style-name="Table-16-4-5" table:number-columns-spanned="1" table:number-rows-spanned="1">
            <text:p text:style-name="Paragraph-330"/>
          </table:table-cell>
          <table:table-cell table:style-name="Table-16-4-6" table:number-columns-spanned="1" table:number-rows-spanned="1">
            <text:p text:style-name="Paragraph-331"/>
          </table:table-cell>
          <table:table-cell table:style-name="Table-16-4-7" table:number-columns-spanned="1" table:number-rows-spanned="1">
            <text:p text:style-name="Paragraph-332"/>
          </table:table-cell>
          <table:table-cell table:style-name="Table-16-4-8" table:number-columns-spanned="1" table:number-rows-spanned="1">
            <text:p text:style-name="Paragraph-333"/>
          </table:table-cell>
        </table:table-row>
        <table:table-row>
          <table:table-cell table:style-name="Table-16-5-1" table:number-columns-spanned="1" table:number-rows-spanned="1">
            <text:p text:style-name="Paragraph-334"><text:span text:style-name="p334-1-1">제작총괄</text:span></text:p>
            <text:p text:style-name="Paragraph-335"><text:span text:style-name="p335-1-1">(~)</text:span></text:p>
          </table:table-cell>
          <table:table-cell table:style-name="Table-16-5-2" table:number-columns-spanned="1" table:number-rows-spanned="1">
            <text:p text:style-name="Paragraph-336"/>
          </table:table-cell>
          <table:table-cell table:style-name="Table-16-5-3" table:number-columns-spanned="1" table:number-rows-spanned="1">
            <text:p text:style-name="Paragraph-337"/>
          </table:table-cell>
          <table:table-cell table:style-name="Table-16-5-4" table:number-columns-spanned="1" table:number-rows-spanned="1">
            <text:p text:style-name="Paragraph-338"/>
          </table:table-cell>
          <table:table-cell table:style-name="Table-16-5-5" table:number-columns-spanned="1" table:number-rows-spanned="1">
            <text:p text:style-name="Paragraph-339"/>
          </table:table-cell>
          <table:table-cell table:style-name="Table-16-5-6" table:number-columns-spanned="1" table:number-rows-spanned="1">
            <text:p text:style-name="Paragraph-340"/>
          </table:table-cell>
          <table:table-cell table:style-name="Table-16-5-7" table:number-columns-spanned="1" table:number-rows-spanned="1">
            <text:p text:style-name="Paragraph-341"/>
          </table:table-cell>
          <table:table-cell table:style-name="Table-16-5-8" table:number-columns-spanned="1" table:number-rows-spanned="1">
            <text:p text:style-name="Paragraph-342"/>
          </table:table-cell>
        </table:table-row>
        <table:table-row>
          <table:table-cell table:style-name="Table-16-6-1" table:number-columns-spanned="1" table:number-rows-spanned="1">
            <text:p text:style-name="Paragraph-343"/>
          </table:table-cell>
          <table:table-cell table:style-name="Table-16-6-2" table:number-columns-spanned="1" table:number-rows-spanned="1">
            <text:p text:style-name="Paragraph-344"/>
          </table:table-cell>
          <table:table-cell table:style-name="Table-16-6-3" table:number-columns-spanned="1" table:number-rows-spanned="1">
            <text:p text:style-name="Paragraph-345"/>
          </table:table-cell>
          <table:table-cell table:style-name="Table-16-6-4" table:number-columns-spanned="1" table:number-rows-spanned="1">
            <text:p text:style-name="Paragraph-346"/>
          </table:table-cell>
          <table:table-cell table:style-name="Table-16-6-5" table:number-columns-spanned="1" table:number-rows-spanned="1">
            <text:p text:style-name="Paragraph-347"/>
          </table:table-cell>
          <table:table-cell table:style-name="Table-16-6-6" table:number-columns-spanned="1" table:number-rows-spanned="1">
            <text:p text:style-name="Paragraph-348"/>
          </table:table-cell>
          <table:table-cell table:style-name="Table-16-6-7" table:number-columns-spanned="1" table:number-rows-spanned="1">
            <text:p text:style-name="Paragraph-349"/>
          </table:table-cell>
          <table:table-cell table:style-name="Table-16-6-8" table:number-columns-spanned="1" table:number-rows-spanned="1">
            <text:p text:style-name="Paragraph-350"/>
          </table:table-cell>
        </table:table-row>
        <table:table-row>
          <table:table-cell table:style-name="Table-16-7-1" table:number-columns-spanned="1" table:number-rows-spanned="3">
            <text:p text:style-name="Paragraph-351"><text:span text:style-name="p351-1-1">참</text:span><text:span text:style-name="p351-2-1">여</text:span><text:span text:style-name="p351-3-1">기</text:span><text:span text:style-name="p351-4-1">관</text:span></text:p>
          </table:table-cell>
          <table:table-cell table:style-name="Table-16-7-2" table:number-columns-spanned="1" table:number-rows-spanned="1">
            <text:p text:style-name="Paragraph-352"><text:span text:style-name="p352-1-1">수행책임자</text:span></text:p>
          </table:table-cell>
          <table:table-cell table:style-name="Table-16-7-3" table:number-columns-spanned="1" table:number-rows-spanned="1">
            <text:p text:style-name="Paragraph-353"/>
          </table:table-cell>
          <table:table-cell table:style-name="Table-16-7-4" table:number-columns-spanned="1" table:number-rows-spanned="1">
            <text:p text:style-name="Paragraph-354"/>
          </table:table-cell>
          <table:table-cell table:style-name="Table-16-7-5" table:number-columns-spanned="1" table:number-rows-spanned="1">
            <text:p text:style-name="Paragraph-355"><text:span text:style-name="p355-1-1">※ </text:span><text:span text:style-name="p355-1-2">참여기관이 없을 경우 </text:span><text:span text:style-name="p355-2-1">참여기관 셀 삭제</text:span></text:p>
          </table:table-cell>
          <table:table-cell table:style-name="Table-16-7-6" table:number-columns-spanned="1" table:number-rows-spanned="1">
            <text:p text:style-name="Paragraph-356"/>
          </table:table-cell>
          <table:table-cell table:style-name="Table-16-7-7" table:number-columns-spanned="1" table:number-rows-spanned="1">
            <text:p text:style-name="Paragraph-357"/>
          </table:table-cell>
          <table:table-cell table:style-name="Table-16-7-8" table:number-columns-spanned="1" table:number-rows-spanned="1">
            <text:p text:style-name="Paragraph-358"/>
          </table:table-cell>
          <table:table-cell table:style-name="Table-16-7-9" table:number-columns-spanned="1" table:number-rows-spanned="1">
            <text:p text:style-name="Paragraph-359"/>
          </table:table-cell>
        </table:table-row>
        <table:table-row>
          <table:table-cell table:style-name="Table-16-8-1" table:number-columns-spanned="1" table:number-rows-spanned="1">
            <text:p text:style-name="Paragraph-360"/>
          </table:table-cell>
          <table:table-cell table:style-name="Table-16-8-2" table:number-columns-spanned="1" table:number-rows-spanned="1">
            <text:p text:style-name="Paragraph-361"/>
          </table:table-cell>
          <table:table-cell table:style-name="Table-16-8-3" table:number-columns-spanned="1" table:number-rows-spanned="1">
            <text:p text:style-name="Paragraph-362"/>
          </table:table-cell>
          <table:table-cell table:style-name="Table-16-8-4" table:number-columns-spanned="1" table:number-rows-spanned="1">
            <text:p text:style-name="Paragraph-363"/>
          </table:table-cell>
          <table:table-cell table:style-name="Table-16-8-5" table:number-columns-spanned="1" table:number-rows-spanned="1">
            <text:p text:style-name="Paragraph-364"/>
          </table:table-cell>
          <table:table-cell table:style-name="Table-16-8-6" table:number-columns-spanned="1" table:number-rows-spanned="1">
            <text:p text:style-name="Paragraph-365"/>
          </table:table-cell>
          <table:table-cell table:style-name="Table-16-8-7" table:number-columns-spanned="1" table:number-rows-spanned="1">
            <text:p text:style-name="Paragraph-366"/>
          </table:table-cell>
          <table:table-cell table:style-name="Table-16-8-8" table:number-columns-spanned="1" table:number-rows-spanned="1">
            <text:p text:style-name="Paragraph-367"/>
          </table:table-cell>
        </table:table-row>
        <table:table-row>
          <table:table-cell table:style-name="Table-16-9-1" table:number-columns-spanned="1" table:number-rows-spanned="1">
            <text:p text:style-name="Paragraph-368"/>
          </table:table-cell>
          <table:table-cell table:style-name="Table-16-9-2" table:number-columns-spanned="1" table:number-rows-spanned="1">
            <text:p text:style-name="Paragraph-369"/>
          </table:table-cell>
          <table:table-cell table:style-name="Table-16-9-3" table:number-columns-spanned="1" table:number-rows-spanned="1">
            <text:p text:style-name="Paragraph-370"/>
          </table:table-cell>
          <table:table-cell table:style-name="Table-16-9-4" table:number-columns-spanned="1" table:number-rows-spanned="1">
            <text:p text:style-name="Paragraph-371"/>
          </table:table-cell>
          <table:table-cell table:style-name="Table-16-9-5" table:number-columns-spanned="1" table:number-rows-spanned="1">
            <text:p text:style-name="Paragraph-372"/>
          </table:table-cell>
          <table:table-cell table:style-name="Table-16-9-6" table:number-columns-spanned="1" table:number-rows-spanned="1">
            <text:p text:style-name="Paragraph-373"/>
          </table:table-cell>
          <table:table-cell table:style-name="Table-16-9-7" table:number-columns-spanned="1" table:number-rows-spanned="1">
            <text:p text:style-name="Paragraph-374"/>
          </table:table-cell>
          <table:table-cell table:style-name="Table-16-9-8" table:number-columns-spanned="1" table:number-rows-spanned="1">
            <text:p text:style-name="Paragraph-375"/>
          </table:table-cell>
        </table:table-row>
      </table:table>
      <text:p text:style-name="바탕글"/>
      <text:p text:style-name="바탕글"><text:span text:style-name="p377-1-1">3. </text:span><text:span text:style-name="p377-1-2">최근 5년간 국가/공공기관(</text:span><text:span text:style-name="p377-1-3">KOCCA </text:span><text:span text:style-name="p377-1-4">포함) 지원사업 수행실적(2021</text:span><text:span text:style-name="p377-1-5">~2025</text:span><text:span text:style-name="p377-1-6">년)</text:span></text:p>
      <text:p text:style-name="바탕글"/>
      <table:table table:style-name="Table-17">
        <table:table-column table:number-columns-repeated="1"/>
        <table:table-row>
          <table:table-cell table:style-name="Table-17-1-1" table:number-columns-spanned="1" table:number-rows-spanned="1">
            <text:p text:style-name="Paragraph-379"><text:span text:style-name="p379-1-1">☞</text:span><text:span text:style-name="p379-1-2"> </text:span><text:span text:style-name="p379-1-3">지원사업을 통해 </text:span><text:span text:style-name="p379-1-4">작품, 플랫폼, 설루션, 기술 등 개발을 진행한 경우 반드시 해당 명칭을 표기</text:span><text:span text:style-name="p379-2-1">(ex. </text:span><text:span text:style-name="p379-2-2">드라마명, 어플리케이션명,</text:span><text:span text:style-name="p379-2-3"> 플랫폼명, 서비스명 등)</text:span></text:p>
            <text:p text:style-name="Paragraph-380"><text:span text:style-name="p380-1-1">☞</text:span><text:span text:style-name="p380-1-2"> 과제 주요내용에는 과제명에 드러나지 않는 세부적인 내용을 요약하여 작성</text:span></text:p>
          </table:table-cell>
        </table:table-row>
      </table:table>
      <text:p text:style-name="바탕글"/>
      <table:table table:style-name="Table-18">
        <table:table-column table:number-columns-repeated="6"/>
        <table:table-row>
          <table:table-cell table:style-name="Table-18-1-1" table:number-columns-spanned="1" table:number-rows-spanned="2">
            <text:p text:style-name="Paragraph-382"><text:span text:style-name="p382-1-1">구</text:span><text:span text:style-name="p382-2-1">분</text:span></text:p>
          </table:table-cell>
          <table:table-cell table:style-name="Table-18-1-2" table:number-columns-spanned="1" table:number-rows-spanned="2">
            <text:p text:style-name="Paragraph-383"><text:span text:style-name="p383-1-1">지원기관명</text:span></text:p>
          </table:table-cell>
          <table:table-cell table:style-name="Table-18-1-3" table:number-columns-spanned="2" table:number-rows-spanned="1">
            <text:p text:style-name="Paragraph-384"><text:span text:style-name="p384-1-1">지원사업명</text:span></text:p>
          </table:table-cell>
          <table:table-cell table:style-name="Table-18-1-4" table:number-columns-spanned="1" table:number-rows-spanned="1">
            <text:p text:style-name="Paragraph-385"><text:span text:style-name="p385-1-1">과제명</text:span></text:p>
          </table:table-cell>
          <table:table-cell table:style-name="Table-18-1-5" table:number-columns-spanned="1" table:number-rows-spanned="2">
            <text:p text:style-name="Paragraph-386"><text:span text:style-name="p386-1-1">주요 성과</text:span></text:p>
            <text:p text:style-name="Paragraph-387"><text:span text:style-name="p387-1-1">(매출, 수상 등)</text:span></text:p>
          </table:table-cell>
        </table:table-row>
        <table:table-row>
          <table:table-cell table:style-name="Table-18-2-1" table:number-columns-spanned="2" table:number-rows-spanned="1">
            <text:p text:style-name="Paragraph-388"><text:span text:style-name="p388-1-1">지원기간</text:span></text:p>
          </table:table-cell>
          <table:table-cell table:style-name="Table-18-2-2" table:number-columns-spanned="1" table:number-rows-spanned="1">
            <text:p text:style-name="Paragraph-389"><text:span text:style-name="p389-1-1">국고지원금</text:span></text:p>
          </table:table-cell>
        </table:table-row>
        <table:table-row>
          <table:table-cell table:style-name="Table-18-3-1" table:number-columns-spanned="1" table:number-rows-spanned="9">
            <text:p text:style-name="Paragraph-390"><text:span text:style-name="p390-1-1">주</text:span><text:span text:style-name="p390-2-1">관</text:span><text:span text:style-name="p390-3-1">기</text:span><text:span text:style-name="p390-4-1">관</text:span></text:p>
          </table:table-cell>
          <table:table-cell table:style-name="Table-18-3-2" table:number-columns-spanned="1" table:number-rows-spanned="3">
            <text:p text:style-name="Paragraph-391"><text:span text:style-name="p391-1-1">과학기술정보통신부</text:span></text:p>
          </table:table-cell>
          <table:table-cell table:style-name="Table-18-3-3" table:number-columns-spanned="2" table:number-rows-spanned="1">
            <text:p text:style-name="Paragraph-392"><text:span text:style-name="p392-1-1">AI 바우처 지원사업</text:span></text:p>
          </table:table-cell>
          <table:table-cell table:style-name="Table-18-3-4" table:number-columns-spanned="1" table:number-rows-spanned="1">
            <text:p text:style-name="Paragraph-393"><text:span text:style-name="p393-1-1">산업안전 AI 관제 시스템 공급</text:span></text:p>
          </table:table-cell>
          <table:table-cell table:style-name="Table-18-3-5" table:number-columns-spanned="1" table:number-rows-spanned="2">
            <text:p text:style-name="Paragraph-394"/>
          </table:table-cell>
        </table:table-row>
        <table:table-row>
          <table:table-cell table:style-name="Table-18-4-1" table:number-columns-spanned="2" table:number-rows-spanned="1">
            <text:p text:style-name="Paragraph-395"><text:span text:style-name="p395-1-1">2021.4월 ~ 2021.10월</text:span></text:p>
          </table:table-cell>
          <table:table-cell table:style-name="Table-18-4-2" table:number-columns-spanned="1" table:number-rows-spanned="1">
            <text:p text:style-name="Paragraph-396"><text:span text:style-name="p396-1-1">300,000천원</text:span></text:p>
          </table:table-cell>
        </table:table-row>
        <table:table-row>
          <table:table-cell table:style-name="Table-18-5-1" table:number-columns-spanned="1" table:number-rows-spanned="1">
            <text:p text:style-name="Paragraph-397"><text:span text:style-name="p397-1-1">과제 주요내용</text:span></text:p>
          </table:table-cell>
          <table:table-cell table:style-name="Table-18-5-2" table:number-columns-spanned="3" table:number-rows-spanned="1">
            <text:p text:style-name="Paragraph-398"><text:span text:style-name="p398-1-1">산업현장 실시간 AI 안전관리시스템(RASS) — 객체감지, 이상행동 탐지 VMS 솔루션 공급</text:span></text:p>
          </table:table-cell>
        </table:table-row>
        <table:table-row>
          <table:table-cell table:style-name="Table-18-6-1" table:number-columns-spanned="1" table:number-rows-spanned="3">
            <text:p text:style-name="Paragraph-399"><text:span text:style-name="p399-1-1">과학기술정보통신부</text:span></text:p>
          </table:table-cell>
          <table:table-cell table:style-name="Table-18-6-2" table:number-columns-spanned="2" table:number-rows-spanned="1">
            <text:p text:style-name="Paragraph-400"><text:span text:style-name="p400-1-1">AI융합 지역특화산업 지원사업</text:span></text:p>
          </table:table-cell>
          <table:table-cell table:style-name="Table-18-6-3" table:number-columns-spanned="1" table:number-rows-spanned="1">
            <text:p text:style-name="Paragraph-401"><text:span text:style-name="p401-1-1">AI 기술 공급(기업배정 5.76억)</text:span></text:p>
          </table:table-cell>
          <table:table-cell table:style-name="Table-18-6-4" table:number-columns-spanned="1" table:number-rows-spanned="2">
            <text:p text:style-name="Paragraph-402"/>
          </table:table-cell>
        </table:table-row>
        <table:table-row>
          <table:table-cell table:style-name="Table-18-7-1" table:number-columns-spanned="2" table:number-rows-spanned="1">
            <text:p text:style-name="Paragraph-403"><text:span text:style-name="p403-1-1">2022.5월 ~ 2023.12월</text:span></text:p>
          </table:table-cell>
          <table:table-cell table:style-name="Table-18-7-2" table:number-columns-spanned="1" table:number-rows-spanned="1">
            <text:p text:style-name="Paragraph-404"><text:span text:style-name="p404-1-1">576,000천원</text:span></text:p>
          </table:table-cell>
        </table:table-row>
        <table:table-row>
          <table:table-cell table:style-name="Table-18-8-1" table:number-columns-spanned="1" table:number-rows-spanned="1">
            <text:p text:style-name="Paragraph-405"><text:span text:style-name="p405-1-1">과제 주요내용</text:span></text:p>
          </table:table-cell>
          <table:table-cell table:style-name="Table-18-8-2" table:number-columns-spanned="3" table:number-rows-spanned="1">
            <text:p text:style-name="Paragraph-406"><text:span text:style-name="p406-1-1">AI융합 지역특화산업 AI 기술 공급기업으로 참여, 컴퓨터비전·데이터 전처리 기술 제공</text:span></text:p>
          </table:table-cell>
        </table:table-row>
        <table:table-row>
          <table:table-cell table:style-name="Table-18-9-1" table:number-columns-spanned="1" table:number-rows-spanned="3">
            <text:p text:style-name="Paragraph-407"><text:span text:style-name="p407-1-1">중소벤처기업부</text:span></text:p>
          </table:table-cell>
          <table:table-cell table:style-name="Table-18-9-2" table:number-columns-spanned="2" table:number-rows-spanned="1">
            <text:p text:style-name="Paragraph-408"><text:span text:style-name="p408-1-1">산학연 Collabo R&amp;D 1단계</text:span></text:p>
          </table:table-cell>
          <table:table-cell table:style-name="Table-18-9-3" table:number-columns-spanned="1" table:number-rows-spanned="1">
            <text:p text:style-name="Paragraph-409"><text:span text:style-name="p409-1-1">AI 기술개발 주관</text:span></text:p>
          </table:table-cell>
          <table:table-cell table:style-name="Table-18-9-4" table:number-columns-spanned="1" table:number-rows-spanned="2">
            <text:p text:style-name="Paragraph-410"/>
          </table:table-cell>
        </table:table-row>
        <table:table-row>
          <table:table-cell table:style-name="Table-18-10-1" table:number-columns-spanned="2" table:number-rows-spanned="1">
            <text:p text:style-name="Paragraph-411"><text:span text:style-name="p411-1-1">2023.5월 ~ 2023.12월</text:span></text:p>
          </table:table-cell>
          <table:table-cell table:style-name="Table-18-10-2" table:number-columns-spanned="1" table:number-rows-spanned="1">
            <text:p text:style-name="Paragraph-412"><text:span text:style-name="p412-1-1">30,000천원</text:span></text:p>
          </table:table-cell>
        </table:table-row>
        <table:table-row>
          <table:table-cell table:style-name="Table-18-11-1" table:number-columns-spanned="1" table:number-rows-spanned="1">
            <text:p text:style-name="Paragraph-413"><text:span text:style-name="p413-1-1">과제 주요내용</text:span></text:p>
          </table:table-cell>
          <table:table-cell table:style-name="Table-18-11-2" table:number-columns-spanned="3" table:number-rows-spanned="1">
            <text:p text:style-name="Paragraph-414"/>
          </table:table-cell>
        </table:table-row>
        <table:table-row>
          <table:table-cell table:style-name="Table-18-12-1" table:number-columns-spanned="1" table:number-rows-spanned="9">
            <text:p text:style-name="Paragraph-415"><text:span text:style-name="p415-1-1">주관기관으로 AI 기반 기술개발 과제 수행</text:span></text:p>
            <text:p text:style-name="Paragraph-416"/>
          </table:table-cell>
          <table:table-cell table:style-name="Table-18-12-2" table:number-columns-spanned="1" table:number-rows-spanned="3">
            <text:p text:style-name="Paragraph-417"><text:span text:style-name="p417-1-1">예) </text:span><text:span text:style-name="p417-2-1">한국콘텐츠</text:span><text:span text:style-name="p417-3-1">진흥원</text:span></text:p>
          </table:table-cell>
          <table:table-cell table:style-name="Table-18-12-3" table:number-columns-spanned="2" table:number-rows-spanned="1">
            <text:p text:style-name="Paragraph-418"><text:span text:style-name="p418-1-1">예) 실감콘텐츠제작지원</text:span></text:p>
          </table:table-cell>
          <table:table-cell table:style-name="Table-18-12-4" table:number-columns-spanned="1" table:number-rows-spanned="1">
            <text:p text:style-name="Paragraph-419"><text:span text:style-name="p419-1-1">예) </text:span><text:span text:style-name="p419-1-2">ABC</text:span></text:p>
          </table:table-cell>
          <table:table-cell table:style-name="Table-18-12-5" table:number-columns-spanned="1" table:number-rows-spanned="2">
            <text:p text:style-name="Paragraph-420"/>
          </table:table-cell>
        </table:table-row>
        <table:table-row>
          <table:table-cell table:style-name="Table-18-13-1" table:number-columns-spanned="2" table:number-rows-spanned="1">
            <text:p text:style-name="Paragraph-421"><text:span text:style-name="p421-1-1">예) 2018.1월 </text:span><text:span text:style-name="p421-1-2">~ 2018.10</text:span><text:span text:style-name="p421-1-3">월</text:span></text:p>
          </table:table-cell>
          <table:table-cell table:style-name="Table-18-13-2" table:number-columns-spanned="1" table:number-rows-spanned="1">
            <text:p text:style-name="Paragraph-422"><text:span text:style-name="p422-1-1">예) 150,000천원</text:span></text:p>
          </table:table-cell>
        </table:table-row>
        <table:table-row>
          <table:table-cell table:style-name="Table-18-14-1" table:number-columns-spanned="1" table:number-rows-spanned="1">
            <text:p text:style-name="Paragraph-423"><text:span text:style-name="p423-1-1">과제 주요내용</text:span></text:p>
          </table:table-cell>
          <table:table-cell table:style-name="Table-18-14-2" table:number-columns-spanned="3" table:number-rows-spanned="1">
            <text:p text:style-name="Paragraph-424"/>
          </table:table-cell>
        </table:table-row>
        <table:table-row>
          <table:table-cell table:style-name="Table-18-15-1" table:number-columns-spanned="1" table:number-rows-spanned="3">
            <text:p text:style-name="Paragraph-425"><text:span text:style-name="p425-1-1">예) </text:span><text:span text:style-name="p425-2-1">한국콘텐츠</text:span><text:span text:style-name="p425-3-1">진흥원</text:span></text:p>
          </table:table-cell>
          <table:table-cell table:style-name="Table-18-15-2" table:number-columns-spanned="2" table:number-rows-spanned="1">
            <text:p text:style-name="Paragraph-426"><text:span text:style-name="p426-1-1">예) 실감콘텐츠제작지원</text:span></text:p>
          </table:table-cell>
          <table:table-cell table:style-name="Table-18-15-3" table:number-columns-spanned="1" table:number-rows-spanned="1">
            <text:p text:style-name="Paragraph-427"><text:span text:style-name="p427-1-1">예) </text:span><text:span text:style-name="p427-1-2">ABC</text:span></text:p>
          </table:table-cell>
          <table:table-cell table:style-name="Table-18-15-4" table:number-columns-spanned="1" table:number-rows-spanned="2">
            <text:p text:style-name="Paragraph-428"/>
          </table:table-cell>
        </table:table-row>
        <table:table-row>
          <table:table-cell table:style-name="Table-18-16-1" table:number-columns-spanned="2" table:number-rows-spanned="1">
            <text:p text:style-name="Paragraph-429"><text:span text:style-name="p429-1-1">예) 2018.1월 </text:span><text:span text:style-name="p429-1-2">~ 2018.10</text:span><text:span text:style-name="p429-1-3">월</text:span></text:p>
          </table:table-cell>
          <table:table-cell table:style-name="Table-18-16-2" table:number-columns-spanned="1" table:number-rows-spanned="1">
            <text:p text:style-name="Paragraph-430"><text:span text:style-name="p430-1-1">예) 150,000천원</text:span></text:p>
          </table:table-cell>
        </table:table-row>
        <table:table-row>
          <table:table-cell table:style-name="Table-18-17-1" table:number-columns-spanned="1" table:number-rows-spanned="1">
            <text:p text:style-name="Paragraph-431"><text:span text:style-name="p431-1-1">과제 주요내용</text:span></text:p>
          </table:table-cell>
          <table:table-cell table:style-name="Table-18-17-2" table:number-columns-spanned="3" table:number-rows-spanned="1">
            <text:p text:style-name="Paragraph-432"/>
          </table:table-cell>
        </table:table-row>
        <table:table-row>
          <table:table-cell table:style-name="Table-18-18-1" table:number-columns-spanned="1" table:number-rows-spanned="3">
            <text:p text:style-name="Paragraph-433"><text:span text:style-name="p433-1-1">예) </text:span><text:span text:style-name="p433-2-1">한국콘텐츠</text:span><text:span text:style-name="p433-3-1">진흥원</text:span></text:p>
          </table:table-cell>
          <table:table-cell table:style-name="Table-18-18-2" table:number-columns-spanned="2" table:number-rows-spanned="1">
            <text:p text:style-name="Paragraph-434"><text:span text:style-name="p434-1-1">예) 실감콘텐츠제작지원</text:span></text:p>
          </table:table-cell>
          <table:table-cell table:style-name="Table-18-18-3" table:number-columns-spanned="1" table:number-rows-spanned="1">
            <text:p text:style-name="Paragraph-435"><text:span text:style-name="p435-1-1">예) </text:span><text:span text:style-name="p435-1-2">ABC</text:span></text:p>
          </table:table-cell>
          <table:table-cell table:style-name="Table-18-18-4" table:number-columns-spanned="1" table:number-rows-spanned="2">
            <text:p text:style-name="Paragraph-436"/>
          </table:table-cell>
        </table:table-row>
        <table:table-row>
          <table:table-cell table:style-name="Table-18-19-1" table:number-columns-spanned="2" table:number-rows-spanned="1">
            <text:p text:style-name="Paragraph-437"><text:span text:style-name="p437-1-1">예) 2018.1월 </text:span><text:span text:style-name="p437-1-2">~ 2018.10</text:span><text:span text:style-name="p437-1-3">월</text:span></text:p>
          </table:table-cell>
          <table:table-cell table:style-name="Table-18-19-2" table:number-columns-spanned="1" table:number-rows-spanned="1">
            <text:p text:style-name="Paragraph-438"><text:span text:style-name="p438-1-1">예) 150,000천원</text:span></text:p>
          </table:table-cell>
        </table:table-row>
        <table:table-row>
          <table:table-cell table:style-name="Table-18-20-1" table:number-columns-spanned="1" table:number-rows-spanned="1">
            <text:p text:style-name="Paragraph-439"><text:span text:style-name="p439-1-1">과제 주요내용</text:span></text:p>
          </table:table-cell>
          <table:table-cell table:style-name="Table-18-20-2" table:number-columns-spanned="3" table:number-rows-spanned="1">
            <text:p text:style-name="Paragraph-440"/>
          </table:table-cell>
        </table:table-row>
      </table:table>
      <text:p text:style-name="바탕글"/>
      <text:p text:style-name="바탕글"><text:span text:style-name="p442-1-1">4. 인공지능 기술 기반 콘텐츠 제작 및 기술개발 경험</text:span></text:p>
      <text:p text:style-name="바탕글"/>
      <table:table table:style-name="Table-19">
        <table:table-column table:number-columns-repeated="1"/>
        <table:table-row>
          <table:table-cell table:style-name="Table-19-1-1" table:number-columns-spanned="1" table:number-rows-spanned="1">
            <text:p text:style-name="Paragraph-444"><text:span text:style-name="p444-1-1">☞</text:span><text:span text:style-name="p444-1-2"> </text:span><text:span text:style-name="p444-1-3">해당 표에는 간략하게 요약하여 기입하고, </text:span><text:span text:style-name="p444-1-4">자세한 내용은 내역별로 폴더트리 </text:span><text:span text:style-name="p444-1-5">[2. </text:span><text:span text:style-name="p444-1-6">증빙서류</text:span><text:span text:style-name="p444-1-7">]</text:span><text:span text:style-name="p444-1-8">에 개요 및 결과 등 자료 첨부 필수</text:span><text:span text:style-name="p444-1-9"> </text:span><text:span text:style-name="p444-2-1">(연번 넘버링 맞춰서 파일명 표기) </text:span><text:span text:style-name="p444-2-2">ex) [</text:span><text:span text:style-name="p444-2-3">주관기관</text:span><text:span text:style-name="p444-2-4">_</text:span><text:span text:style-name="p444-2-5">콘텐츠 제작</text:span><text:span text:style-name="p444-2-6">_1], [</text:span><text:span text:style-name="p444-2-7">주관기관</text:span><text:span text:style-name="p444-2-8">_</text:span><text:span text:style-name="p444-2-9">기술개발</text:span><text:span text:style-name="p444-2-10">_1]</text:span></text:p>
            <text:p text:style-name="Paragraph-445"/>
            <text:p text:style-name="Paragraph-446"><text:span text:style-name="p446-1-1">☞</text:span><text:span text:style-name="p446-1-2"> 기술명이나 작품명이 있는 경우에는 해당 명칭을 표기</text:span></text:p>
          </table:table-cell>
        </table:table-row>
      </table:table>
      <text:p text:style-name="바탕글"><text:span text:style-name="p447-1-1">① </text:span><text:span text:style-name="p447-1-2">콘텐츠 제작 </text:span><text:span text:style-name="p447-1-3">※ </text:span><text:span text:style-name="p447-1-4">인공지능 기술을 활용해서 콘텐츠(작품, 가시적인 결과물) 제작 내역 작성</text:span></text:p>
      <text:p text:style-name="바탕글"/>
      <table:table table:style-name="Table-20">
        <table:table-column table:number-columns-repeated="5"/>
        <table:table-row>
          <table:table-cell table:style-name="Table-20-1-1" table:number-columns-spanned="1" table:number-rows-spanned="1">
            <text:p text:style-name="Paragraph-449"><text:span text:style-name="p449-1-1">연번</text:span></text:p>
          </table:table-cell>
          <table:table-cell table:style-name="Table-20-1-2" table:number-columns-spanned="1" table:number-rows-spanned="1">
            <text:p text:style-name="Paragraph-450"><text:span text:style-name="p450-1-1">연도</text:span></text:p>
          </table:table-cell>
          <table:table-cell table:style-name="Table-20-1-3" table:number-columns-spanned="1" table:number-rows-spanned="1">
            <text:p text:style-name="Paragraph-451"><text:span text:style-name="p451-1-1">구분</text:span></text:p>
          </table:table-cell>
          <table:table-cell table:style-name="Table-20-1-4" table:number-columns-spanned="1" table:number-rows-spanned="1">
            <text:p text:style-name="Paragraph-452"><text:span text:style-name="p452-1-1">주요 내용</text:span></text:p>
          </table:table-cell>
          <table:table-cell table:style-name="Table-20-1-5" table:number-columns-spanned="1" table:number-rows-spanned="1">
            <text:p text:style-name="Paragraph-453"><text:span text:style-name="p453-1-1">대표 사진</text:span></text:p>
          </table:table-cell>
        </table:table-row>
        <table:table-row>
          <table:table-cell table:style-name="Table-20-2-1" table:number-columns-spanned="1" table:number-rows-spanned="3">
            <text:p text:style-name="Paragraph-454"><text:span text:style-name="p454-1-1">1</text:span></text:p>
          </table:table-cell>
          <table:table-cell table:style-name="Table-20-2-2" table:number-columns-spanned="1" table:number-rows-spanned="3">
            <text:p text:style-name="Paragraph-455"><text:span text:style-name="p455-1-1">2026</text:span></text:p>
          </table:table-cell>
          <table:table-cell table:style-name="Table-20-2-3" table:number-columns-spanned="1" table:number-rows-spanned="1">
            <text:p text:style-name="Paragraph-456"><text:span text:style-name="p456-1-1">작품명(콘텐츠명)</text:span></text:p>
          </table:table-cell>
          <table:table-cell table:style-name="Table-20-2-4" table:number-columns-spanned="1" table:number-rows-spanned="1">
            <text:p text:style-name="Paragraph-457"><text:span text:style-name="p457-1-1">ToonStyle AI PoC — 이정문·신문수 화백 화풍 변환</text:span></text:p>
          </table:table-cell>
          <table:table-cell table:style-name="Table-20-2-5" table:number-columns-spanned="1" table:number-rows-spanned="3">
            <text:p text:style-name="Paragraph-458"/>
          </table:table-cell>
        </table:table-row>
        <table:table-row>
          <table:table-cell table:style-name="Table-20-3-1" table:number-columns-spanned="1" table:number-rows-spanned="1">
            <text:p text:style-name="Paragraph-459"><text:span text:style-name="p459-1-1">주요 내용</text:span></text:p>
          </table:table-cell>
          <table:table-cell table:style-name="Table-20-3-2" table:number-columns-spanned="1" table:number-rows-spanned="1">
            <text:p text:style-name="Paragraph-460"><text:span text:style-name="p460-1-1">이정문 화백(51장), 신문수 화백(90장) 원화를 SDXL LoRA로 학습하여 사진→만화풍 변환 PoC 개발. 최적 Denoising Strength 65% 도출</text:span></text:p>
          </table:table-cell>
        </table:table-row>
        <table:table-row>
          <table:table-cell table:style-name="Table-20-4-1" table:number-columns-spanned="1" table:number-rows-spanned="1">
            <text:p text:style-name="Paragraph-461"><text:span text:style-name="p461-1-1">인공지능 기술 </text:span><text:span text:style-name="p461-2-1">활용 내용</text:span></text:p>
          </table:table-cell>
          <table:table-cell table:style-name="Table-20-4-2" table:number-columns-spanned="1" table:number-rows-spanned="1">
            <text:p text:style-name="Paragraph-462"><text:span text:style-name="p462-1-1">‧SDXL + LoRA 미세조정으로 작가별 화풍 학습 (dim=32, alpha=16)</text:span></text:p>
            <text:p text:style-name="Paragraph-463"><text:span text:style-name="p463-1-1">‧img2img 파이프라인으로 사진 → 만화풍 변환, SSIM/PSNR 정량 평가</text:span></text:p>
          </table:table-cell>
        </table:table-row>
        <table:table-row>
          <table:table-cell table:style-name="Table-20-5-1" table:number-columns-spanned="1" table:number-rows-spanned="3">
            <text:p text:style-name="Paragraph-464"><text:span text:style-name="p464-1-1">2</text:span></text:p>
          </table:table-cell>
          <table:table-cell table:style-name="Table-20-5-2" table:number-columns-spanned="1" table:number-rows-spanned="3">
            <text:p text:style-name="Paragraph-465"><text:span text:style-name="p465-1-1">2025</text:span></text:p>
          </table:table-cell>
          <table:table-cell table:style-name="Table-20-5-3" table:number-columns-spanned="1" table:number-rows-spanned="1">
            <text:p text:style-name="Paragraph-466"><text:span text:style-name="p466-1-1">작품명(콘텐츠명)</text:span></text:p>
          </table:table-cell>
          <table:table-cell table:style-name="Table-20-5-4" table:number-columns-spanned="1" table:number-rows-spanned="1">
            <text:p text:style-name="Paragraph-467"/>
          </table:table-cell>
          <table:table-cell table:style-name="Table-20-5-5" table:number-columns-spanned="1" table:number-rows-spanned="3">
            <text:p text:style-name="Paragraph-468"/>
          </table:table-cell>
        </table:table-row>
        <table:table-row>
          <table:table-cell table:style-name="Table-20-6-1" table:number-columns-spanned="1" table:number-rows-spanned="1">
            <text:p text:style-name="Paragraph-469"><text:span text:style-name="p469-1-1">주요 내용</text:span></text:p>
          </table:table-cell>
          <table:table-cell table:style-name="Table-20-6-2" table:number-columns-spanned="1" table:number-rows-spanned="1">
            <text:p text:style-name="Paragraph-470"/>
          </table:table-cell>
        </table:table-row>
        <table:table-row>
          <table:table-cell table:style-name="Table-20-7-1" table:number-columns-spanned="1" table:number-rows-spanned="1">
            <text:p text:style-name="Paragraph-471"><text:span text:style-name="p471-1-1">인공지능 기술 </text:span><text:span text:style-name="p471-2-1">활용 내용</text:span></text:p>
          </table:table-cell>
          <table:table-cell table:style-name="Table-20-7-2" table:number-columns-spanned="1" table:number-rows-spanned="1">
            <text:p text:style-name="Paragraph-472"/>
          </table:table-cell>
        </table:table-row>
        <table:table-row>
          <table:table-cell table:style-name="Table-20-8-1" table:number-columns-spanned="1" table:number-rows-spanned="3">
            <text:p text:style-name="Paragraph-473"><text:span text:style-name="p473-1-1">3</text:span></text:p>
          </table:table-cell>
          <table:table-cell table:style-name="Table-20-8-2" table:number-columns-spanned="1" table:number-rows-spanned="3">
            <text:p text:style-name="Paragraph-474"><text:span text:style-name="p474-1-1">2025</text:span></text:p>
          </table:table-cell>
          <table:table-cell table:style-name="Table-20-8-3" table:number-columns-spanned="1" table:number-rows-spanned="1">
            <text:p text:style-name="Paragraph-475"><text:span text:style-name="p475-1-1">작품명(콘텐츠명)</text:span></text:p>
          </table:table-cell>
          <table:table-cell table:style-name="Table-20-8-4" table:number-columns-spanned="1" table:number-rows-spanned="1">
            <text:p text:style-name="Paragraph-476"/>
          </table:table-cell>
          <table:table-cell table:style-name="Table-20-8-5" table:number-columns-spanned="1" table:number-rows-spanned="3">
            <text:p text:style-name="Paragraph-477"/>
          </table:table-cell>
        </table:table-row>
        <table:table-row>
          <table:table-cell table:style-name="Table-20-9-1" table:number-columns-spanned="1" table:number-rows-spanned="1">
            <text:p text:style-name="Paragraph-478"><text:span text:style-name="p478-1-1">주요 내용</text:span></text:p>
          </table:table-cell>
          <table:table-cell table:style-name="Table-20-9-2" table:number-columns-spanned="1" table:number-rows-spanned="1">
            <text:p text:style-name="Paragraph-479"/>
          </table:table-cell>
        </table:table-row>
        <table:table-row>
          <table:table-cell table:style-name="Table-20-10-1" table:number-columns-spanned="1" table:number-rows-spanned="1">
            <text:p text:style-name="Paragraph-480"><text:span text:style-name="p480-1-1">인공지능 기술 </text:span><text:span text:style-name="p480-2-1">활용 내용</text:span></text:p>
          </table:table-cell>
          <table:table-cell table:style-name="Table-20-10-2" table:number-columns-spanned="1" table:number-rows-spanned="1">
            <text:p text:style-name="Paragraph-481"/>
          </table:table-cell>
        </table:table-row>
      </table:table>
      <text:p text:style-name="바탕글"/>
      <text:p text:style-name="바탕글"><text:span text:style-name="p483-1-1">② </text:span><text:span text:style-name="p483-1-2">플랫폼/설루션 및 기술 개발</text:span></text:p>
      <text:p text:style-name="바탕글"/>
      <table:table table:style-name="Table-21">
        <table:table-column table:number-columns-repeated="5"/>
        <table:table-row>
          <table:table-cell table:style-name="Table-21-1-1" table:number-columns-spanned="1" table:number-rows-spanned="1">
            <text:p text:style-name="Paragraph-485"><text:span text:style-name="p485-1-1">연번</text:span></text:p>
          </table:table-cell>
          <table:table-cell table:style-name="Table-21-1-2" table:number-columns-spanned="1" table:number-rows-spanned="1">
            <text:p text:style-name="Paragraph-486"><text:span text:style-name="p486-1-1">연도</text:span></text:p>
          </table:table-cell>
          <table:table-cell table:style-name="Table-21-1-3" table:number-columns-spanned="1" table:number-rows-spanned="1">
            <text:p text:style-name="Paragraph-487"><text:span text:style-name="p487-1-1">구분</text:span></text:p>
          </table:table-cell>
          <table:table-cell table:style-name="Table-21-1-4" table:number-columns-spanned="1" table:number-rows-spanned="1">
            <text:p text:style-name="Paragraph-488"><text:span text:style-name="p488-1-1">주요 내용</text:span></text:p>
          </table:table-cell>
          <table:table-cell table:style-name="Table-21-1-5" table:number-columns-spanned="1" table:number-rows-spanned="1">
            <text:p text:style-name="Paragraph-489"><text:span text:style-name="p489-1-1">대표 사진</text:span></text:p>
          </table:table-cell>
        </table:table-row>
        <table:table-row>
          <table:table-cell table:style-name="Table-21-2-1" table:number-columns-spanned="1" table:number-rows-spanned="3">
            <text:p text:style-name="Paragraph-490"><text:span text:style-name="p490-1-1">1</text:span></text:p>
          </table:table-cell>
          <table:table-cell table:style-name="Table-21-2-2" table:number-columns-spanned="1" table:number-rows-spanned="3">
            <text:p text:style-name="Paragraph-491"><text:span text:style-name="p491-1-1">2025</text:span></text:p>
          </table:table-cell>
          <table:table-cell table:style-name="Table-21-2-3" table:number-columns-spanned="1" table:number-rows-spanned="1">
            <text:p text:style-name="Paragraph-492"><text:span text:style-name="p492-1-1">기술명</text:span></text:p>
          </table:table-cell>
          <table:table-cell table:style-name="Table-21-2-4" table:number-columns-spanned="1" table:number-rows-spanned="1">
            <text:p text:style-name="Paragraph-493"><text:span text:style-name="p493-1-1">iPipeCheck — 상수도관로 AI 자동진단 시스템</text:span></text:p>
          </table:table-cell>
          <table:table-cell table:style-name="Table-21-2-5" table:number-columns-spanned="1" table:number-rows-spanned="3">
            <text:p text:style-name="Paragraph-494"/>
          </table:table-cell>
        </table:table-row>
        <table:table-row>
          <table:table-cell table:style-name="Table-21-3-1" table:number-columns-spanned="1" table:number-rows-spanned="1">
            <text:p text:style-name="Paragraph-495"><text:span text:style-name="p495-1-1">주요 내용</text:span></text:p>
          </table:table-cell>
          <table:table-cell table:style-name="Table-21-3-2" table:number-columns-spanned="1" table:number-rows-spanned="1">
            <text:p text:style-name="Paragraph-496"><text:span text:style-name="p496-1-1">‧ 상수도관로 CCTV 영상을 AI로 분석하여 부식·퇴적물·침입수 등 결함 자동 진단. 수자원기술(주) 공동 과제</text:span></text:p>
          </table:table-cell>
        </table:table-row>
        <table:table-row>
          <table:table-cell table:style-name="Table-21-4-1" table:number-columns-spanned="1" table:number-rows-spanned="1">
            <text:p text:style-name="Paragraph-497"><text:span text:style-name="p497-1-1">인공지능 기술 </text:span><text:span text:style-name="p497-2-1">접목 내용</text:span></text:p>
          </table:table-cell>
          <table:table-cell table:style-name="Table-21-4-2" table:number-columns-spanned="1" table:number-rows-spanned="1">
            <text:p text:style-name="Paragraph-498"><text:span text:style-name="p498-1-1">‧ YOLOv8 기반 결함 탐지 모델 학습·배포</text:span></text:p>
            <text:p text:style-name="Paragraph-499"><text:span text:style-name="p499-1-1">‧ 웹 기반 어노테이션 플랫폼 + 자동 리포트 생성</text:span></text:p>
            <text:p text:style-name="Paragraph-500"><text:span text:style-name="p500-1-1">‧ 관로 CCTV 영상 프레임 추출 → AI 추론 → 등급 판정 파이프라인</text:span></text:p>
          </table:table-cell>
        </table:table-row>
        <table:table-row>
          <table:table-cell table:style-name="Table-21-5-1" table:number-columns-spanned="1" table:number-rows-spanned="3">
            <text:p text:style-name="Paragraph-501"><text:span text:style-name="p501-1-1">2</text:span></text:p>
          </table:table-cell>
          <table:table-cell table:style-name="Table-21-5-2" table:number-columns-spanned="1" table:number-rows-spanned="3">
            <text:p text:style-name="Paragraph-502"><text:span text:style-name="p502-1-1">2021</text:span></text:p>
          </table:table-cell>
          <table:table-cell table:style-name="Table-21-5-3" table:number-columns-spanned="1" table:number-rows-spanned="1">
            <text:p text:style-name="Paragraph-503"><text:span text:style-name="p503-1-1">기술명</text:span></text:p>
          </table:table-cell>
          <table:table-cell table:style-name="Table-21-5-4" table:number-columns-spanned="1" table:number-rows-spanned="1">
            <text:p text:style-name="Paragraph-504"/>
          </table:table-cell>
          <table:table-cell table:style-name="Table-21-5-5" table:number-columns-spanned="1" table:number-rows-spanned="3">
            <text:p text:style-name="Paragraph-505"/>
          </table:table-cell>
        </table:table-row>
        <table:table-row>
          <table:table-cell table:style-name="Table-21-6-1" table:number-columns-spanned="1" table:number-rows-spanned="1">
            <text:p text:style-name="Paragraph-506"><text:span text:style-name="p506-1-1">RASS — 실시간 산업안전 AI 관제 시스템 (AI 바우처)</text:span></text:p>
          </table:table-cell>
          <table:table-cell table:style-name="Table-21-6-2" table:number-columns-spanned="1" table:number-rows-spanned="1">
            <text:p text:style-name="Paragraph-507"/>
          </table:table-cell>
        </table:table-row>
        <table:table-row>
          <table:table-cell table:style-name="Table-21-7-1" table:number-columns-spanned="1" table:number-rows-spanned="1">
            <text:p text:style-name="Paragraph-508"><text:span text:style-name="p508-1-1">인공지능 기술 </text:span><text:span text:style-name="p508-2-1">접목 내용</text:span></text:p>
          </table:table-cell>
          <table:table-cell table:style-name="Table-21-7-2" table:number-columns-spanned="1" table:number-rows-spanned="1">
            <text:p text:style-name="Paragraph-509"/>
          </table:table-cell>
        </table:table-row>
        <table:table-row>
          <table:table-cell table:style-name="Table-21-8-1" table:number-columns-spanned="1" table:number-rows-spanned="3">
            <text:p text:style-name="Paragraph-510"><text:span text:style-name="p510-1-1">‧ 산업현장 CCTV 실시간 AI 분석, 이상행동 탐지(낙상·폭력 등), 화상인증 특허(제10-1038706호) 적용</text:span></text:p>
          </table:table-cell>
          <table:table-cell table:style-name="Table-21-8-2" table:number-columns-spanned="1" table:number-rows-spanned="3">
            <text:p text:style-name="Paragraph-511"><text:span text:style-name="p511-1-1">2025</text:span></text:p>
          </table:table-cell>
          <table:table-cell table:style-name="Table-21-8-3" table:number-columns-spanned="1" table:number-rows-spanned="1">
            <text:p text:style-name="Paragraph-512"><text:span text:style-name="p512-1-1">기술명</text:span></text:p>
          </table:table-cell>
          <table:table-cell table:style-name="Table-21-8-4" table:number-columns-spanned="1" table:number-rows-spanned="1">
            <text:p text:style-name="Paragraph-513"/>
          </table:table-cell>
          <table:table-cell table:style-name="Table-21-8-5" table:number-columns-spanned="1" table:number-rows-spanned="3">
            <text:p text:style-name="Paragraph-514"/>
          </table:table-cell>
        </table:table-row>
        <table:table-row>
          <table:table-cell table:style-name="Table-21-9-1" table:number-columns-spanned="1" table:number-rows-spanned="1">
            <text:p text:style-name="Paragraph-515"><text:span text:style-name="p515-1-1">CattleWatch AI — 소 발정탐지 AI 솔루션</text:span></text:p>
          </table:table-cell>
          <table:table-cell table:style-name="Table-21-9-2" table:number-columns-spanned="1" table:number-rows-spanned="1">
            <text:p text:style-name="Paragraph-516"/>
          </table:table-cell>
        </table:table-row>
        <table:table-row>
          <table:table-cell table:style-name="Table-21-10-1" table:number-columns-spanned="1" table:number-rows-spanned="1">
            <text:p text:style-name="Paragraph-517"><text:span text:style-name="p517-1-1">인공지능 기술 </text:span><text:span text:style-name="p517-2-1">접목 내용</text:span></text:p>
          </table:table-cell>
          <table:table-cell table:style-name="Table-21-10-2" table:number-columns-spanned="1" table:number-rows-spanned="1">
            <text:p text:style-name="Paragraph-518"/>
          </table:table-cell>
        </table:table-row>
      </table:table>
      <text:p text:style-name="Paragraph-519"/>
      <table:table table:style-name="Table-22">
        <table:table-column table:number-columns-repeated="3"/>
        <table:table-row>
          <table:table-cell table:style-name="Table-22-1-1" table:number-columns-spanned="1" table:number-rows-spanned="1">
            <text:p text:style-name="Paragraph-520"><text:span text:style-name="p520-1-1">‧ YOLOv8 + Object Tracking + Behavior Classification. Jetson AGX Orin 엣지 추론. 승가 감지율 71.4%</text:span></text:p>
          </table:table-cell>
          <table:table-cell table:style-name="Table-22-1-2" table:number-columns-spanned="1" table:number-rows-spanned="1">
            <text:p text:style-name="Paragraph-521"/>
          </table:table-cell>
          <table:table-cell table:style-name="Table-22-1-3" table:number-columns-spanned="1" table:number-rows-spanned="1">
            <text:p text:style-name="Paragraph-522"><text:span text:style-name="p522-1-1">2026년 인공지능 콘텐츠 제작지원 세부 사업 계획</text:span></text:p>
          </table:table-cell>
        </table:table-row>
      </table:table>
      <text:p text:style-name="Paragraph-523"/>
      <table:table table:style-name="Table-23">
        <table:table-column table:number-columns-repeated="1"/>
        <table:table-row>
          <table:table-cell table:style-name="Table-23-1-1" table:number-columns-spanned="1" table:number-rows-spanned="1">
            <text:p text:style-name="Paragraph-524"><text:span text:style-name="p524-1-1">☞ </text:span><text:span text:style-name="p524-1-2">선정기준을 참조하여 제안내용이 명확히 드러나도록 작성</text:span><text:span text:style-name="p524-1-3">하여 주시기 바랍니다.</text:span></text:p>
            <text:p text:style-name="Paragraph-525"><text:span text:style-name="p525-1-1">☞ </text:span><text:span text:style-name="p525-1-2">설명을 위해 추가된 파란(또는 </text:span><text:span text:style-name="p525-1-3">빨간</text:span><text:span text:style-name="p525-1-4">) 글씨는 작성 시 꼭 삭제 혹은 기업 관련 내용으로 바꿔주십시오. 필요시 내용에 따라 </text:span><text:span text:style-name="p525-2-1">작성공간을 늘리거나 줄여서 작성할 것</text:span></text:p>
          </table:table-cell>
        </table:table-row>
      </table:table>
      <text:p text:style-name="Paragraph-526"/>
      <text:p text:style-name="Paragraph-527"/>
      <table:table table:style-name="Table-24">
        <table:table-column table:number-columns-repeated="2"/>
        <table:table-row>
          <table:table-cell table:style-name="Table-24-1-1" table:number-columns-spanned="1" table:number-rows-spanned="1">
            <text:p text:style-name="Paragraph-528"><text:span text:style-name="p528-1-1">2-1</text:span></text:p>
          </table:table-cell>
          <table:table-cell table:style-name="Table-24-1-2" table:number-columns-spanned="1" table:number-rows-spanned="1">
            <text:p text:style-name="Paragraph-529"><text:span text:style-name="p529-1-1"> </text:span><text:span text:style-name="p529-1-2"> 과제 개요</text:span></text:p>
          </table:table-cell>
        </table:table-row>
      </table:table>
      <text:p text:style-name="Paragraph-530"/>
      <text:p text:style-name="Paragraph-531"><text:span text:style-name="p531-1-1">1. 과제 개요</text:span></text:p>
      <text:p text:style-name="Paragraph-532"/>
      <table:table table:style-name="Table-25">
        <table:table-column table:number-columns-repeated="1"/>
        <table:table-row>
          <table:table-cell table:style-name="Table-25-1-1" table:number-columns-spanned="1" table:number-rows-spanned="1">
            <text:p text:style-name="Paragraph-533"><text:span text:style-name="p533-1-1">☞</text:span><text:span text:style-name="p533-1-2"> 과제 개요는 최대 2</text:span><text:span text:style-name="p533-1-3">P</text:span><text:span text:style-name="p533-1-4">로 핵심 내용만 요약해서 작성해 주세요. 자세한 내용은 하단 세부 계획에 작성 바랍니다.</text:span></text:p>
          </table:table-cell>
        </table:table-row>
      </table:table>
      <text:p text:style-name="바탕글"/>
      <table:table table:style-name="Table-26">
        <table:table-column table:number-columns-repeated="3"/>
        <table:table-row>
          <table:table-cell table:style-name="Table-26-1-1" table:number-columns-spanned="1" table:number-rows-spanned="1">
            <text:p text:style-name="Paragraph-535"><text:span text:style-name="p535-1-1">AI 화풍변환 콘텐츠 플랫폼 "ToonStyle AI" 실증 제작</text:span></text:p>
          </table:table-cell>
          <table:table-cell table:style-name="Table-26-1-2" table:number-columns-spanned="2" table:number-rows-spanned="1">
            <text:p text:style-name="Paragraph-536"/>
          </table:table-cell>
        </table:table-row>
        <table:table-row>
          <table:table-cell table:style-name="Table-26-2-1" table:number-columns-spanned="1" table:number-rows-spanned="1">
            <text:p text:style-name="Paragraph-537"><text:span text:style-name="p537-1-1">사업목적 및 </text:span><text:span text:style-name="p537-2-1">기획 방향</text:span></text:p>
          </table:table-cell>
          <table:table-cell table:style-name="Table-26-2-2" table:number-columns-spanned="2" table:number-rows-spanned="1">
            <text:p text:style-name="바탕글"><text:span text:style-name="p538-1-1">ㅇ 7080 만화작가 IP(이정문, 신문수 등)의 고유 화풍을 AI로 학습·재현하여 사진 기반 콘텐츠 제작을 자동화하는 플랫폼을 실증한다.</text:span></text:p>
            <text:p text:style-name="바탕글"><text:span text:style-name="p538-1-1">- 자체 개발 2-pass AI 파이프라인(Pass 1: SDXL-LoRA 화풍변환 → Pass 2: IP-Adapter 얼굴복원)에 ControlNet을 결합해 원본 구조 보존과 화풍 재현도를 동시 확보하고, 웹 SaaS 형태로 구현하여 실제 콘텐츠 제작 현장에서 사업성을 검증한다.</text:span></text:p>
            <text:p text:style-name="바탕글"><text:span text:style-name="p538-1-1">- 이미 웹 기반 프로토타입을 구축·검증 완료(2026.02)하여 기술적 실현 가능성을 확인한 상태이며, 본 과제를 통해 상용 수준의 SaaS 플랫폼으로 고도화한다.</text:span></text:p>
          </table:table-cell>
        </table:table-row>
        <table:table-row>
          <table:table-cell table:style-name="Table-26-3-1" table:number-columns-spanned="1" table:number-rows-spanned="1">
            <text:p text:style-name="Paragraph-540"><text:span text:style-name="p540-1-1">과제</text:span></text:p>
            <text:p text:style-name="Paragraph-541"><text:span text:style-name="p541-1-1">주요내용</text:span></text:p>
          </table:table-cell>
          <table:table-cell table:style-name="Table-26-3-2" table:number-columns-spanned="2" table:number-rows-spanned="1">
            <text:p text:style-name="Paragraph-542"><text:span text:style-name="p542-1-1">ㅇ 7080 만화작가 화풍 학습 모델을 구축하고, 사용자가 사진 업로드→작가 선택→변환까지 수행 가능한 웹 기반 AI 플랫폼(ToonStyle AI)을 개발·실증한다.</text:span></text:p>
            <text:p text:style-name="Paragraph-542"><text:span text:style-name="p542-1-1">- SDXL-LoRA 미세조정 + ControlNet + IP-Adapter 통합 2-pass 파이프라인으로 화풍 재현/원본 보존 성능을 고도화하고, 작가 5인 이상 모델 확보 및 실증 3건 이상(크리에이터·기업 마케팅·문화/교육) 수행을 목표로 한다.</text:span></text:p>
            <text:p text:style-name="Paragraph-542"><text:span text:style-name="p542-1-1">- 프로토타입 단계에서 이미 웹 서비스 동작, 2인 작가 모델(이정문·신문수) 탑재, 68건 이상 변환 테스트 완료, ~4초/장 변환 성능 확인.</text:span></text:p>
          </table:table-cell>
        </table:table-row>
        <table:table-row>
          <table:table-cell table:style-name="Table-26-4-1" table:number-columns-spanned="1" table:number-rows-spanned="4">
            <text:p text:style-name="Paragraph-545"><text:span text:style-name="p545-1-1">타 플랫폼/</text:span></text:p>
            <text:p text:style-name="Paragraph-546"><text:span text:style-name="p546-1-1">설루션과의 </text:span><text:span text:style-name="p546-2-1">차별성</text:span></text:p>
            <text:p text:style-name="Paragraph-547"><text:span text:style-name="p547-1-1">및 경쟁력</text:span></text:p>
          </table:table-cell>
          <table:table-cell table:style-name="Table-26-4-2" table:number-columns-spanned="1" table:number-rows-spanned="1">
            <text:p text:style-name="Paragraph-548"><text:span text:style-name="p548-1-1">기술 </text:span><text:span text:style-name="p548-2-1">수준</text:span></text:p>
          </table:table-cell>
          <table:table-cell table:style-name="Table-26-4-3" table:number-columns-spanned="1" table:number-rows-spanned="1">
            <text:p text:style-name="Paragraph-549"><text:span text:style-name="p549-1-1">ㅇ 자체 개발 2-pass 파이프라인(화풍변환+얼굴복원)으로 특정 작가 화풍을 50~100장 원화만으로 정밀 재현. 범용 AI(Midjourney 등)는 특정 작가 화풍 학습 불가.</text:span></text:p>
            <text:p text:style-name="Paragraph-549"><text:span text:style-name="p549-1-1">- ControlNet+IP-Adapter 통합으로 원본 얼굴/포즈 보존율 SSIM 0.7072 달성(4조합 파라미터 튜닝 검증 완료).</text:span></text:p>
            <text:p text:style-name="Paragraph-549"><text:span text:style-name="p549-1-1">- 정식 IP 라이선싱으로 저작권 리스크 제로.</text:span></text:p>
          </table:table-cell>
        </table:table-row>
        <table:table-row>
          <table:table-cell table:style-name="Table-26-5-1" table:number-columns-spanned="1" table:number-rows-spanned="1">
            <text:p text:style-name="Paragraph-550"><text:span text:style-name="p550-1-1">제작</text:span><text:span text:style-name="p550-1-2">·</text:span><text:span text:style-name="p550-1-3">활용 </text:span><text:span text:style-name="p550-2-1">방식</text:span></text:p>
          </table:table-cell>
          <table:table-cell table:style-name="Table-26-5-2" table:number-columns-spanned="1" table:number-rows-spanned="1">
            <text:p text:style-name="Paragraph-551"><text:span text:style-name="p551-1-1">ㅇ 웹에서 사진 업로드 → 작가/파라미터 선택 → 2-pass AI 변환(화풍+얼굴복원) → 결과 다운로드/갤러리 저장. 프리셋 시스템으로 최적 파라미터 저장·불러오기 지원.</text:span></text:p>
            <text:p text:style-name="Paragraph-551"><text:span text:style-name="p551-1-1">- 기존 만화 작가 직접 작화 대비 시간 99.9% 단축(수 시간→~4초). API 연동으로 B2B 파트너 자동화 가능.</text:span></text:p>
          </table:table-cell>
        </table:table-row>
        <table:table-row>
          <table:table-cell table:style-name="Table-26-6-1" table:number-columns-spanned="1" table:number-rows-spanned="1">
            <text:p text:style-name="Paragraph-552"><text:span text:style-name="p552-1-1">활용 범위</text:span></text:p>
          </table:table-cell>
          <table:table-cell table:style-name="Table-26-6-2" table:number-columns-spanned="1" table:number-rows-spanned="1">
            <text:p text:style-name="Paragraph-553"><text:span text:style-name="p553-1-1">ㅇ SNS/유튜브 크리에이터 콘텐츠, 기업 마케팅·브랜딩, 전시·교육 체험형 콘텐츠, 출판/디자인 시안 제작 등으로 확장 가능.</text:span></text:p>
            <text:p text:style-name="Paragraph-553"><text:span text:style-name="p553-1-1">- 작가 IP 추가에 따라 활용 분야를 지속 확대. 비율 보존 모드·프리셋 시스템으로 다양한 콘텐츠 형식 대응.</text:span></text:p>
          </table:table-cell>
        </table:table-row>
        <table:table-row>
          <table:table-cell table:style-name="Table-26-7-1" table:number-columns-spanned="1" table:number-rows-spanned="1">
            <text:p text:style-name="Paragraph-554"><text:span text:style-name="p554-1-1">사업성</text:span></text:p>
          </table:table-cell>
          <table:table-cell table:style-name="Table-26-7-2" table:number-columns-spanned="1" table:number-rows-spanned="1">
            <text:p text:style-name="Paragraph-555"><text:span text:style-name="p555-1-1">ㅇ B2C 구독형(월 9,900~29,900원) + B2B API 라이선스(월 100만~500만원) + IP 라이선싱 연계의 복합 수익모델 적용.</text:span></text:p>
            <text:p text:style-name="Paragraph-555"><text:span text:style-name="p555-1-1">- 국내 레트로 콘텐츠 수요와 K-콘텐츠 글로벌 확산 흐름을 기반으로 초기 시장 진입 후 확장성이 높음. 위즈데이터 IP 정식 라이선싱으로 저작권 리스크 제로.</text:span></text:p>
          </table:table-cell>
        </table:table-row>
        <table:table-row>
          <table:table-cell table:style-name="Table-26-8-1" table:number-columns-spanned="1" table:number-rows-spanned="1">
            <text:p text:style-name="Paragraph-556"><text:span text:style-name="p556-1-1">기대효과</text:span></text:p>
          </table:table-cell>
          <table:table-cell table:style-name="Table-26-8-2" table:number-columns-spanned="2" table:number-rows-spanned="1">
            <text:p text:style-name="바탕글"><text:span text:style-name="p557-1-1">① 한국 고유 만화 IP의 디지털 전환 및 재사업화 촉진</text:span></text:p>
            <text:p text:style-name="바탕글"><text:span text:style-name="p557-1-1">② AI 기반 콘텐츠 제작 생태계 확장, 창작자 친화적 생성형 AI 활용 모델 제시</text:span></text:p>
            <text:p text:style-name="바탕글"><text:span text:style-name="p557-1-1">③ 제작시간·비용 절감에 따른 창작 효율 향상(수 시간→~4초/장)</text:span></text:p>
            <text:p text:style-name="바탕글"><text:span text:style-name="p557-1-1">④ 신규 일자리 창출(AI 엔지니어, 콘텐츠 기획) 및 후속 투자 연계</text:span></text:p>
          </table:table-cell>
        </table:table-row>
      </table:table>
      <text:p text:style-name="Paragraph-558"/>
      <text:p text:style-name="Paragraph-559"><text:span text:style-name="p559-1-1">2. 수행 관리체계</text:span></text:p>
      <text:p text:style-name="Paragraph-560"/>
      <table:table table:style-name="Table-27">
        <table:table-column table:number-columns-repeated="3"/>
        <table:table-row>
          <table:table-cell table:style-name="Table-27-1-1" table:number-columns-spanned="1" table:number-rows-spanned="1">
            <text:p text:style-name="Paragraph-561"><text:span text:style-name="p561-1-1">사업관리 </text:span><text:span text:style-name="p561-2-1">체계도</text:span></text:p>
          </table:table-cell>
          <table:table-cell table:style-name="Table-27-1-2" table:number-columns-spanned="2" table:number-rows-spanned="1">
            <text:p text:style-name="Paragraph-562"><text:span text:style-name="p562-1-1"> </text:span><text:span text:style-name="p562-1-2">※ </text:span><text:span text:style-name="p562-1-3">과제수행을 위한 주요 참여인력(과제책임자, 수행인력 등 주관/참여기관 통합)의 조직도</text:span></text:p>
            <text:p text:style-name="Paragraph-563"><text:span text:style-name="p563-1-1"> ※ </text:span><text:span text:style-name="p563-1-2">기획, 제작</text:span><text:span text:style-name="p563-1-3">·</text:span><text:span text:style-name="p563-1-4">구축(또는 운영), 유통, 홍보 등 사업수행 전 단계에 대한 관리체계 등을 자유롭게 기술</text:span></text:p>
            <text:p text:style-name="Paragraph-564"><text:span text:style-name="p564-1-1"> ※ </text:span><text:span text:style-name="p564-1-2">과제 제작 관련 수행체계 (조직도 등)를 이미지, 도표 등을 활용해 자유롭게 작성(도식화 권장)</text:span></text:p>
            <text:p text:style-name="Paragraph-565"/>
            <table:table table:style-name="Table-28">
              <table:table-column table:number-columns-repeated="25"/>
              <table:table-row>
                <table:table-cell table:style-name="Table-28-1-1" table:number-columns-spanned="2" table:number-rows-spanned="1">
                  <text:p text:style-name="바탕글"><text:span text:style-name="p566-1-1">ㅇ예시)</text:span></text:p>
                </table:table-cell>
                <table:table-cell table:style-name="Table-28-1-2" table:number-columns-spanned="3" table:number-rows-spanned="1">
                  <text:p text:style-name="Paragraph-567"/>
                </table:table-cell>
                <table:table-cell table:style-name="Table-28-1-3" table:number-columns-spanned="1" table:number-rows-spanned="1">
                  <text:p text:style-name="Paragraph-568"/>
                </table:table-cell>
                <table:table-cell table:style-name="Table-28-1-4" table:number-columns-spanned="2" table:number-rows-spanned="1">
                  <text:p text:style-name="Paragraph-569"/>
                </table:table-cell>
                <table:table-cell table:style-name="Table-28-1-5" table:number-columns-spanned="3" table:number-rows-spanned="1">
                  <text:p text:style-name="Paragraph-570"/>
                </table:table-cell>
                <table:table-cell table:style-name="Table-28-1-6" table:number-columns-spanned="3" table:number-rows-spanned="1">
                  <text:p text:style-name="Paragraph-571"/>
                </table:table-cell>
                <table:table-cell table:style-name="Table-28-1-7" table:number-columns-spanned="2" table:number-rows-spanned="1">
                  <text:p text:style-name="Paragraph-572"/>
                </table:table-cell>
                <table:table-cell table:style-name="Table-28-1-8" table:number-columns-spanned="3" table:number-rows-spanned="1">
                  <text:p text:style-name="Paragraph-573"/>
                </table:table-cell>
                <table:table-cell table:style-name="Table-28-1-9" table:number-columns-spanned="3" table:number-rows-spanned="1">
                  <text:p text:style-name="Paragraph-574"/>
                </table:table-cell>
                <table:table-cell table:style-name="Table-28-1-10" table:number-columns-spanned="2" table:number-rows-spanned="1">
                  <text:p text:style-name="Paragraph-575"/>
                </table:table-cell>
                <table:table-cell table:style-name="Table-28-1-11" table:number-columns-spanned="1" table:number-rows-spanned="1">
                  <text:p text:style-name="Paragraph-576"/>
                </table:table-cell>
              </table:table-row>
              <table:table-row>
                <table:table-cell table:style-name="Table-28-2-1" table:number-columns-spanned="1" table:number-rows-spanned="2">
                  <text:p text:style-name="Paragraph-577"/>
                </table:table-cell>
                <table:table-cell table:style-name="Table-28-2-2" table:number-columns-spanned="1" table:number-rows-spanned="2">
                  <text:p text:style-name="Paragraph-578"/>
                </table:table-cell>
                <table:table-cell table:style-name="Table-28-2-3" table:number-columns-spanned="3" table:number-rows-spanned="2">
                  <text:p text:style-name="Paragraph-579"/>
                </table:table-cell>
                <table:table-cell table:style-name="Table-28-2-4" table:number-columns-spanned="14" table:number-rows-spanned="1">
                  <text:p text:style-name="Paragraph-580"><text:span text:style-name="p580-1-1">대표</text:span></text:p>
                </table:table-cell>
                <table:table-cell table:style-name="Table-28-2-5" table:number-columns-spanned="3" table:number-rows-spanned="2">
                  <text:p text:style-name="Paragraph-581"/>
                </table:table-cell>
                <table:table-cell table:style-name="Table-28-2-6" table:number-columns-spanned="2" table:number-rows-spanned="2">
                  <text:p text:style-name="Paragraph-582"/>
                </table:table-cell>
                <table:table-cell table:style-name="Table-28-2-7" table:number-columns-spanned="1" table:number-rows-spanned="2">
                  <text:p text:style-name="Paragraph-583"/>
                </table:table-cell>
              </table:table-row>
              <table:table-row>
                <table:table-cell table:style-name="Table-28-3-1" table:number-columns-spanned="14" table:number-rows-spanned="1">
                  <text:p text:style-name="Paragraph-584"><text:span text:style-name="p584-1-1">박영기</text:span></text:p>
                </table:table-cell>
              </table:table-row>
              <table:table-row>
                <table:table-cell table:style-name="Table-28-4-1" table:number-columns-spanned="1" table:number-rows-spanned="1">
                  <text:p text:style-name="Paragraph-585"/>
                </table:table-cell>
                <table:table-cell table:style-name="Table-28-4-2" table:number-columns-spanned="1" table:number-rows-spanned="1">
                  <text:p text:style-name="Paragraph-586"/>
                </table:table-cell>
                <table:table-cell table:style-name="Table-28-4-3" table:number-columns-spanned="3" table:number-rows-spanned="1">
                  <text:p text:style-name="Paragraph-587"/>
                </table:table-cell>
                <table:table-cell table:style-name="Table-28-4-4" table:number-columns-spanned="2" table:number-rows-spanned="1">
                  <text:p text:style-name="Paragraph-588"/>
                </table:table-cell>
                <table:table-cell table:style-name="Table-28-4-5" table:number-columns-spanned="2" table:number-rows-spanned="1">
                  <text:p text:style-name="Paragraph-589"/>
                </table:table-cell>
                <table:table-cell table:style-name="Table-28-4-6" table:number-columns-spanned="3" table:number-rows-spanned="1">
                  <text:p text:style-name="Paragraph-590"/>
                </table:table-cell>
                <table:table-cell table:style-name="Table-28-4-7" table:number-columns-spanned="3" table:number-rows-spanned="1">
                  <text:p text:style-name="Paragraph-591"/>
                </table:table-cell>
                <table:table-cell table:style-name="Table-28-4-8" table:number-columns-spanned="2" table:number-rows-spanned="1">
                  <text:p text:style-name="Paragraph-592"/>
                </table:table-cell>
                <table:table-cell table:style-name="Table-28-4-9" table:number-columns-spanned="3" table:number-rows-spanned="1">
                  <text:p text:style-name="Paragraph-593"/>
                </table:table-cell>
                <table:table-cell table:style-name="Table-28-4-10" table:number-columns-spanned="3" table:number-rows-spanned="1">
                  <text:p text:style-name="Paragraph-594"/>
                </table:table-cell>
                <table:table-cell table:style-name="Table-28-4-11" table:number-columns-spanned="1" table:number-rows-spanned="1">
                  <text:p text:style-name="Paragraph-595"/>
                </table:table-cell>
                <table:table-cell table:style-name="Table-28-4-12" table:number-columns-spanned="1" table:number-rows-spanned="1">
                  <text:p text:style-name="Paragraph-596"/>
                </table:table-cell>
              </table:table-row>
              <table:table-row>
                <table:table-cell table:style-name="Table-28-5-1" table:number-columns-spanned="1" table:number-rows-spanned="2">
                  <text:p text:style-name="Paragraph-597"/>
                </table:table-cell>
                <table:table-cell table:style-name="Table-28-5-2" table:number-columns-spanned="1" table:number-rows-spanned="2">
                  <text:p text:style-name="Paragraph-598"/>
                </table:table-cell>
                <table:table-cell table:style-name="Table-28-5-3" table:number-columns-spanned="3" table:number-rows-spanned="2">
                  <text:p text:style-name="Paragraph-599"/>
                </table:table-cell>
                <table:table-cell table:style-name="Table-28-5-4" table:number-columns-spanned="15" table:number-rows-spanned="1">
                  <text:p text:style-name="Paragraph-600"><text:span text:style-name="p600-1-1">과제책임</text:span></text:p>
                </table:table-cell>
                <table:table-cell table:style-name="Table-28-5-5" table:number-columns-spanned="3" table:number-rows-spanned="2">
                  <text:p text:style-name="Paragraph-601"/>
                </table:table-cell>
                <table:table-cell table:style-name="Table-28-5-6" table:number-columns-spanned="1" table:number-rows-spanned="2">
                  <text:p text:style-name="Paragraph-602"/>
                </table:table-cell>
                <table:table-cell table:style-name="Table-28-5-7" table:number-columns-spanned="1" table:number-rows-spanned="2">
                  <text:p text:style-name="Paragraph-603"/>
                </table:table-cell>
              </table:table-row>
              <table:table-row>
                <table:table-cell table:style-name="Table-28-6-1" table:number-columns-spanned="15" table:number-rows-spanned="1">
                  <text:p text:style-name="Paragraph-604"><text:span text:style-name="p604-1-1">박영기</text:span></text:p>
                </table:table-cell>
              </table:table-row>
              <table:table-row>
                <table:table-cell table:style-name="Table-28-7-1" table:number-columns-spanned="1" table:number-rows-spanned="1">
                  <text:p text:style-name="Paragraph-605"/>
                </table:table-cell>
                <table:table-cell table:style-name="Table-28-7-2" table:number-columns-spanned="1" table:number-rows-spanned="1">
                  <text:p text:style-name="Paragraph-606"/>
                </table:table-cell>
                <table:table-cell table:style-name="Table-28-7-3" table:number-columns-spanned="3" table:number-rows-spanned="1">
                  <text:p text:style-name="Paragraph-607"/>
                </table:table-cell>
                <table:table-cell table:style-name="Table-28-7-4" table:number-columns-spanned="2" table:number-rows-spanned="1">
                  <text:p text:style-name="Paragraph-608"/>
                </table:table-cell>
                <table:table-cell table:style-name="Table-28-7-5" table:number-columns-spanned="2" table:number-rows-spanned="1">
                  <text:p text:style-name="Paragraph-609"/>
                </table:table-cell>
                <table:table-cell table:style-name="Table-28-7-6" table:number-columns-spanned="3" table:number-rows-spanned="1">
                  <text:p text:style-name="Paragraph-610"/>
                </table:table-cell>
                <table:table-cell table:style-name="Table-28-7-7" table:number-columns-spanned="3" table:number-rows-spanned="1">
                  <text:p text:style-name="Paragraph-611"/>
                </table:table-cell>
                <table:table-cell table:style-name="Table-28-7-8" table:number-columns-spanned="2" table:number-rows-spanned="1">
                  <text:p text:style-name="Paragraph-612"/>
                </table:table-cell>
                <table:table-cell table:style-name="Table-28-7-9" table:number-columns-spanned="3" table:number-rows-spanned="1">
                  <text:p text:style-name="Paragraph-613"/>
                </table:table-cell>
                <table:table-cell table:style-name="Table-28-7-10" table:number-columns-spanned="3" table:number-rows-spanned="1">
                  <text:p text:style-name="Paragraph-614"/>
                </table:table-cell>
                <table:table-cell table:style-name="Table-28-7-11" table:number-columns-spanned="1" table:number-rows-spanned="1">
                  <text:p text:style-name="Paragraph-615"/>
                </table:table-cell>
                <table:table-cell table:style-name="Table-28-7-12" table:number-columns-spanned="1" table:number-rows-spanned="1">
                  <text:p text:style-name="Paragraph-616"/>
                </table:table-cell>
              </table:table-row>
              <table:table-row>
                <table:table-cell table:style-name="Table-28-8-1" table:number-columns-spanned="1" table:number-rows-spanned="1">
                  <text:p text:style-name="Paragraph-617"/>
                </table:table-cell>
                <table:table-cell table:style-name="Table-28-8-2" table:number-columns-spanned="1" table:number-rows-spanned="1">
                  <text:p text:style-name="Paragraph-618"/>
                </table:table-cell>
                <table:table-cell table:style-name="Table-28-8-3" table:number-columns-spanned="3" table:number-rows-spanned="1">
                  <text:p text:style-name="Paragraph-619"/>
                </table:table-cell>
                <table:table-cell table:style-name="Table-28-8-4" table:number-columns-spanned="2" table:number-rows-spanned="1">
                  <text:p text:style-name="Paragraph-620"/>
                </table:table-cell>
                <table:table-cell table:style-name="Table-28-8-5" table:number-columns-spanned="2" table:number-rows-spanned="1">
                  <text:p text:style-name="Paragraph-621"/>
                </table:table-cell>
                <table:table-cell table:style-name="Table-28-8-6" table:number-columns-spanned="3" table:number-rows-spanned="1">
                  <text:p text:style-name="Paragraph-622"/>
                </table:table-cell>
                <table:table-cell table:style-name="Table-28-8-7" table:number-columns-spanned="3" table:number-rows-spanned="1">
                  <text:p text:style-name="Paragraph-623"/>
                </table:table-cell>
                <table:table-cell table:style-name="Table-28-8-8" table:number-columns-spanned="2" table:number-rows-spanned="1">
                  <text:p text:style-name="Paragraph-624"/>
                </table:table-cell>
                <table:table-cell table:style-name="Table-28-8-9" table:number-columns-spanned="3" table:number-rows-spanned="1">
                  <text:p text:style-name="Paragraph-625"/>
                </table:table-cell>
                <table:table-cell table:style-name="Table-28-8-10" table:number-columns-spanned="3" table:number-rows-spanned="1">
                  <text:p text:style-name="Paragraph-626"/>
                </table:table-cell>
                <table:table-cell table:style-name="Table-28-8-11" table:number-columns-spanned="1" table:number-rows-spanned="1">
                  <text:p text:style-name="Paragraph-627"/>
                </table:table-cell>
                <table:table-cell table:style-name="Table-28-8-12" table:number-columns-spanned="1" table:number-rows-spanned="1">
                  <text:p text:style-name="Paragraph-628"/>
                </table:table-cell>
              </table:table-row>
              <table:table-row>
                <table:table-cell table:style-name="Table-28-9-1" table:number-columns-spanned="3" table:number-rows-spanned="1">
                  <text:p text:style-name="Paragraph-629"><text:span text:style-name="p629-1-1">AI 모델 개발팀</text:span></text:p>
                </table:table-cell>
                <table:table-cell table:style-name="Table-28-9-2" table:number-columns-spanned="1" table:number-rows-spanned="2">
                  <text:p text:style-name="Paragraph-630"/>
                </table:table-cell>
                <table:table-cell table:style-name="Table-28-9-3" table:number-columns-spanned="6" table:number-rows-spanned="1">
                  <text:p text:style-name="Paragraph-631"><text:span text:style-name="p631-1-1">플랫폼 개발팀</text:span></text:p>
                </table:table-cell>
                <table:table-cell table:style-name="Table-28-9-4" table:number-columns-spanned="3" table:number-rows-spanned="2">
                  <text:p text:style-name="Paragraph-632"/>
                </table:table-cell>
                <table:table-cell table:style-name="Table-28-9-5" table:number-columns-spanned="5" table:number-rows-spanned="1">
                  <text:p text:style-name="Paragraph-633"><text:span text:style-name="p633-1-1">사업관리/기획팀</text:span></text:p>
                </table:table-cell>
                <table:table-cell table:style-name="Table-28-9-6" table:number-columns-spanned="3" table:number-rows-spanned="2">
                  <text:p text:style-name="Paragraph-634"/>
                </table:table-cell>
                <table:table-cell table:style-name="Table-28-9-7" table:number-columns-spanned="4" table:number-rows-spanned="1">
                  <text:p text:style-name="Paragraph-635"><text:span text:style-name="p635-1-1">콘텐츠/IP팀(위즈데이터)</text:span></text:p>
                </table:table-cell>
              </table:table-row>
              <table:table-row>
                <table:table-cell table:style-name="Table-28-10-1" table:number-columns-spanned="3" table:number-rows-spanned="1">
                  <text:p text:style-name="Paragraph-636"><text:span text:style-name="p636-1-1">• LoRA 파이프라인 고도화</text:span></text:p>
                  <text:p text:style-name="Paragraph-637"><text:span text:style-name="p637-1-1">• ControlNet/IP-Adapter 통합</text:span></text:p>
                </table:table-cell>
                <table:table-cell table:style-name="Table-28-10-2" table:number-columns-spanned="6" table:number-rows-spanned="1">
                  <text:p text:style-name="Paragraph-638"><text:span text:style-name="p638-1-1">• 웹 프론트엔드/백엔드</text:span></text:p>
                  <text:p text:style-name="Paragraph-639"><text:span text:style-name="p639-1-1">• GPU 클라우드 인프라</text:span></text:p>
                </table:table-cell>
                <table:table-cell table:style-name="Table-28-10-3" table:number-columns-spanned="5" table:number-rows-spanned="1">
                  <text:p text:style-name="Paragraph-640"><text:span text:style-name="p640-1-1">• 콘텐츠 기획/실증 코디</text:span></text:p>
                  <text:p text:style-name="Paragraph-641"><text:span text:style-name="p641-1-1">• 사업비 관리/행정</text:span></text:p>
                </table:table-cell>
                <table:table-cell table:style-name="Table-28-10-4" table:number-columns-spanned="4" table:number-rows-spanned="1">
                  <text:p text:style-name="Paragraph-642"><text:span text:style-name="p642-1-1">• IP 라이선싱 관리</text:span></text:p>
                  <text:p text:style-name="Paragraph-643"><text:span text:style-name="p643-1-1">• 원화 큐레이션/품질 검수</text:span></text:p>
                </table:table-cell>
              </table:table-row>
            </table:table>
            <text:p text:style-name="바탕글"/>
            <text:p text:style-name="바탕글"><text:span text:style-name="p645-1-1">    </text:span><text:span text:style-name="p645-1-2">ㅇ컨소시엄(참여기관) 구성 시 예시)</text:span></text:p>
            <text:p text:style-name="바탕글"/>
            <table:table table:style-name="Table-29">
              <table:table-column table:number-columns-repeated="4"/>
              <table:table-row>
                <table:table-cell table:style-name="Table-29-1-1" table:number-columns-spanned="1" table:number-rows-spanned="1">
                  <text:p text:style-name="Paragraph-647"><text:span text:style-name="p647-1-1">구분</text:span></text:p>
                </table:table-cell>
                <table:table-cell table:style-name="Table-29-1-2" table:number-columns-spanned="1" table:number-rows-spanned="1">
                  <text:p text:style-name="Paragraph-648"><text:span text:style-name="p648-1-1">기업명</text:span></text:p>
                </table:table-cell>
                <table:table-cell table:style-name="Table-29-1-3" table:number-columns-spanned="1" table:number-rows-spanned="1">
                  <text:p text:style-name="Paragraph-649"><text:span text:style-name="p649-1-1">담당 역할</text:span></text:p>
                </table:table-cell>
                <table:table-cell table:style-name="Table-29-1-4" table:number-columns-spanned="1" table:number-rows-spanned="1">
                  <text:p text:style-name="Paragraph-650"><text:span text:style-name="p650-1-1">비고</text:span></text:p>
                </table:table-cell>
              </table:table-row>
              <table:table-row>
                <table:table-cell table:style-name="Table-29-2-1" table:number-columns-spanned="1" table:number-rows-spanned="1">
                  <text:p text:style-name="Paragraph-651"><text:span text:style-name="p651-1-1">주관기관</text:span></text:p>
                </table:table-cell>
                <table:table-cell table:style-name="Table-29-2-2" table:number-columns-spanned="1" table:number-rows-spanned="1">
                  <text:p text:style-name="Paragraph-652"><text:span text:style-name="p652-1-1">주식회사 인튜웍스</text:span></text:p>
                </table:table-cell>
                <table:table-cell table:style-name="Table-29-2-3" table:number-columns-spanned="1" table:number-rows-spanned="1">
                  <text:p text:style-name="Paragraph-653"><text:span text:style-name="p653-1-1">‧ 자체 개발 LoRA 미세조정 기반 화풍 변환 AI 엔진 개발</text:span></text:p>
                  <text:p text:style-name="Paragraph-654"><text:span text:style-name="p654-1-1">‧ 웹 SaaS 플랫폼(Next.js + FastAPI) 구축 및 운영</text:span></text:p>
                </table:table-cell>
                <table:table-cell table:style-name="Table-29-2-4" table:number-columns-spanned="1" table:number-rows-spanned="1">
                  <text:p text:style-name="Paragraph-655"><text:span text:style-name="p655-1-1">‧ ETRI 투자 설립 AI 전문 기업, 화상인증 특허 보유</text:span></text:p>
                  <text:p text:style-name="Paragraph-656"><text:span text:style-name="p656-1-1">‧ AI 바우처·데이터바우처 공급기업 다수 수행</text:span></text:p>
                </table:table-cell>
              </table:table-row>
              <table:table-row>
                <table:table-cell table:style-name="Table-29-3-1" table:number-columns-spanned="1" table:number-rows-spanned="1">
                  <text:p text:style-name="Paragraph-657"><text:span text:style-name="p657-1-1">참여기관</text:span></text:p>
                </table:table-cell>
                <table:table-cell table:style-name="Table-29-3-2" table:number-columns-spanned="1" table:number-rows-spanned="1">
                  <text:p text:style-name="Paragraph-658"/>
                </table:table-cell>
                <table:table-cell table:style-name="Table-29-3-3" table:number-columns-spanned="1" table:number-rows-spanned="1">
                  <text:p text:style-name="Paragraph-659"><text:span text:style-name="p659-1-1">‧ 7080 만화작가 원화 IP 제공 및 라이선싱 관리</text:span></text:p>
                  <text:p text:style-name="Paragraph-660"><text:span text:style-name="p660-1-1">‧ 콘텐츠 기획·품질 검수·유통/마케팅 연계</text:span></text:p>
                  <text:p text:style-name="Paragraph-661"><text:span text:style-name="p661-1-1"/></text:p>
                </table:table-cell>
                <table:table-cell table:style-name="Table-29-3-4" table:number-columns-spanned="1" table:number-rows-spanned="1">
                  <text:p text:style-name="Paragraph-662"><text:span text:style-name="p662-1-1">‧ 이정문, 신문수 등 7080 만화작가 IP 보유</text:span></text:p>
                  <text:p text:style-name="Paragraph-663"><text:span text:style-name="p663-1-1">‧ 만화 캐릭터 IP 라이선싱 전문</text:span></text:p>
                </table:table-cell>
              </table:table-row>
            </table:table>
          </table:table-cell>
        </table:table-row>
        <table:table-row>
          <table:table-cell table:style-name="Table-27-2-1" table:number-columns-spanned="1" table:number-rows-spanned="1">
            <text:p text:style-name="Paragraph-664"><text:span text:style-name="p664-1-1">지원금 관리 </text:span><text:span text:style-name="p664-2-1">체계</text:span></text:p>
          </table:table-cell>
          <table:table-cell table:style-name="Table-27-2-2" table:number-columns-spanned="2" table:number-rows-spanned="1">
            <text:p text:style-name="바탕글"><text:span text:style-name="p665-1-1">ㅇ 인튜웍스 대표(박영기) 직접 지원금 관리 총괄, 복지혜 차장이 행정·회계 전담</text:span></text:p>
            <text:p text:style-name="바탕글"><text:span text:style-name="p666-1-1">- 내부 결재: 대표 → 사업관리담당 2단계 결재. 월별 사업비 집행 내역 보고서 작성. 부정수급 방지를 위한 계좌분리 운영(사업비 전용계좌)</text:span></text:p>
            <text:p text:style-name="Paragraph-667"><text:span text:style-name="p667-1-1"> </text:span><text:span text:style-name="p667-1-2">※ </text:span><text:span text:style-name="p667-1-3">지원금 부정수급 방지대책 및 지원금 관리 체계</text:span></text:p>
            <text:p text:style-name="Paragraph-668"><text:span text:style-name="p668-1-1"> ※ </text:span><text:span text:style-name="p668-1-2">내부 결재 절차, 지원금 관리 체계 및 행정</text:span><text:span text:style-name="p668-1-3">·</text:span><text:span text:style-name="p668-1-4">회계 전담 인력 기술</text:span></text:p>
          </table:table-cell>
        </table:table-row>
        <table:table-row>
          <table:table-cell table:style-name="Table-27-3-1" table:number-columns-spanned="1" table:number-rows-spanned="1">
            <text:p text:style-name="Paragraph-669"><text:span text:style-name="p669-1-1">사업비</text:span></text:p>
            <text:p text:style-name="Paragraph-670"><text:span text:style-name="p670-1-1">(자부담금 등)</text:span></text:p>
            <text:p text:style-name="Paragraph-671"><text:span text:style-name="p671-1-1">조달 계획</text:span></text:p>
          </table:table-cell>
          <table:table-cell table:style-name="Table-27-3-2" table:number-columns-spanned="1" table:number-rows-spanned="1">
            <text:p text:style-name="Paragraph-672"><text:span text:style-name="p672-1-1">사업자</text:span></text:p>
            <text:p text:style-name="Paragraph-673"><text:span text:style-name="p673-1-1">부담금</text:span></text:p>
          </table:table-cell>
          <table:table-cell table:style-name="Table-27-3-3" table:number-columns-spanned="1" table:number-rows-spanned="1">
            <text:p text:style-name="Paragraph-674"><text:span text:style-name="p674-1-1">ㅇ 인튜웍스 자부담금 18,000천원: 대표자(박영기) 인건비로 편성, 자체 자금으로 조달</text:span></text:p>
            <text:p text:style-name="바탕글"><text:span text:style-name="p675-1-1">- 위즈데이터 자부담금 5,000천원: IP 라이선싱 관련 현물 출자 및 자체 자금 조달</text:span></text:p>
            <text:p text:style-name="Paragraph-676"><text:span text:style-name="p676-1-1"> </text:span><text:span text:style-name="p676-1-2">※ </text:span><text:span text:style-name="p676-1-3">본 과제의 사업자부담금 조달 계획 기술(내부 조달, 투자 계획 등)</text:span></text:p>
          </table:table-cell>
        </table:table-row>
      </table:table>
      <text:p text:style-name="Paragraph-677"><text:span text:style-name="p677-1-1">3. 세부 제작계획</text:span></text:p>
      <text:p text:style-name="Paragraph-678"/>
      <table:table table:style-name="Table-30">
        <table:table-column table:number-columns-repeated="4"/>
        <table:table-row>
          <table:table-cell table:style-name="Table-30-1-1" table:number-columns-spanned="1" table:number-rows-spanned="2">
            <text:p text:style-name="Paragraph-679"><text:span text:style-name="p679-1-1">최종 </text:span><text:span text:style-name="p679-2-1">제작 </text:span><text:span text:style-name="p679-3-1">예정 </text:span><text:span text:style-name="p679-4-1">결과물</text:span></text:p>
          </table:table-cell>
          <table:table-cell table:style-name="Table-30-1-2" table:number-columns-spanned="1" table:number-rows-spanned="1">
            <text:p text:style-name="Paragraph-680"><text:span text:style-name="p680-1-1">플랫폼/설루션</text:span></text:p>
          </table:table-cell>
          <table:table-cell table:style-name="Table-30-1-3" table:number-columns-spanned="2" table:number-rows-spanned="1">
            <text:p text:style-name="Paragraph-681"><text:span text:style-name="p681-1-1">ㅇ ToonStyle AI 웹 플랫폼 구축 — 프로토타입 구동 검증 완료(2026.02). 사진 업로드→작가/파라미터 선택→2-pass AI 변환(화풍변환+얼굴복원)→갤러리 관리까지 웹 UI 동작 확인. 현재 2인 작가 모델(이정문·신문수) 탑재, 본 과제에서 5인 이상으로 확장.</text:span></text:p>
            <text:p text:style-name="Paragraph-681"><text:span text:style-name="p681-1-1">- FastAPI 백엔드 + Tailwind CSS 프론트엔드 + GPU 추론 인프라. 프리셋 시스템(작가별 최적 파라미터 저장/불러오기), 변환 이력 갤러리, B2B API 제공. 변환 속도 ~4초/장(1024px, 2-pass 기준).</text:span></text:p>
          </table:table-cell>
        </table:table-row>
        <table:table-row>
          <table:table-cell table:style-name="Table-30-2-1" table:number-columns-spanned="1" table:number-rows-spanned="1">
            <text:p text:style-name="Paragraph-684"><text:span text:style-name="p684-1-1">실증 </text:span><text:span text:style-name="p684-2-1">콘텐츠</text:span></text:p>
          </table:table-cell>
          <table:table-cell table:style-name="Table-30-2-2" table:number-columns-spanned="2" table:number-rows-spanned="1">
            <text:p text:style-name="Paragraph-685"><text:span text:style-name="p685-1-1">ㅇ 실증 3트랙: ① SNS/유튜브 크리에이터 협업 화풍 변환 콘텐츠 시리즈 ② 기업 마케팅용 캐릭터 굿즈·프로필·홍보 이미지 ③ 7080 만화 전시·체험 콘텐츠.</text:span></text:p>
            <text:p text:style-name="Paragraph-685"><text:span text:style-name="p685-1-1">- PoC 단계에서 이미 68건 이상 변환 테스트 완료. 실증기간 중 10,000건 이상 생성, 분야별 적용사례 리포트(전/후 비교, 파라미터 최적화 결과, 사용자 피드백) 작성.</text:span></text:p>
          </table:table-cell>
        </table:table-row>
        <table:table-row>
          <table:table-cell table:style-name="Table-30-3-1" table:number-columns-spanned="2" table:number-rows-spanned="1">
            <text:p text:style-name="Paragraph-688"><text:span text:style-name="p688-1-1">콘텐츠 품질 </text:span><text:span text:style-name="p688-2-1">개선 요소</text:span></text:p>
          </table:table-cell>
          <table:table-cell table:style-name="Table-30-3-2" table:number-columns-spanned="2" table:number-rows-spanned="1">
            <text:p text:style-name="Paragraph-689"><text:span text:style-name="p689-1-1">ㅇ 자체 개발 2-pass 파이프라인으로 "화풍 재현"과 "얼굴 정체성 보존"을 동시 달성 — Pass 1에서 LoRA 기반 화풍 변환, Pass 2에서 IP-Adapter로 원본 얼굴 정보 주입하여 정체성 복원.</text:span></text:p>
            <text:p text:style-name="Paragraph-689"><text:span text:style-name="p689-1-1">- 정량 평가 체계 구축 완료: 4조합 파라미터 튜닝 → SSIM 1위 조합(0.7072) 도출. ControlNet(Canny) 연동으로 구조 보존 옵션 제공. 프리셋 기반 품질 일관성 유지.</text:span></text:p>
          </table:table-cell>
        </table:table-row>
        <table:table-row>
          <table:table-cell table:style-name="Table-30-4-1" table:number-columns-spanned="2" table:number-rows-spanned="2">
            <text:p text:style-name="Paragraph-693"><text:span text:style-name="p693-1-1">예상 산출물 </text:span><text:span text:style-name="p693-2-1">이미지(안)</text:span></text:p>
          </table:table-cell>
          <table:table-cell table:style-name="Table-30-4-2" table:number-columns-spanned="1" table:number-rows-spanned="1">
            <text:p text:style-name="바탕글"/>
          </table:table-cell>
          <table:table-cell table:style-name="Table-30-4-3" table:number-columns-spanned="1" table:number-rows-spanned="1">
            <text:p text:style-name="Paragraph-695"/>
          </table:table-cell>
        </table:table-row>
        <table:table-row>
          <table:table-cell table:style-name="Table-30-5-1" table:number-columns-spanned="1" table:number-rows-spanned="1">
            <text:p text:style-name="Paragraph-696"/>
          </table:table-cell>
          <table:table-cell table:style-name="Table-30-5-2" table:number-columns-spanned="1" table:number-rows-spanned="1">
            <text:p text:style-name="Paragraph-697"/>
          </table:table-cell>
        </table:table-row>
      </table:table>
      <text:p text:style-name="Paragraph-698"><text:span text:style-name="p698-1-1">4. 인공지능 기술 활용 계획</text:span></text:p>
      <text:p text:style-name="Paragraph-699"/>
      <table:table table:style-name="Table-31">
        <table:table-column table:number-columns-repeated="2"/>
        <table:table-row>
          <table:table-cell table:style-name="Table-31-1-1" table:number-columns-spanned="1" table:number-rows-spanned="1">
            <text:p text:style-name="Paragraph-700"><text:span text:style-name="p700-1-1">해당 과제 </text:span><text:span text:style-name="p700-2-1">기반</text:span></text:p>
            <text:p text:style-name="Paragraph-701"><text:span text:style-name="p701-1-1">인공지능</text:span></text:p>
            <text:p text:style-name="Paragraph-702"><text:span text:style-name="p702-1-1">기술 설명</text:span></text:p>
          </table:table-cell>
          <table:table-cell table:style-name="Table-31-1-2" table:number-columns-spanned="1" table:number-rows-spanned="1">
            <text:p text:style-name="Paragraph-703"><text:span text:style-name="p703-1-1">ㅇ 자체 개발 2-pass AI 화풍 변환 파이프라인을 핵심 엔진으로 구축. 단순 LoRA 적용이 아닌, 화풍 변환(Pass 1)과 얼굴 복원(Pass 2)을 분리하여 품질과 정체성을 동시 확보하는 구조를 설계·검증 완료.</text:span></text:p>
            <text:p text:style-name="Paragraph-703"><text:span text:style-name="p703-1-1">- Pass 1: SDXL + LoRA 미세조정으로 작가 화풍 적용 (strength/guidance/steps 파라미터 최적화)</text:span></text:p>
            <text:p text:style-name="Paragraph-703"><text:span text:style-name="p703-1-1">- Pass 2: IP-Adapter로 원본 사진의 얼굴 특징을 결과물에 주입, 정체성 복원 (ip_adapter_scale 조절)</text:span></text:p>
            <text:p text:style-name="Paragraph-703"><text:span text:style-name="p703-1-1">- 옵션: ControlNet(Canny edge) 연동으로 윤곽선/포즈 구조 보존 강화</text:span></text:p>
            <text:p text:style-name="Paragraph-703"><text:span text:style-name="p703-1-1">- 작가 화풍 학습: 50~100장 원화로 SDXL LoRA 학습(dim=32, alpha=16). 이정문·신문수 2인 학습 완료, 본 과제에서 5인 이상 확장</text:span></text:p>
          </table:table-cell>
        </table:table-row>
        <table:table-row>
          <table:table-cell table:style-name="Table-31-2-1" table:number-columns-spanned="1" table:number-rows-spanned="1">
            <text:p text:style-name="Paragraph-704"><text:span text:style-name="p704-1-1">인공지능을 </text:span><text:span text:style-name="p704-2-1">활용하여 얻는 </text:span><text:span text:style-name="p704-3-1">효과</text:span></text:p>
          </table:table-cell>
          <table:table-cell table:style-name="Table-31-2-2" table:number-columns-spanned="1" table:number-rows-spanned="1">
            <text:p text:style-name="Paragraph-705"><text:span text:style-name="p705-1-1">ㅇ 기존 만화 작가 직접 작화 시 1컷당 수 시간~수일 소요 → AI 변환으로 ~4초/장으로 단축 (제작시간 99.9% 이상 절감).</text:span></text:p>
            <text:p text:style-name="Paragraph-705"><text:span text:style-name="p705-1-1">- 기존 범용 AI(Midjourney, ChatGPT 등)로는 특정 작가 고유 화풍을 재현할 수 없음. 본 기술은 50~100장 원화만으로 작가별 화풍을 정밀 학습하여, 정식 라이선스 기반의 작가 특화 변환을 가능하게 함.</text:span></text:p>
            <text:p text:style-name="Paragraph-705"><text:span text:style-name="p705-1-1">- 2-pass 파이프라인 도입 전에는 화풍 변환 시 얼굴 정체성이 소실되는 한계가 있었으나, IP-Adapter 기반 Pass 2 도입으로 화풍 재현과 인물 유사도를 동시에 확보하는 문제를 해결.</text:span></text:p>
          </table:table-cell>
        </table:table-row>
      </table:table>
      <text:p text:style-name="Paragraph-707"><text:span text:style-name="p707-1-1"> (4-1) </text:span><text:span text:style-name="p707-1-2">인공지능 기술이 플랫폼/설루션 및 콘텐츠 제작에서 수행하는 주요 기능</text:span></text:p>
      <text:p text:style-name="Paragraph-708"/>
      <table:table table:style-name="Table-32">
        <table:table-column table:number-columns-repeated="1"/>
        <table:table-row>
          <table:table-cell table:style-name="Table-32-1-1" table:number-columns-spanned="1" table:number-rows-spanned="1">
            <table:table table:style-name="Table-33">
              <table:table-column table:number-columns-repeated="3"/>
              <table:table-row>
                <table:table-cell table:style-name="Table-33-1-1" table:number-columns-spanned="1" table:number-rows-spanned="1">
                  <text:p text:style-name="Paragraph-713"><text:span text:style-name="p713-1-1">기술 내역</text:span></text:p>
                </table:table-cell>
                <table:table-cell table:style-name="Table-33-1-2" table:number-columns-spanned="1" table:number-rows-spanned="1">
                  <text:p text:style-name="Paragraph-714"><text:span text:style-name="p714-1-1">콘텐츠 제작 단계</text:span></text:p>
                </table:table-cell>
                <table:table-cell table:style-name="Table-33-1-3" table:number-columns-spanned="1" table:number-rows-spanned="1">
                  <text:p text:style-name="Paragraph-715"><text:span text:style-name="p715-1-1">콘텐츠 제작에 어떻게 활용되는지 </text:span></text:p>
                  <text:p text:style-name="Paragraph-716"><text:span text:style-name="p716-1-1">주요 내용</text:span></text:p>
                </table:table-cell>
              </table:table-row>
              <table:table-row>
                <table:table-cell table:style-name="Table-33-2-1" table:number-columns-spanned="1" table:number-rows-spanned="1">
                  <text:p text:style-name="Paragraph-717"><text:span text:style-name="p717-1-1">SDXL + LoRA 미세조정 엔진 (자체 개발)</text:span></text:p>
                </table:table-cell>
                <table:table-cell table:style-name="Table-33-2-2" table:number-columns-spanned="1" table:number-rows-spanned="1">
                  <text:p text:style-name="Paragraph-718"><text:span text:style-name="p718-1-1">AI 모델 학습, 화풍 변환 추론</text:span></text:p>
                </table:table-cell>
                <table:table-cell table:style-name="Table-33-2-3" table:number-columns-spanned="1" table:number-rows-spanned="1">
                  <text:p text:style-name="Paragraph-719"><text:span text:style-name="p719-1-1">작가별 원화 50~100장으로 화풍 학습(dim=32, alpha=16). Denoising Strength 조절로 변환 강도 제어. 최적값 65% 도출 (PoC 검증 완료)</text:span></text:p>
                </table:table-cell>
              </table:table-row>
              <table:table-row>
                <table:table-cell table:style-name="Table-33-3-1" table:number-columns-spanned="1" table:number-rows-spanned="1">
                  <text:p text:style-name="Paragraph-720"><text:span text:style-name="p720-1-1">ControlNet + IP-Adapter 통합 모듈</text:span></text:p>
                </table:table-cell>
                <table:table-cell table:style-name="Table-33-3-2" table:number-columns-spanned="1" table:number-rows-spanned="1">
                  <text:p text:style-name="Paragraph-721"><text:span text:style-name="p721-1-1">구조 보존 및 스타일 가이드</text:span></text:p>
                </table:table-cell>
                <table:table-cell table:style-name="Table-33-3-3" table:number-columns-spanned="1" table:number-rows-spanned="1">
                  <text:p text:style-name="Paragraph-722"><text:span text:style-name="p722-1-1">얼굴 윤곽·포즈·깊이 정보를 유지하면서 화풍만 변환. 참조 이미지 기반 화풍 일관성 강화</text:span></text:p>
                </table:table-cell>
              </table:table-row>
              <table:table-row>
                <table:table-cell table:style-name="Table-33-4-1" table:number-columns-spanned="1" table:number-rows-spanned="1">
                  <text:p text:style-name="Paragraph-723"><text:span text:style-name="p723-1-1">자동 캡셔닝 + 품질 평가 AI</text:span></text:p>
                </table:table-cell>
                <table:table-cell table:style-name="Table-33-4-2" table:number-columns-spanned="1" table:number-rows-spanned="1">
                  <text:p text:style-name="Paragraph-724"><text:span text:style-name="p724-1-1">학습 데이터 전처리 + 결과물 검증</text:span></text:p>
                </table:table-cell>
                <table:table-cell table:style-name="Table-33-4-3" table:number-columns-spanned="1" table:number-rows-spanned="1">
                  <text:p text:style-name="Paragraph-725"><text:span text:style-name="p725-1-1">BLIP-2/CogVLM 기반 원화 자동 캡션 생성. SSIM·LPIPS·FID 기반 자동 품질 스코어링</text:span></text:p>
                </table:table-cell>
              </table:table-row>
              <table:table-row>
                <table:table-cell table:style-name="Table-33-5-1" table:number-columns-spanned="1" table:number-rows-spanned="1">
                  <text:p text:style-name="Paragraph-726"/>
                </table:table-cell>
                <table:table-cell table:style-name="Table-33-5-2" table:number-columns-spanned="1" table:number-rows-spanned="1">
                  <text:p text:style-name="Paragraph-727"/>
                </table:table-cell>
                <table:table-cell table:style-name="Table-33-5-3" table:number-columns-spanned="1" table:number-rows-spanned="1">
                  <text:p text:style-name="Paragraph-728"/>
                </table:table-cell>
              </table:table-row>
              <table:table-row>
                <table:table-cell table:style-name="Table-33-6-1" table:number-columns-spanned="1" table:number-rows-spanned="1">
                  <text:p text:style-name="Paragraph-729"/>
                </table:table-cell>
                <table:table-cell table:style-name="Table-33-6-2" table:number-columns-spanned="1" table:number-rows-spanned="1">
                  <text:p text:style-name="Paragraph-730"/>
                </table:table-cell>
                <table:table-cell table:style-name="Table-33-6-3" table:number-columns-spanned="1" table:number-rows-spanned="1">
                  <text:p text:style-name="Paragraph-731"/>
                </table:table-cell>
              </table:table-row>
              <table:table-row>
                <table:table-cell table:style-name="Table-33-7-1" table:number-columns-spanned="1" table:number-rows-spanned="1">
                  <text:p text:style-name="Paragraph-732"/>
                </table:table-cell>
                <table:table-cell table:style-name="Table-33-7-2" table:number-columns-spanned="1" table:number-rows-spanned="1">
                  <text:p text:style-name="Paragraph-733"/>
                </table:table-cell>
                <table:table-cell table:style-name="Table-33-7-3" table:number-columns-spanned="1" table:number-rows-spanned="1">
                  <text:p text:style-name="Paragraph-734"/>
                </table:table-cell>
              </table:table-row>
            </table:table>
            <text:p text:style-name="Paragraph-709"><text:span text:style-name="p709-1-1">ㅇ 자체 개발 2-pass AI 화풍 변환 파이프라인을 핵심 엔진으로, Pass 1(화풍변환) + Pass 2(얼굴복원)의 분리 설계로 품질·정체성 동시 확보</text:span></text:p>
            <text:p text:style-name="Paragraph-709"><text:span text:style-name="p709-1-1">- 기존 작가 직접 작화(수 시간/건) → AI 변환(~4초/건)으로 콘텐츠 제작 시간 99.9% 단축. 50~100장 원화로 작가 화풍 학습 가능</text:span></text:p>
            <text:p text:style-name="Paragraph-709"><text:span text:style-name="p709-1-1"/></text:p>
            <text:p text:style-name="Paragraph-709"><text:span text:style-name="p709-1-1">기술 내역 | 콘텐츠 제작 단계 | 활용 방식 | 주요 내용</text:span></text:p>
            <text:p text:style-name="Paragraph-709"><text:span text:style-name="p709-1-1">SDXL + LoRA 엔진(자체 개발) | AI 모델 학습/화풍 변환 추론 | 작가별 화풍 학습 및 Pass 1 변환 | 원화 50~100장으로 학습. 최적 strength 0.65 도출(PoC 검증)</text:span></text:p>
            <text:p text:style-name="Paragraph-709"><text:span text:style-name="p709-1-1">IP-Adapter 얼굴 복원 | Pass 2 정체성 복원 | 원본 사진을 참조이미지로 주입 | scale 0.68로 얼굴 유사도 보존. 2-pass 설계로 화풍↔정체성 분리 제어</text:span></text:p>
            <text:p text:style-name="Paragraph-709"><text:span text:style-name="p709-1-1">ControlNet(Canny) | 구조 보존(선택) | 엣지맵 기반 윤곽선/포즈 유지 | control_strength 0.85에서 SSIM 0.7072 달성</text:span></text:p>
            <text:p text:style-name="Paragraph-709"><text:span text:style-name="p709-1-1">자동 캡셔닝 + 품질 평가 | 데이터 전처리/결과물 검증 | 원화 캡션 자동 생성 + 품질 스코어링 | BLIP-2/CogVLM 캡셔닝. SSIM·LPIPS·FID 자동 평가</text:span></text:p>
          </table:table-cell>
        </table:table-row>
      </table:table>
      <text:p text:style-name="Paragraph-735"/>
      <text:p text:style-name="Paragraph-736"><text:span text:style-name="p736-1-1"> (4-2) 인공지능 기술 활용 방안 도식화</text:span></text:p>
      <text:p text:style-name="Paragraph-737"/>
      <table:table table:style-name="Table-34">
        <table:table-column table:number-columns-repeated="1"/>
        <table:table-row>
          <table:table-cell table:style-name="Table-34-1-1" table:number-columns-spanned="1" table:number-rows-spanned="1">
            <text:p text:style-name="Paragraph-738"><text:span text:style-name="p738-1-1">[사용자] → [ToonStyle AI 플랫폼] → [출력]</text:span></text:p>
            <text:p text:style-name="Paragraph-738"><text:span text:style-name="p738-1-1"/></text:p>
            <text:p text:style-name="Paragraph-738"><text:span text:style-name="p738-1-1">사진 업로드 ──▶ Pass 1: 화풍 변환</text:span></text:p>
            <text:p text:style-name="Paragraph-738"><text:span text:style-name="p738-1-1">작가 선택         SDXL + LoRA(작가별)</text:span></text:p>
            <text:p text:style-name="Paragraph-738"><text:span text:style-name="p738-1-1">파라미터 조절     + ControlNet(Canny, 선택)</text:span></text:p>
            <text:p text:style-name="Paragraph-738"><text:span text:style-name="p738-1-1">                         ▼</text:span></text:p>
            <text:p text:style-name="Paragraph-738"><text:span text:style-name="p738-1-1">                  Pass 2: 얼굴 복원 ──▶ 변환 이미지</text:span></text:p>
            <text:p text:style-name="Paragraph-738"><text:span text:style-name="p738-1-1">                  IP-Adapter(원본 참조)    다운로드/공유</text:span></text:p>
            <text:p text:style-name="Paragraph-738"><text:span text:style-name="p738-1-1">                  정체성 복원 + 스타일 유지  갤러리 저장</text:span></text:p>
            <text:p text:style-name="Paragraph-738"><text:span text:style-name="p738-1-1"/></text:p>
            <text:p text:style-name="Paragraph-738"><text:span text:style-name="p738-1-1">[모델 학습 파이프라인]</text:span></text:p>
            <text:p text:style-name="Paragraph-738"><text:span text:style-name="p738-1-1">작가 원화(50~100장) → 자동 전처리/캡셔닝(선별, BLIP-2) → SDXL LoRA 학습(dim=32, ~40분/작가) → 작가 화풍 모델(.safetensors) → 프리셋 등록</text:span></text:p>
          </table:table-cell>
        </table:table-row>
      </table:table>
      <text:p text:style-name="Paragraph-739"><text:span text:style-name="p739-1-1">5. 상용화(비즈니스) 계획/전략</text:span></text:p>
      <text:p text:style-name="Paragraph-740"/>
      <table:table table:style-name="Table-35">
        <table:table-column table:number-columns-repeated="3"/>
        <table:table-row>
          <table:table-cell table:style-name="Table-35-1-1" table:number-columns-spanned="1" table:number-rows-spanned="1">
            <text:p text:style-name="Paragraph-741"><text:span text:style-name="p741-1-1">비즈니스</text:span></text:p>
            <text:p text:style-name="Paragraph-742"><text:span text:style-name="p742-1-1">모델</text:span></text:p>
            <text:p text:style-name="Paragraph-743"><text:span text:style-name="p743-1-1">(상용화 방안)</text:span></text:p>
          </table:table-cell>
          <table:table-cell table:style-name="Table-35-1-2" table:number-columns-spanned="2" table:number-rows-spanned="1">
            <text:p text:style-name="바탕글">ㅇ B2C 구독형 SaaS: 월정액(월 9,900~29,900원, 변환 크레딧제) + 건별 결제(건당 1,000~3,000원). 무료 체험 3회 제공으로 진입 장벽 최소화</text:p>
            <text:p text:style-name="바탕글">- B2B API 라이선스: 콘텐츠 제작사·마케팅 에이전시 대상, 월 100만~500만원(호출량 기반)</text:p>
            <text:p text:style-name="바탕글">- IP 라이선싱: 위즈데이터 보유 7080 만화작가 IP 기반 변환 결과물 상업 이용권(별도 협의)</text:p>
            <text:p text:style-name="바탕글">- 굿즈/파생 상품: 화풍 변환 기반 프로필, 엽서, 포스터, NFT 등(건당 5,000~50,000원)</text:p>
            <text:p text:style-name="바탕글">ㅇ 투자유치 전략: 2026 하반기 시드 투자 3~5억원 유치 목표</text:p>
            <text:p text:style-name="바탕글">- KOCCA AI 콘텐츠 페스티벌, 대전창조경제혁신센터 IR 데모데이 참가</text:p>
            <text:p text:style-name="바탕글">- 베타 서비스 MAU 1,000명·변환 10,000건 실적 기반 VC/엔젤 피칭</text:p>
          </table:table-cell>
        </table:table-row>
        <table:table-row>
          <table:table-cell table:style-name="Table-35-2-1" table:number-columns-spanned="1" table:number-rows-spanned="2">
            <text:p text:style-name="Paragraph-747"><text:span text:style-name="p747-1-1">시장진출</text:span></text:p>
            <text:p text:style-name="Paragraph-748"><text:span text:style-name="p748-1-1">(사업화)</text:span></text:p>
          </table:table-cell>
          <table:table-cell table:style-name="Table-35-2-2" table:number-columns-spanned="1" table:number-rows-spanned="1">
            <text:p text:style-name="Paragraph-749"><text:span text:style-name="p749-1-1">목표 </text:span><text:span text:style-name="p749-2-1">소비층</text:span></text:p>
          </table:table-cell>
          <table:table-cell table:style-name="Table-35-2-3" table:number-columns-spanned="1" table:number-rows-spanned="1">
            <text:p text:style-name="바탕글">ㅇ B2C 1차 타깃 — 7080 세대 향수를 가진 30~50대</text:p>
            <text:p text:style-name="바탕글">- 어린 시절 만화에 대한 감성적 기억 보유, 본인·가족 사진을 추억의 화풍으로 변환하는 '레트로 셀피' 수요. 높은 구매력(가구 평균 소득 최상위 연령대)과 결합하여 안정적 매출 기반</text:p>
            <text:p text:style-name="바탕글">ㅇ B2C 2차 타깃 — SNS 크리에이터(20~30대)</text:p>
            <text:p text:style-name="바탕글">- 차별화된 프로필/콘텐츠 소재로 활용, '내 사진 만화 변환' 바이럴 확산력 기대. 인스타그램·틱톡 중심</text:p>
            <text:p text:style-name="바탕글">ㅇ B2C 3차 타깃 — K-콘텐츠 글로벌 팬</text:p>
            <text:p text:style-name="바탕글">- 한국 만화 스타일 체험 수요, 다국어(영·일) 지원 시 해외 MAU 확보 가능</text:p>
            <text:p text:style-name="바탕글">ㅇ B2B — 콘텐츠 제작사(웹툰·애니 스튜디오), 마케팅 에이전시(캠페인 소재), 문화기관(미술관·박물관 기획전), 교육기관</text:p>
            <text:p text:style-name="바탕글">- 정식 IP 라이선싱이라는 법적·윤리적 안전성이 B2B 고객의 핵심 구매 요인</text:p>
          </table:table-cell>
        </table:table-row>
        <table:table-row>
          <table:table-cell table:style-name="Table-35-3-1" table:number-columns-spanned="1" table:number-rows-spanned="1">
            <text:p text:style-name="Paragraph-754"><text:span text:style-name="p754-1-1">목표</text:span><text:span text:style-name="p754-2-1">시장</text:span></text:p>
          </table:table-cell>
          <table:table-cell table:style-name="Table-35-3-2" table:number-columns-spanned="1" table:number-rows-spanned="1">
            <text:p text:style-name="바탕글">ㅇ 국내 시장</text:p>
            <text:p text:style-name="바탕글">- AI 이미지 생성 시장: 2024년 약 300억원 → 2028년 연 800억원 전망(연평균 28% 성장)</text:p>
            <text:p text:style-name="바탕글">- 7080 향수 콘텐츠 시장: 해당 세대 인구 3,000만명+, '응답하라' 시리즈 이후 레트로 콘텐츠 소비 지속 증가세</text:p>
            <text:p text:style-name="바탕글">- 국내 진입 전략: ① 정식 IP 라이선싱(법적 안전) 차별점으로 B2B 기업 고객 선점 → ② SNS 바이럴을 통한 B2C 대중 확산</text:p>
            <text:p text:style-name="바탕글">ㅇ 해외 시장</text:p>
            <text:p text:style-name="바탕글">- K-콘텐츠 글로벌 시장: 한류 콘텐츠 수출 2025년 150억달러 돌파, 동남아·미주 한류 팬덤 2억명+</text:p>
            <text:p text:style-name="바탕글">- 해외 진입 전략: 2027년 영문·일문 버전 출시, 'K-style 만화 변환'이라는 고유 가치로 글로벌 AI 이미지 서비스와 차별화</text:p>
            <text:p text:style-name="바탕글">- K-만화(한국 특유의 만화 화풍)는 웹툰의 글로벌 확산으로 이미 인지도 확보 → 진입 비용 최소화</text:p>
          </table:table-cell>
        </table:table-row>
        <table:table-row>
          <table:table-cell table:style-name="Table-35-4-1" table:number-columns-spanned="1" table:number-rows-spanned="1">
            <text:p text:style-name="Paragraph-758"><text:span text:style-name="p758-1-1">홍보, </text:span></text:p>
            <text:p text:style-name="Paragraph-759"><text:span text:style-name="p759-1-1">마케팅 계획</text:span></text:p>
          </table:table-cell>
          <table:table-cell table:style-name="Table-35-4-2" table:number-columns-spanned="2" table:number-rows-spanned="1">
            <text:p text:style-name="바탕글">ㅇ 4~5월 (준비기)</text:p>
            <text:p text:style-name="바탕글">- 브랜드 아이덴티티(BI) 확립, ToonStyle AI 랜딩 페이지 구축</text:p>
            <text:p text:style-name="바탕글">- 소셜 채널 개설(인스타그램·유튜브), 7080 만화작가 소개 티저 콘텐츠 3편 제작</text:p>
            <text:p text:style-name="바탕글">ㅇ 6~7월 (사전 홍보)</text:p>
            <text:p text:style-name="바탕글">- '작가 이야기' 시리즈 콘텐츠 연재(주 2회, 인스타+블로그)</text:p>
            <text:p text:style-name="바탕글">- 인플루언서 시딩 10명(레트로·일러스트 분야), 클로즈드 베타 대기 신청 페이지 운영</text:p>
            <text:p text:style-name="바탕글">- 네이버 카페·커뮤니티(7080 향수, 만화 관련) 대상 사전 홍보</text:p>
            <text:p text:style-name="바탕글">ㅇ 8월 (클로즈드 베타)</text:p>
            <text:p text:style-name="바탕글">- 초대 코드 기반 베타 오픈(목표 500명), 얼리어답터 피드백 수집</text:p>
            <text:p text:style-name="바탕글">- SNS 바이럴 이벤트: '#내사진만화변환' 챌린지, 우수 변환작 시상(상품권)</text:p>
            <text:p text:style-name="바탕글">ㅇ 9월 (오픈 베타 런칭)</text:p>
            <text:p text:style-name="바탕글">- 정식 오픈, 론칭 프로모션(첫 3회 무료 변환)</text:p>
            <text:p text:style-name="바탕글">- 보도자료 배포(IT·문화 매체 15곳+), 네이버 블로그·유튜브 리뷰어 협업(5명+)</text:p>
            <text:p text:style-name="바탕글">ㅇ 10월 (확산기)</text:p>
            <text:p text:style-name="바탕글">- KOCCA AI 콘텐츠 페스티벌 전시·라이브 데모</text:p>
            <text:p text:style-name="바탕글">- B2B 기업 고객 대상 API 활용 세미나, 유튜브·인스타 광고 집행(월 300만원)</text:p>
            <text:p text:style-name="바탕글">ㅇ 11월 (성과 확인)</text:p>
            <text:p text:style-name="바탕글">- 사용자 데이터 분석 및 KPI 달성 현황 보고</text:p>
            <text:p text:style-name="바탕글">- IR 피칭(대전창조경제혁신센터 데모데이), VC 대상 개별 미팅, 성과 사례집 제작</text:p>
          </table:table-cell>
        </table:table-row>
      </table:table>
      <text:p text:style-name="Paragraph-771"/>
      <table:table table:style-name="Table-36">
        <table:table-column table:number-columns-repeated="2"/>
        <table:table-row>
          <table:table-cell table:style-name="Table-36-1-1" table:number-columns-spanned="1" table:number-rows-spanned="1">
            <text:p text:style-name="Paragraph-772"><text:span text:style-name="p772-1-1">2-2</text:span></text:p>
          </table:table-cell>
          <table:table-cell table:style-name="Table-36-1-2" table:number-columns-spanned="1" table:number-rows-spanned="1">
            <text:p text:style-name="Paragraph-773"><text:span text:style-name="p773-1-1"> </text:span><text:span text:style-name="p773-1-2"> 과제 성과목표(</text:span><text:span text:style-name="p773-1-3">KPI) </text:span><text:span text:style-name="p773-1-4">계획</text:span></text:p>
          </table:table-cell>
        </table:table-row>
      </table:table>
      <text:p text:style-name="Paragraph-774"><text:span text:style-name="p774-1-1">1. 매출 및 투자유치 계획</text:span></text:p>
      <text:p text:style-name="Paragraph-775"/>
      <table:table table:style-name="Table-37">
        <table:table-column table:number-columns-repeated="3"/>
        <table:table-row>
          <table:table-cell table:style-name="Table-37-1-1" table:number-columns-spanned="2" table:number-rows-spanned="1">
            <text:p text:style-name="Paragraph-776"><text:span text:style-name="p776-1-1">예상 매출액 </text:span><text:span text:style-name="p776-2-1">및 투자유치액</text:span></text:p>
            <text:p text:style-name="Paragraph-777"><text:span text:style-name="p777-1-1">※ 2026</text:span><text:span text:style-name="p777-1-2">년은 </text:span><text:span text:style-name="p777-2-1">1P </text:span><text:span text:style-name="p777-2-2">과제 </text:span><text:span text:style-name="p777-3-1">성과목표(</text:span><text:span text:style-name="p777-3-2">KPI)</text:span><text:span text:style-name="p777-4-1">와 통일</text:span></text:p>
          </table:table-cell>
          <table:table-cell table:style-name="Table-37-1-2" table:number-columns-spanned="1" table:number-rows-spanned="1">
            <text:p text:style-name="바탕글"><text:span text:style-name="p778-1-1">ㅇ 당해년도 매출액 및 투자유치액 목표</text:span></text:p>
            <text:p text:style-name="Paragraph-779"/>
            <table:table table:style-name="Table-38">
              <table:table-column table:number-columns-repeated="3"/>
              <table:table-row>
                <table:table-cell table:style-name="Table-38-1-1" table:number-columns-spanned="1" table:number-rows-spanned="1">
                  <text:p text:style-name="Paragraph-780"><text:span text:style-name="p780-1-1">연도</text:span></text:p>
                </table:table-cell>
                <table:table-cell table:style-name="Table-38-1-2" table:number-columns-spanned="1" table:number-rows-spanned="1">
                  <text:p text:style-name="Paragraph-781"><text:span text:style-name="p781-1-1">2026년</text:span></text:p>
                </table:table-cell>
                <table:table-cell table:style-name="Table-38-1-3" table:number-columns-spanned="1" table:number-rows-spanned="1">
                  <text:p text:style-name="Paragraph-782"><text:span text:style-name="p782-1-1">예상 방안(매출 및 투자유치 예상 수요처)</text:span></text:p>
                </table:table-cell>
              </table:table-row>
              <table:table-row>
                <table:table-cell table:style-name="Table-38-2-1" table:number-columns-spanned="1" table:number-rows-spanned="1">
                  <text:p text:style-name="표내용"><text:span text:style-name="p783-1-1">50,000,000</text:span></text:p>
                </table:table-cell>
                <table:table-cell table:style-name="Table-38-2-2" table:number-columns-spanned="1" table:number-rows-spanned="1">
                  <text:p text:style-name="Paragraph-784"><text:span text:style-name="p784-1-1">원</text:span></text:p>
                </table:table-cell>
                <table:table-cell table:style-name="Table-38-2-3" table:number-columns-spanned="1" table:number-rows-spanned="1">
                  <text:p text:style-name="바탕글">베타 서비스 B2C 구독 매출(월 9,900~29,900원 × 목표 1,000 MAU)</text:p>
                  <text:p text:style-name="바탕글">B2B API PoC 계약 1건(콘텐츠 제작사 또는 마케팅 에이전시)</text:p>
                  <text:p text:style-name="바탕글">굿즈 제작 판매(화풍변환 엽서·프로필 등)</text:p>
                </table:table-cell>
              </table:table-row>
              <table:table-row>
                <table:table-cell table:style-name="Table-38-3-1" table:number-columns-spanned="1" table:number-rows-spanned="1">
                  <text:p text:style-name="표내용"><text:span text:style-name="p786-1-1">300,000,000</text:span></text:p>
                </table:table-cell>
                <table:table-cell table:style-name="Table-38-3-2" table:number-columns-spanned="1" table:number-rows-spanned="1">
                  <text:p text:style-name="Paragraph-787"><text:span text:style-name="p787-1-1">원</text:span></text:p>
                </table:table-cell>
                <table:table-cell table:style-name="Table-38-3-3" table:number-columns-spanned="1" table:number-rows-spanned="1">
                  <text:p text:style-name="바탕글">시드 투자 3억원 목표(VC/엔젤)</text:p>
                  <text:p text:style-name="바탕글">KOCCA AI콘텐츠 페스티벌 IR 데모, 대전창조경제혁신센터 데모데이</text:p>
                  <text:p text:style-name="바탕글">베타 서비스 MAU·전환율 실적 기반 피칭</text:p>
                </table:table-cell>
              </table:table-row>
              <table:table-row>
                <table:table-cell table:style-name="Table-38-4-1" table:number-columns-spanned="1" table:number-rows-spanned="1">
                  <text:p text:style-name="Paragraph-789"><text:span text:style-name="p789-1-1">합 계</text:span></text:p>
                </table:table-cell>
                <table:table-cell table:style-name="Table-38-4-2" table:number-columns-spanned="1" table:number-rows-spanned="1">
                  <text:p text:style-name="바탕글">350,000,000</text:p>
                </table:table-cell>
                <table:table-cell table:style-name="Table-38-4-3" table:number-columns-spanned="1" table:number-rows-spanned="1">
                  <text:p text:style-name="바탕글">원</text:p>
                </table:table-cell>
              </table:table-row>
            </table:table>
            <text:p text:style-name="바탕글"><text:span text:style-name="p792-1-1">ㅇ 향후 2개년 목표</text:span></text:p>
            <text:p text:style-name="Paragraph-793"/>
            <table:table table:style-name="Table-39">
              <table:table-column table:number-columns-repeated="5"/>
              <table:table-row>
                <table:table-cell table:style-name="Table-39-1-1" table:number-columns-spanned="1" table:number-rows-spanned="1">
                  <text:p text:style-name="Paragraph-794"><text:span text:style-name="p794-1-1">연도</text:span></text:p>
                </table:table-cell>
                <table:table-cell table:style-name="Table-39-1-2" table:number-columns-spanned="1" table:number-rows-spanned="1">
                  <text:p text:style-name="Paragraph-795"><text:span text:style-name="p795-1-1">2027년</text:span></text:p>
                </table:table-cell>
                <table:table-cell table:style-name="Table-39-1-3" table:number-columns-spanned="1" table:number-rows-spanned="1">
                  <text:p text:style-name="Paragraph-796"><text:span text:style-name="p796-1-1">노력 방안</text:span></text:p>
                </table:table-cell>
                <table:table-cell table:style-name="Table-39-1-4" table:number-columns-spanned="1" table:number-rows-spanned="1">
                  <text:p text:style-name="Paragraph-797"><text:span text:style-name="p797-1-1">2028년</text:span></text:p>
                </table:table-cell>
                <table:table-cell table:style-name="Table-39-1-5" table:number-columns-spanned="1" table:number-rows-spanned="1">
                  <text:p text:style-name="Paragraph-798"><text:span text:style-name="p798-1-1">노력 방안</text:span></text:p>
                </table:table-cell>
              </table:table-row>
              <table:table-row>
                <table:table-cell table:style-name="Table-39-2-1" table:number-columns-spanned="1" table:number-rows-spanned="1">
                  <text:p text:style-name="표내용"><text:span text:style-name="p799-1-1">매출액</text:span></text:p>
                </table:table-cell>
                <table:table-cell table:style-name="Table-39-2-2" table:number-columns-spanned="1" table:number-rows-spanned="1">
                  <text:p text:style-name="바탕글">300,000,000원</text:p>
                </table:table-cell>
                <table:table-cell table:style-name="Table-39-2-3" table:number-columns-spanned="1" table:number-rows-spanned="1">
                  <text:p text:style-name="바탕글">SaaS 구독 확대(MAU 5,000명 목표)</text:p>
                  <text:p text:style-name="바탕글">B2B API 정식 라이선스 3건+</text:p>
                  <text:p text:style-name="바탕글">IP 활용 굿즈·NFT 매출</text:p>
                </table:table-cell>
                <table:table-cell table:style-name="Table-39-2-4" table:number-columns-spanned="1" table:number-rows-spanned="1">
                  <text:p text:style-name="바탕글">1,000,000천원</text:p>
                </table:table-cell>
                <table:table-cell table:style-name="Table-39-2-5" table:number-columns-spanned="1" table:number-rows-spanned="1">
                  <text:p text:style-name="바탕글">글로벌(영·일) 서비스 확장</text:p>
                  <text:p text:style-name="바탕글">B2B API 10건+, 대형 IP 콜라보</text:p>
                  <text:p text:style-name="바탕글">기업 고객 연간 계약 전환</text:p>
                </table:table-cell>
              </table:table-row>
              <table:table-row>
                <table:table-cell table:style-name="Table-39-3-1" table:number-columns-spanned="1" table:number-rows-spanned="1">
                  <text:p text:style-name="표내용"><text:span text:style-name="p804-1-1">투자유치액</text:span></text:p>
                </table:table-cell>
                <table:table-cell table:style-name="Table-39-3-2" table:number-columns-spanned="1" table:number-rows-spanned="1">
                  <text:p text:style-name="바탕글">1,000,000,000원</text:p>
                </table:table-cell>
                <table:table-cell table:style-name="Table-39-3-3" table:number-columns-spanned="1" table:number-rows-spanned="1">
                  <text:p text:style-name="바탕글">시리즈A 10~20억원 유치</text:p>
                  <text:p text:style-name="바탕글">MAU·ARR 실적 기반 VC 피칭</text:p>
                  <text:p text:style-name="바탕글">해외 진출 로드맵 제시</text:p>
                </table:table-cell>
                <table:table-cell table:style-name="Table-39-3-4" table:number-columns-spanned="1" table:number-rows-spanned="1">
                  <text:p text:style-name="바탕글">2,000,000천원</text:p>
                </table:table-cell>
                <table:table-cell table:style-name="Table-39-3-5" table:number-columns-spanned="1" table:number-rows-spanned="1">
                  <text:p text:style-name="바탕글">시리즈B 20억원+ 유치</text:p>
                  <text:p text:style-name="바탕글">글로벌 MAU·매출 실적 기반</text:p>
                  <text:p text:style-name="바탕글">전략적 투자자(콘텐츠/IP 기업) 유치</text:p>
                </table:table-cell>
              </table:table-row>
              <table:table-row>
                <table:table-cell table:style-name="Table-39-4-1" table:number-columns-spanned="1" table:number-rows-spanned="1">
                  <text:p text:style-name="표내용"><text:span text:style-name="p809-1-1">합계</text:span></text:p>
                </table:table-cell>
                <table:table-cell table:style-name="Table-39-4-2" table:number-columns-spanned="1" table:number-rows-spanned="1">
                  <text:p text:style-name="바탕글">1,300,000,000원</text:p>
                </table:table-cell>
                <table:table-cell table:style-name="Table-39-4-3" table:number-columns-spanned="1" table:number-rows-spanned="1">
                  <text:p text:style-name="바탕글"/>
                </table:table-cell>
                <table:table-cell table:style-name="Table-39-4-4" table:number-columns-spanned="1" table:number-rows-spanned="1">
                  <text:p text:style-name="바탕글">3,000,000천원</text:p>
                </table:table-cell>
                <table:table-cell table:style-name="Table-39-4-5" table:number-columns-spanned="1" table:number-rows-spanned="1">
                  <text:p text:style-name="바탕글"/>
                </table:table-cell>
              </table:table-row>
            </table:table>
            <text:p text:style-name="바탕글"><text:span text:style-name="p814-1-1">ㅇ 맑은고딕, 10 </text:span><text:span text:style-name="p814-1-2">pt</text:span></text:p>
            <text:p text:style-name="바탕글"><text:span text:style-name="p815-1-1">  - 맑은고딕, 10 </text:span><text:span text:style-name="p815-1-2">pt</text:span></text:p>
            <text:p text:style-name="Paragraph-816"><text:span text:style-name="p816-1-1"> ※ </text:span><text:span text:style-name="p816-1-2">본 사업을 통해 발생가능한 25</text:span><text:span text:style-name="p816-1-3">~27</text:span><text:span text:style-name="p816-1-4">년 3개년 간 목표를 근거를 제시하여 작성</text:span></text:p>
            <text:p text:style-name="Paragraph-817"><text:span text:style-name="p817-1-1"> ※ </text:span><text:span text:style-name="p817-1-2">향후 발생 가능한 3년간 성과조사/실적 제출 기간을 반영한 내용이므로 구체적인 설명을 요청 드립니다.</text:span></text:p>
          </table:table-cell>
        </table:table-row>
        <table:table-row>
          <table:table-cell table:style-name="Table-37-2-1" table:number-columns-spanned="2" table:number-rows-spanned="1">
            <text:p text:style-name="Paragraph-818"><text:span text:style-name="p818-1-1">2026년</text:span></text:p>
            <text:p text:style-name="Paragraph-819"><text:span text:style-name="p819-1-1">매출</text:span><text:span text:style-name="p819-1-2">‧</text:span><text:span text:style-name="p819-1-3">투자유치 </text:span><text:span text:style-name="p819-2-1">계획</text:span></text:p>
          </table:table-cell>
          <table:table-cell table:style-name="Table-37-2-2" table:number-columns-spanned="1" table:number-rows-spanned="1">
            <text:p text:style-name="바탕글">ㅇ 매출 계획</text:p>
            <text:p text:style-name="바탕글">- 2026년 하반기: 오픈 베타 런칭 후 B2C SaaS 구독(월 9,900~29,900원) 및 건별 결제로 5,000만원 매출 목표. B2B API PoC 계약 1건(콘텐츠 제작사) 추진</text:p>
            <text:p text:style-name="바탕글">- 정식 IP 라이선싱 기반이라는 법적 안전성을 B2B 기업 고객의 핵심 구매 요인으로 활용하여 시장 진입</text:p>
            <text:p text:style-name="바탕글">- 2027년: SaaS 구독 MAU 5,000명 확보 + B2B API 라이선스 3건으로 3억원 매출 목표</text:p>
            <text:p text:style-name="바탕글">ㅇ 투자유치 계획</text:p>
            <text:p text:style-name="바탕글">- 2026년 10~11월 IR 피칭: KOCCA AI 콘텐츠 페스티벌 전시·데모, 대전창조경제혁신센터 IR 데모데이 참가</text:p>
            <text:p text:style-name="바탕글">- 베타 서비스 MAU 1,000명·변환 10,000건·B2B PoC 1건 실적을 기반으로 시드 투자 3~5억원 유치 목표</text:p>
            <text:p text:style-name="바탕글">- VC/엔젤 투자자 대상 개별 미팅 5회 이상 추진. 정식 IP 라이선싱, 자체 개발 2-pass 파이프라인, PoC 실적을 핵심 투자 포인트로 제시</text:p>
          </table:table-cell>
        </table:table-row>
      </table:table>
      <text:p text:style-name="Paragraph-822"><text:span text:style-name="p822-1-1">2. 일자리 창출 계획</text:span></text:p>
      <text:p text:style-name="Paragraph-823"/>
      <table:table table:style-name="Table-40">
        <table:table-column table:number-columns-repeated="1"/>
        <table:table-row>
          <table:table-cell table:style-name="Table-40-1-1" table:number-columns-spanned="1" table:number-rows-spanned="1">
            <text:p text:style-name="Paragraph-824"><text:span text:style-name="p824-1-1"> ☞</text:span><text:span text:style-name="p824-1-2"> </text:span><text:span text:style-name="p824-1-3">본 과제를 통해 협약시작일 이후에 국고지원금을 편성하여 신규 채용한 인력이 일자리 창출의 대상이 됨(계획 없음은 불가능)</text:span></text:p>
            <text:p text:style-name="Paragraph-825"><text:span text:style-name="p825-1-1"> - </text:span><text:span text:style-name="p825-1-2">해당 계획 대비 달성 여부를 결과평가 때 확인 예정(미달성 시 감정 등 불이익 있으므로, 달성 가능한 최소 목표만 적어주세요)</text:span></text:p>
          </table:table-cell>
        </table:table-row>
      </table:table>
      <text:p text:style-name="Paragraph-826"/>
      <table:table table:style-name="Table-41">
        <table:table-column table:number-columns-repeated="3"/>
        <table:table-row>
          <table:table-cell table:style-name="Table-41-1-1" table:number-columns-spanned="1" table:number-rows-spanned="2">
            <text:p text:style-name="Paragraph-827"><text:span text:style-name="p827-1-1">일자리 창출</text:span></text:p>
            <text:p text:style-name="Paragraph-828"><text:span text:style-name="p828-1-1">계획</text:span></text:p>
            <text:p text:style-name="Paragraph-829"><text:span text:style-name="p829-1-1">※ 2026</text:span><text:span text:style-name="p829-1-2">년은 </text:span><text:span text:style-name="p829-2-1">1P </text:span><text:span text:style-name="p829-2-2">과제 </text:span><text:span text:style-name="p829-3-1">성과목표(</text:span><text:span text:style-name="p829-3-2">KPI)</text:span><text:span text:style-name="p829-4-1">와 통일</text:span></text:p>
          </table:table-cell>
          <table:table-cell table:style-name="Table-41-1-2" table:number-columns-spanned="1" table:number-rows-spanned="1">
            <text:p text:style-name="Paragraph-830"><text:span text:style-name="p830-1-1">목표치</text:span></text:p>
          </table:table-cell>
          <table:table-cell table:style-name="Table-41-1-3" table:number-columns-spanned="1" table:number-rows-spanned="1">
            <text:p text:style-name="바탕글">2명</text:p>
          </table:table-cell>
        </table:table-row>
        <table:table-row>
          <table:table-cell table:style-name="Table-41-2-1" table:number-columns-spanned="2" table:number-rows-spanned="1">
            <text:p text:style-name="바탕글"><text:span text:style-name="p832-1-1">ㅇ 일자리 창출 방안(채용 방식 등)</text:span></text:p>
            <text:p text:style-name="바탕글"><text:span text:style-name="p833-1-1">  - </text:span></text:p>
            <text:p text:style-name="Paragraph-834"/>
            <table:table table:style-name="Table-42">
              <table:table-column table:number-columns-repeated="7"/>
              <table:table-row>
                <table:table-cell table:style-name="Table-42-1-1" table:number-columns-spanned="1" table:number-rows-spanned="1">
                  <text:p text:style-name="Paragraph-835"><text:span text:style-name="p835-1-1">연</text:span><text:span text:style-name="p835-2-1">번</text:span></text:p>
                </table:table-cell>
                <table:table-cell table:style-name="Table-42-1-2" table:number-columns-spanned="1" table:number-rows-spanned="1">
                  <text:p text:style-name="Paragraph-836"><text:span text:style-name="p836-1-1">기관</text:span></text:p>
                </table:table-cell>
                <table:table-cell table:style-name="Table-42-1-3" table:number-columns-spanned="1" table:number-rows-spanned="1">
                  <text:p text:style-name="Paragraph-837"><text:span text:style-name="p837-1-1">고용형태</text:span></text:p>
                </table:table-cell>
                <table:table-cell table:style-name="Table-42-1-4" table:number-columns-spanned="1" table:number-rows-spanned="1">
                  <text:p text:style-name="Paragraph-838"><text:span text:style-name="p838-1-1">수행업무</text:span></text:p>
                </table:table-cell>
                <table:table-cell table:style-name="Table-42-1-5" table:number-columns-spanned="1" table:number-rows-spanned="1">
                  <text:p text:style-name="Paragraph-839"><text:span text:style-name="p839-1-1">참여기간</text:span></text:p>
                </table:table-cell>
                <table:table-cell table:style-name="Table-42-1-6" table:number-columns-spanned="1" table:number-rows-spanned="1">
                  <text:p text:style-name="Paragraph-840"><text:span text:style-name="p840-1-1">채용</text:span></text:p>
                  <text:p text:style-name="Paragraph-841"><text:span text:style-name="p841-1-1">인원 수</text:span></text:p>
                </table:table-cell>
                <table:table-cell table:style-name="Table-42-1-7" table:number-columns-spanned="1" table:number-rows-spanned="1">
                  <text:p text:style-name="Paragraph-842"><text:span text:style-name="p842-1-1">해당인력 채용 필요성</text:span></text:p>
                </table:table-cell>
              </table:table-row>
              <table:table-row>
                <table:table-cell table:style-name="Table-42-2-1" table:number-columns-spanned="1" table:number-rows-spanned="1">
                  <text:p text:style-name="Paragraph-843"><text:span text:style-name="p843-1-1">1</text:span></text:p>
                </table:table-cell>
                <table:table-cell table:style-name="Table-42-2-2" table:number-columns-spanned="1" table:number-rows-spanned="1">
                  <text:p text:style-name="Paragraph-844"><text:span text:style-name="p844-1-1">주관기관(인튜웍스)</text:span></text:p>
                </table:table-cell>
                <table:table-cell table:style-name="Table-42-2-3" table:number-columns-spanned="1" table:number-rows-spanned="1">
                  <text:p text:style-name="바탕글">정규직</text:p>
                </table:table-cell>
                <table:table-cell table:style-name="Table-42-2-4" table:number-columns-spanned="1" table:number-rows-spanned="1">
                  <text:p text:style-name="바탕글">AI 엔지니어
(모델 학습/추론 최적화)</text:p>
                </table:table-cell>
                <table:table-cell table:style-name="Table-42-2-5" table:number-columns-spanned="1" table:number-rows-spanned="1">
                  <text:p text:style-name="바탕글">26.5.1.~26.11.30
(7개월)</text:p>
                </table:table-cell>
                <table:table-cell table:style-name="Table-42-2-6" table:number-columns-spanned="1" table:number-rows-spanned="1">
                  <text:p text:style-name="바탕글">1명</text:p>
                </table:table-cell>
                <table:table-cell table:style-name="Table-42-2-7" table:number-columns-spanned="1" table:number-rows-spanned="1">
                  <text:p text:style-name="바탕글">추가 작가 모델 학습(5인→10인+) 및</text:p>
                  <text:p text:style-name="바탕글">2-pass 파이프라인 고도화에 필요.</text:p>
                  <text:p text:style-name="바탕글">LoRA·IP-Adapter 튜닝, GPU 추론</text:p>
                  <text:p text:style-name="바탕글">최적화 전문 인력 필수</text:p>
                </table:table-cell>
              </table:table-row>
              <table:table-row>
                <table:table-cell table:style-name="Table-42-3-1" table:number-columns-spanned="1" table:number-rows-spanned="1">
                  <text:p text:style-name="Paragraph-850"><text:span text:style-name="p850-1-1">2</text:span></text:p>
                </table:table-cell>
                <table:table-cell table:style-name="Table-42-3-2" table:number-columns-spanned="1" table:number-rows-spanned="1">
                  <text:p text:style-name="바탕글">참여기관
(위즈데이터)</text:p>
                </table:table-cell>
                <table:table-cell table:style-name="Table-42-3-3" table:number-columns-spanned="1" table:number-rows-spanned="1">
                  <text:p text:style-name="바탕글">계약직</text:p>
                </table:table-cell>
                <table:table-cell table:style-name="Table-42-3-4" table:number-columns-spanned="1" table:number-rows-spanned="1">
                  <text:p text:style-name="바탕글">콘텐츠 기획/QA</text:p>
                </table:table-cell>
                <table:table-cell table:style-name="Table-42-3-5" table:number-columns-spanned="1" table:number-rows-spanned="1">
                  <text:p text:style-name="바탕글">26.7.1.~26.11.30
(5개월)</text:p>
                </table:table-cell>
                <table:table-cell table:style-name="Table-42-3-6" table:number-columns-spanned="1" table:number-rows-spanned="1">
                  <text:p text:style-name="바탕글">1명</text:p>
                </table:table-cell>
                <table:table-cell table:style-name="Table-42-3-7" table:number-columns-spanned="1" table:number-rows-spanned="1">
                  <text:p text:style-name="바탕글">IP 원화 디지털화·정제 작업 및</text:p>
                  <text:p text:style-name="바탕글">변환 결과물 품질 검수(QA) 담당.</text:p>
                  <text:p text:style-name="바탕글">작가별 화풍 충실도 평가에 만화/</text:p>
                  <text:p text:style-name="바탕글">일러스트 전문 지식 필요</text:p>
                </table:table-cell>
              </table:table-row>
              <table:table-row>
                <table:table-cell table:style-name="Table-42-4-1" table:number-columns-spanned="1" table:number-rows-spanned="1">
                  <text:p text:style-name="Paragraph-857"><text:span text:style-name="p857-1-1">3</text:span></text:p>
                </table:table-cell>
                <table:table-cell table:style-name="Table-42-4-2" table:number-columns-spanned="1" table:number-rows-spanned="1">
                  <text:p text:style-name="Paragraph-858"/>
                </table:table-cell>
                <table:table-cell table:style-name="Table-42-4-3" table:number-columns-spanned="1" table:number-rows-spanned="1">
                  <text:p text:style-name="Paragraph-859"/>
                </table:table-cell>
                <table:table-cell table:style-name="Table-42-4-4" table:number-columns-spanned="1" table:number-rows-spanned="1">
                  <text:p text:style-name="Paragraph-860"/>
                </table:table-cell>
                <table:table-cell table:style-name="Table-42-4-5" table:number-columns-spanned="1" table:number-rows-spanned="1">
                  <text:p text:style-name="Paragraph-861"/>
                </table:table-cell>
                <table:table-cell table:style-name="Table-42-4-6" table:number-columns-spanned="1" table:number-rows-spanned="1">
                  <text:p text:style-name="Paragraph-862"/>
                </table:table-cell>
                <table:table-cell table:style-name="Table-42-4-7" table:number-columns-spanned="1" table:number-rows-spanned="1">
                  <text:p text:style-name="Paragraph-863"/>
                </table:table-cell>
              </table:table-row>
              <table:table-row>
                <table:table-cell table:style-name="Table-42-5-1" table:number-columns-spanned="1" table:number-rows-spanned="1">
                  <text:p text:style-name="Paragraph-864"><text:span text:style-name="p864-1-1">4</text:span></text:p>
                </table:table-cell>
                <table:table-cell table:style-name="Table-42-5-2" table:number-columns-spanned="1" table:number-rows-spanned="1">
                  <text:p text:style-name="Paragraph-865"/>
                </table:table-cell>
                <table:table-cell table:style-name="Table-42-5-3" table:number-columns-spanned="1" table:number-rows-spanned="1">
                  <text:p text:style-name="Paragraph-866"/>
                </table:table-cell>
                <table:table-cell table:style-name="Table-42-5-4" table:number-columns-spanned="1" table:number-rows-spanned="1">
                  <text:p text:style-name="Paragraph-867"/>
                </table:table-cell>
                <table:table-cell table:style-name="Table-42-5-5" table:number-columns-spanned="1" table:number-rows-spanned="1">
                  <text:p text:style-name="Paragraph-868"/>
                </table:table-cell>
                <table:table-cell table:style-name="Table-42-5-6" table:number-columns-spanned="1" table:number-rows-spanned="1">
                  <text:p text:style-name="Paragraph-869"/>
                </table:table-cell>
                <table:table-cell table:style-name="Table-42-5-7" table:number-columns-spanned="1" table:number-rows-spanned="1">
                  <text:p text:style-name="Paragraph-870"/>
                </table:table-cell>
              </table:table-row>
            </table:table>
          </table:table-cell>
        </table:table-row>
      </table:table>
      <text:p text:style-name="Paragraph-871"/>
      <text:p text:style-name="Paragraph-872"><text:span text:style-name="p872-1-1">3. 자체 성과목표</text:span></text:p>
      <text:p text:style-name="Paragraph-873"/>
      <table:table table:style-name="Table-43">
        <table:table-column table:number-columns-repeated="1"/>
        <table:table-row>
          <table:table-cell table:style-name="Table-43-1-1" table:number-columns-spanned="1" table:number-rows-spanned="1">
            <text:p text:style-name="바탕글">ㅇ 자체 성과목표 (2026년 11월 기준)</text:p>
            <text:p text:style-name="바탕글"/>
            <text:p text:style-name="바탕글">① 플랫폼 월간 활성 사용자(MAU): 1,000명 이상</text:p>
            <text:p text:style-name="바탕글">   - 측정: Google Analytics 웹 분석</text:p>
            <text:p text:style-name="바탕글">   - 근거: 오픈 베타(9월) 후 2개월간 자연 유입 + SNS 마케팅 효과</text:p>
            <text:p text:style-name="바탕글"/>
            <text:p text:style-name="바탕글">② 화풍 변환 누적 건수: 10,000건 이상</text:p>
            <text:p text:style-name="바탕글">   - 측정: 시스템 변환 로그(자동 집계)</text:p>
            <text:p text:style-name="바탕글">   - 근거: MAU 1,000명 × 평균 10회/월 변환 추정</text:p>
            <text:p text:style-name="바탕글"/>
            <text:p text:style-name="바탕글">③ 탑재 작가 모델 수: 5인 이상</text:p>
            <text:p text:style-name="바탕글">   - 측정: 학습 완료 LoRA 모델 수</text:p>
            <text:p text:style-name="바탕글">   - 현재: 2인(이정문·신문수) → 사업 종료 시 5인+</text:p>
            <text:p text:style-name="바탕글"/>
            <text:p text:style-name="바탕글">④ 변환 품질(구조 유사도 SSIM): 0.70 이상</text:p>
            <text:p text:style-name="바탕글">   - 측정: 원본 대비 변환 이미지 자동 SSIM 평가</text:p>
            <text:p text:style-name="바탕글">   - 현재 PoC 실적: SSIM 0.7072 (신문수 프리셋 최적 파라미터)</text:p>
            <text:p text:style-name="바탕글"/>
            <text:p text:style-name="바탕글">⑤ 콘텐츠 실증 사례: 3건 이상</text:p>
            <text:p text:style-name="바탕글">   - 유형: B2B 기업 협업 실증, 문화기관 전시 활용, 교육 콘텐츠 제작 등</text:p>
            <text:p text:style-name="바탕글">   - 각 사례별 결과 보고서 작성 및 제출</text:p>
            <text:p text:style-name="바탕글"/>
            <text:p text:style-name="바탕글">⑥ 협약 및 MOU: 2건 이상</text:p>
            <text:p text:style-name="바탕글">   - 대상: IP 보유사(위즈데이터 외 추가), 콘텐츠 유통사, 문화기관 등</text:p>
            <text:p text:style-name="바탕글">   - 실증 결과를 기반으로 정식 협약 체결</text:p>
            <text:p text:style-name="바탕글"/>
            <text:p text:style-name="바탕글">⑦ B2B API PoC 계약: 1건 이상</text:p>
            <text:p text:style-name="바탕글">   - 대상: 콘텐츠 제작사 또는 마케팅 에이전시</text:p>
            <text:p text:style-name="바탕글">   - API 연동 테스트 완료 및 유상 계약 체결</text:p>
          </table:table-cell>
        </table:table-row>
      </table:table>
      <text:p text:style-name="Paragraph-875"/>
      <text:p text:style-name="Paragraph-876"/>
      <text:p text:style-name="Paragraph-877"/>
      <table:table table:style-name="Table-44">
        <table:table-column table:number-columns-repeated="2"/>
        <table:table-row>
          <table:table-cell table:style-name="Table-44-1-1" table:number-columns-spanned="1" table:number-rows-spanned="1">
            <text:p text:style-name="Paragraph-878"><text:span text:style-name="p878-1-1">2-3</text:span></text:p>
          </table:table-cell>
          <table:table-cell table:style-name="Table-44-1-2" table:number-columns-spanned="1" table:number-rows-spanned="1">
            <text:p text:style-name="Paragraph-879"><text:span text:style-name="p879-1-1"> </text:span><text:span text:style-name="p879-1-2">추진일정</text:span></text:p>
          </table:table-cell>
        </table:table-row>
      </table:table>
      <text:p text:style-name="Paragraph-880"><text:span text:style-name="p880-1-1"> </text:span></text:p>
      <table:table table:style-name="Table-45">
        <table:table-column table:number-columns-repeated="10"/>
        <table:table-row>
          <table:table-cell table:style-name="Table-45-1-1" table:number-columns-spanned="2" table:number-rows-spanned="2">
            <text:p text:style-name="Paragraph-881"><text:span text:style-name="p881-1-1">일 정</text:span></text:p>
            <text:p text:style-name="Paragraph-882"><text:span text:style-name="p882-1-1">수행내용</text:span></text:p>
          </table:table-cell>
          <table:table-cell table:style-name="Table-45-1-2" table:number-columns-spanned="8" table:number-rows-spanned="1">
            <text:p text:style-name="Paragraph-883"><text:span text:style-name="p883-1-1">추  진  일  정</text:span></text:p>
          </table:table-cell>
        </table:table-row>
        <table:table-row>
          <table:table-cell table:style-name="Table-45-2-1" table:number-columns-spanned="1" table:number-rows-spanned="1">
            <text:p text:style-name="Paragraph-884"><text:span text:style-name="p884-1-1">’26.4</text:span></text:p>
          </table:table-cell>
          <table:table-cell table:style-name="Table-45-2-2" table:number-columns-spanned="1" table:number-rows-spanned="1">
            <text:p text:style-name="Paragraph-885"><text:span text:style-name="p885-1-1">’26.5</text:span></text:p>
          </table:table-cell>
          <table:table-cell table:style-name="Table-45-2-3" table:number-columns-spanned="1" table:number-rows-spanned="1">
            <text:p text:style-name="Paragraph-886"><text:span text:style-name="p886-1-1">’26.6</text:span></text:p>
          </table:table-cell>
          <table:table-cell table:style-name="Table-45-2-4" table:number-columns-spanned="1" table:number-rows-spanned="1">
            <text:p text:style-name="Paragraph-887"><text:span text:style-name="p887-1-1">’26.7</text:span></text:p>
          </table:table-cell>
          <table:table-cell table:style-name="Table-45-2-5" table:number-columns-spanned="1" table:number-rows-spanned="1">
            <text:p text:style-name="Paragraph-888"><text:span text:style-name="p888-1-1">’26.8</text:span></text:p>
          </table:table-cell>
          <table:table-cell table:style-name="Table-45-2-6" table:number-columns-spanned="1" table:number-rows-spanned="1">
            <text:p text:style-name="Paragraph-889"><text:span text:style-name="p889-1-1">’26.9</text:span></text:p>
          </table:table-cell>
          <table:table-cell table:style-name="Table-45-2-7" table:number-columns-spanned="1" table:number-rows-spanned="1">
            <text:p text:style-name="Paragraph-890"><text:span text:style-name="p890-1-1">’26.10</text:span></text:p>
          </table:table-cell>
          <table:table-cell table:style-name="Table-45-2-8" table:number-columns-spanned="1" table:number-rows-spanned="1">
            <text:p text:style-name="Paragraph-891"><text:span text:style-name="p891-1-1">’26.11</text:span></text:p>
          </table:table-cell>
        </table:table-row>
        <table:table-row>
          <table:table-cell table:style-name="Table-45-3-1" table:number-columns-spanned="1" table:number-rows-spanned="2">
            <text:p text:style-name="Paragraph-892"><text:span text:style-name="p892-1-1">내용</text:span></text:p>
          </table:table-cell>
          <table:table-cell table:style-name="Table-45-3-2" table:number-columns-spanned="1" table:number-rows-spanned="1">
            <text:p text:style-name="Paragraph-893"><text:span text:style-name="p893-1-1">세부수행내용</text:span></text:p>
          </table:table-cell>
          <table:table-cell table:style-name="Table-45-3-3" table:number-columns-spanned="1" table:number-rows-spanned="1">
            <text:p text:style-name="Paragraph-894"/>
          </table:table-cell>
          <table:table-cell table:style-name="Table-45-3-4" table:number-columns-spanned="1" table:number-rows-spanned="1">
            <text:p text:style-name="Paragraph-895"/>
          </table:table-cell>
          <table:table-cell table:style-name="Table-45-3-5" table:number-columns-spanned="1" table:number-rows-spanned="1">
            <text:p text:style-name="Paragraph-896"/>
          </table:table-cell>
          <table:table-cell table:style-name="Table-45-3-6" table:number-columns-spanned="1" table:number-rows-spanned="1">
            <text:p text:style-name="Paragraph-897"/>
          </table:table-cell>
          <table:table-cell table:style-name="Table-45-3-7" table:number-columns-spanned="1" table:number-rows-spanned="1">
            <text:p text:style-name="Paragraph-898"/>
          </table:table-cell>
          <table:table-cell table:style-name="Table-45-3-8" table:number-columns-spanned="1" table:number-rows-spanned="1">
            <text:p text:style-name="Paragraph-899"/>
          </table:table-cell>
          <table:table-cell table:style-name="Table-45-3-9" table:number-columns-spanned="1" table:number-rows-spanned="1">
            <text:p text:style-name="Paragraph-900"/>
          </table:table-cell>
          <table:table-cell table:style-name="Table-45-3-10" table:number-columns-spanned="1" table:number-rows-spanned="1">
            <text:p text:style-name="Paragraph-901"/>
          </table:table-cell>
        </table:table-row>
        <table:table-row>
          <table:table-cell table:style-name="Table-45-4-1" table:number-columns-spanned="1" table:number-rows-spanned="1">
            <text:p text:style-name="Paragraph-902"><text:span text:style-name="p902-1-1">세부수행내용</text:span></text:p>
          </table:table-cell>
          <table:table-cell table:style-name="Table-45-4-2" table:number-columns-spanned="1" table:number-rows-spanned="1">
            <text:p text:style-name="Paragraph-903"/>
          </table:table-cell>
          <table:table-cell table:style-name="Table-45-4-3" table:number-columns-spanned="1" table:number-rows-spanned="1">
            <text:p text:style-name="Paragraph-904"/>
          </table:table-cell>
          <table:table-cell table:style-name="Table-45-4-4" table:number-columns-spanned="1" table:number-rows-spanned="1">
            <text:p text:style-name="Paragraph-905"/>
          </table:table-cell>
          <table:table-cell table:style-name="Table-45-4-5" table:number-columns-spanned="1" table:number-rows-spanned="1">
            <text:p text:style-name="Paragraph-906"/>
          </table:table-cell>
          <table:table-cell table:style-name="Table-45-4-6" table:number-columns-spanned="1" table:number-rows-spanned="1">
            <text:p text:style-name="Paragraph-907"/>
          </table:table-cell>
          <table:table-cell table:style-name="Table-45-4-7" table:number-columns-spanned="1" table:number-rows-spanned="1">
            <text:p text:style-name="Paragraph-908"/>
          </table:table-cell>
          <table:table-cell table:style-name="Table-45-4-8" table:number-columns-spanned="1" table:number-rows-spanned="1">
            <text:p text:style-name="Paragraph-909"/>
          </table:table-cell>
          <table:table-cell table:style-name="Table-45-4-9" table:number-columns-spanned="1" table:number-rows-spanned="1">
            <text:p text:style-name="Paragraph-910"/>
          </table:table-cell>
        </table:table-row>
        <table:table-row>
          <table:table-cell table:style-name="Table-45-5-1" table:number-columns-spanned="1" table:number-rows-spanned="6">
            <text:p text:style-name="Paragraph-911"><text:span text:style-name="p911-1-1">내용</text:span></text:p>
            <text:p text:style-name="Paragraph-912"><text:span text:style-name="p912-1-1">예)</text:span></text:p>
            <text:p text:style-name="Paragraph-913"><text:span text:style-name="p913-1-1">콘텐츠</text:span></text:p>
            <text:p text:style-name="Paragraph-914"><text:span text:style-name="p914-1-1">제작</text:span></text:p>
          </table:table-cell>
          <table:table-cell table:style-name="Table-45-5-2" table:number-columns-spanned="1" table:number-rows-spanned="1">
            <text:p text:style-name="Paragraph-915"><text:span text:style-name="p915-1-1">세부수행내용</text:span></text:p>
          </table:table-cell>
          <table:table-cell table:style-name="Table-45-5-3" table:number-columns-spanned="1" table:number-rows-spanned="1">
            <text:p text:style-name="Paragraph-916"/>
          </table:table-cell>
          <table:table-cell table:style-name="Table-45-5-4" table:number-columns-spanned="1" table:number-rows-spanned="1">
            <text:p text:style-name="Paragraph-917"/>
          </table:table-cell>
          <table:table-cell table:style-name="Table-45-5-5" table:number-columns-spanned="1" table:number-rows-spanned="1">
            <text:p text:style-name="Paragraph-918"/>
          </table:table-cell>
          <table:table-cell table:style-name="Table-45-5-6" table:number-columns-spanned="1" table:number-rows-spanned="1">
            <text:p text:style-name="Paragraph-919"/>
          </table:table-cell>
          <table:table-cell table:style-name="Table-45-5-7" table:number-columns-spanned="1" table:number-rows-spanned="1">
            <text:p text:style-name="Paragraph-920"/>
          </table:table-cell>
          <table:table-cell table:style-name="Table-45-5-8" table:number-columns-spanned="1" table:number-rows-spanned="1">
            <text:p text:style-name="Paragraph-921"/>
          </table:table-cell>
          <table:table-cell table:style-name="Table-45-5-9" table:number-columns-spanned="1" table:number-rows-spanned="1">
            <text:p text:style-name="Paragraph-922"/>
          </table:table-cell>
          <table:table-cell table:style-name="Table-45-5-10" table:number-columns-spanned="1" table:number-rows-spanned="1">
            <text:p text:style-name="Paragraph-923"/>
          </table:table-cell>
        </table:table-row>
        <table:table-row>
          <table:table-cell table:style-name="Table-45-6-1" table:number-columns-spanned="1" table:number-rows-spanned="1">
            <text:p text:style-name="Paragraph-924"/>
          </table:table-cell>
          <table:table-cell table:style-name="Table-45-6-2" table:number-columns-spanned="1" table:number-rows-spanned="1">
            <text:p text:style-name="Paragraph-925"/>
          </table:table-cell>
          <table:table-cell table:style-name="Table-45-6-3" table:number-columns-spanned="1" table:number-rows-spanned="1">
            <text:p text:style-name="Paragraph-926"/>
          </table:table-cell>
          <table:table-cell table:style-name="Table-45-6-4" table:number-columns-spanned="1" table:number-rows-spanned="1">
            <text:p text:style-name="Paragraph-927"/>
          </table:table-cell>
          <table:table-cell table:style-name="Table-45-6-5" table:number-columns-spanned="1" table:number-rows-spanned="1">
            <text:p text:style-name="Paragraph-928"/>
          </table:table-cell>
          <table:table-cell table:style-name="Table-45-6-6" table:number-columns-spanned="1" table:number-rows-spanned="1">
            <text:p text:style-name="Paragraph-929"/>
          </table:table-cell>
          <table:table-cell table:style-name="Table-45-6-7" table:number-columns-spanned="1" table:number-rows-spanned="1">
            <text:p text:style-name="Paragraph-930"/>
          </table:table-cell>
          <table:table-cell table:style-name="Table-45-6-8" table:number-columns-spanned="1" table:number-rows-spanned="1">
            <text:p text:style-name="Paragraph-931"/>
          </table:table-cell>
          <table:table-cell table:style-name="Table-45-6-9" table:number-columns-spanned="1" table:number-rows-spanned="1">
            <text:p text:style-name="Paragraph-932"/>
          </table:table-cell>
        </table:table-row>
        <table:table-row>
          <table:table-cell table:style-name="Table-45-7-1" table:number-columns-spanned="1" table:number-rows-spanned="1">
            <text:p text:style-name="Paragraph-933"/>
          </table:table-cell>
          <table:table-cell table:style-name="Table-45-7-2" table:number-columns-spanned="1" table:number-rows-spanned="1">
            <text:p text:style-name="Paragraph-934"/>
          </table:table-cell>
          <table:table-cell table:style-name="Table-45-7-3" table:number-columns-spanned="1" table:number-rows-spanned="1">
            <text:p text:style-name="Paragraph-935"/>
          </table:table-cell>
          <table:table-cell table:style-name="Table-45-7-4" table:number-columns-spanned="1" table:number-rows-spanned="1">
            <text:p text:style-name="Paragraph-936"/>
          </table:table-cell>
          <table:table-cell table:style-name="Table-45-7-5" table:number-columns-spanned="1" table:number-rows-spanned="1">
            <text:p text:style-name="Paragraph-937"/>
          </table:table-cell>
          <table:table-cell table:style-name="Table-45-7-6" table:number-columns-spanned="1" table:number-rows-spanned="1">
            <text:p text:style-name="Paragraph-938"/>
          </table:table-cell>
          <table:table-cell table:style-name="Table-45-7-7" table:number-columns-spanned="1" table:number-rows-spanned="1">
            <text:p text:style-name="Paragraph-939"/>
          </table:table-cell>
          <table:table-cell table:style-name="Table-45-7-8" table:number-columns-spanned="1" table:number-rows-spanned="1">
            <text:p text:style-name="Paragraph-940"/>
          </table:table-cell>
          <table:table-cell table:style-name="Table-45-7-9" table:number-columns-spanned="1" table:number-rows-spanned="1">
            <text:p text:style-name="Paragraph-941"/>
          </table:table-cell>
        </table:table-row>
        <table:table-row>
          <table:table-cell table:style-name="Table-45-8-1" table:number-columns-spanned="1" table:number-rows-spanned="1">
            <text:p text:style-name="Paragraph-942"/>
          </table:table-cell>
          <table:table-cell table:style-name="Table-45-8-2" table:number-columns-spanned="1" table:number-rows-spanned="1">
            <text:p text:style-name="Paragraph-943"/>
          </table:table-cell>
          <table:table-cell table:style-name="Table-45-8-3" table:number-columns-spanned="1" table:number-rows-spanned="1">
            <text:p text:style-name="Paragraph-944"/>
          </table:table-cell>
          <table:table-cell table:style-name="Table-45-8-4" table:number-columns-spanned="1" table:number-rows-spanned="1">
            <text:p text:style-name="Paragraph-945"/>
          </table:table-cell>
          <table:table-cell table:style-name="Table-45-8-5" table:number-columns-spanned="1" table:number-rows-spanned="1">
            <text:p text:style-name="Paragraph-946"/>
          </table:table-cell>
          <table:table-cell table:style-name="Table-45-8-6" table:number-columns-spanned="1" table:number-rows-spanned="1">
            <text:p text:style-name="Paragraph-947"/>
          </table:table-cell>
          <table:table-cell table:style-name="Table-45-8-7" table:number-columns-spanned="1" table:number-rows-spanned="1">
            <text:p text:style-name="Paragraph-948"/>
          </table:table-cell>
          <table:table-cell table:style-name="Table-45-8-8" table:number-columns-spanned="1" table:number-rows-spanned="1">
            <text:p text:style-name="Paragraph-949"/>
          </table:table-cell>
          <table:table-cell table:style-name="Table-45-8-9" table:number-columns-spanned="1" table:number-rows-spanned="1">
            <text:p text:style-name="Paragraph-950"/>
          </table:table-cell>
        </table:table-row>
        <table:table-row>
          <table:table-cell table:style-name="Table-45-9-1" table:number-columns-spanned="1" table:number-rows-spanned="1">
            <text:p text:style-name="Paragraph-951"/>
          </table:table-cell>
          <table:table-cell table:style-name="Table-45-9-2" table:number-columns-spanned="1" table:number-rows-spanned="1">
            <text:p text:style-name="Paragraph-952"/>
          </table:table-cell>
          <table:table-cell table:style-name="Table-45-9-3" table:number-columns-spanned="1" table:number-rows-spanned="1">
            <text:p text:style-name="Paragraph-953"/>
          </table:table-cell>
          <table:table-cell table:style-name="Table-45-9-4" table:number-columns-spanned="1" table:number-rows-spanned="1">
            <text:p text:style-name="Paragraph-954"/>
          </table:table-cell>
          <table:table-cell table:style-name="Table-45-9-5" table:number-columns-spanned="1" table:number-rows-spanned="1">
            <text:p text:style-name="Paragraph-955"/>
          </table:table-cell>
          <table:table-cell table:style-name="Table-45-9-6" table:number-columns-spanned="1" table:number-rows-spanned="1">
            <text:p text:style-name="Paragraph-956"/>
          </table:table-cell>
          <table:table-cell table:style-name="Table-45-9-7" table:number-columns-spanned="1" table:number-rows-spanned="1">
            <text:p text:style-name="Paragraph-957"/>
          </table:table-cell>
          <table:table-cell table:style-name="Table-45-9-8" table:number-columns-spanned="1" table:number-rows-spanned="1">
            <text:p text:style-name="Paragraph-958"/>
          </table:table-cell>
          <table:table-cell table:style-name="Table-45-9-9" table:number-columns-spanned="1" table:number-rows-spanned="1">
            <text:p text:style-name="Paragraph-959"/>
          </table:table-cell>
        </table:table-row>
        <table:table-row>
          <table:table-cell table:style-name="Table-45-10-1" table:number-columns-spanned="1" table:number-rows-spanned="1">
            <text:p text:style-name="Paragraph-960"/>
          </table:table-cell>
          <table:table-cell table:style-name="Table-45-10-2" table:number-columns-spanned="1" table:number-rows-spanned="1">
            <text:p text:style-name="Paragraph-961"/>
          </table:table-cell>
          <table:table-cell table:style-name="Table-45-10-3" table:number-columns-spanned="1" table:number-rows-spanned="1">
            <text:p text:style-name="Paragraph-962"/>
          </table:table-cell>
          <table:table-cell table:style-name="Table-45-10-4" table:number-columns-spanned="1" table:number-rows-spanned="1">
            <text:p text:style-name="Paragraph-963"/>
          </table:table-cell>
          <table:table-cell table:style-name="Table-45-10-5" table:number-columns-spanned="1" table:number-rows-spanned="1">
            <text:p text:style-name="Paragraph-964"/>
          </table:table-cell>
          <table:table-cell table:style-name="Table-45-10-6" table:number-columns-spanned="1" table:number-rows-spanned="1">
            <text:p text:style-name="Paragraph-965"/>
          </table:table-cell>
          <table:table-cell table:style-name="Table-45-10-7" table:number-columns-spanned="1" table:number-rows-spanned="1">
            <text:p text:style-name="Paragraph-966"/>
          </table:table-cell>
          <table:table-cell table:style-name="Table-45-10-8" table:number-columns-spanned="1" table:number-rows-spanned="1">
            <text:p text:style-name="Paragraph-967"/>
          </table:table-cell>
          <table:table-cell table:style-name="Table-45-10-9" table:number-columns-spanned="1" table:number-rows-spanned="1">
            <text:p text:style-name="Paragraph-968"/>
          </table:table-cell>
        </table:table-row>
        <table:table-row>
          <table:table-cell table:style-name="Table-45-11-1" table:number-columns-spanned="1" table:number-rows-spanned="3">
            <text:p text:style-name="Paragraph-969"><text:span text:style-name="p969-1-1">내용</text:span></text:p>
            <text:p text:style-name="Paragraph-970"><text:span text:style-name="p970-1-1">예)</text:span></text:p>
            <text:p text:style-name="Paragraph-971"><text:span text:style-name="p971-1-1">마케팅</text:span></text:p>
          </table:table-cell>
          <table:table-cell table:style-name="Table-45-11-2" table:number-columns-spanned="1" table:number-rows-spanned="1">
            <text:p text:style-name="Paragraph-972"/>
          </table:table-cell>
          <table:table-cell table:style-name="Table-45-11-3" table:number-columns-spanned="1" table:number-rows-spanned="1">
            <text:p text:style-name="Paragraph-973"/>
          </table:table-cell>
          <table:table-cell table:style-name="Table-45-11-4" table:number-columns-spanned="1" table:number-rows-spanned="1">
            <text:p text:style-name="Paragraph-974"/>
          </table:table-cell>
          <table:table-cell table:style-name="Table-45-11-5" table:number-columns-spanned="1" table:number-rows-spanned="1">
            <text:p text:style-name="Paragraph-975"/>
          </table:table-cell>
          <table:table-cell table:style-name="Table-45-11-6" table:number-columns-spanned="1" table:number-rows-spanned="1">
            <text:p text:style-name="Paragraph-976"/>
          </table:table-cell>
          <table:table-cell table:style-name="Table-45-11-7" table:number-columns-spanned="1" table:number-rows-spanned="1">
            <text:p text:style-name="Paragraph-977"/>
          </table:table-cell>
          <table:table-cell table:style-name="Table-45-11-8" table:number-columns-spanned="1" table:number-rows-spanned="1">
            <text:p text:style-name="Paragraph-978"/>
          </table:table-cell>
          <table:table-cell table:style-name="Table-45-11-9" table:number-columns-spanned="1" table:number-rows-spanned="1">
            <text:p text:style-name="Paragraph-979"/>
          </table:table-cell>
          <table:table-cell table:style-name="Table-45-11-10" table:number-columns-spanned="1" table:number-rows-spanned="1">
            <text:p text:style-name="Paragraph-980"/>
          </table:table-cell>
        </table:table-row>
        <table:table-row>
          <table:table-cell table:style-name="Table-45-12-1" table:number-columns-spanned="1" table:number-rows-spanned="1">
            <text:p text:style-name="Paragraph-981"/>
          </table:table-cell>
          <table:table-cell table:style-name="Table-45-12-2" table:number-columns-spanned="1" table:number-rows-spanned="1">
            <text:p text:style-name="Paragraph-982"/>
          </table:table-cell>
          <table:table-cell table:style-name="Table-45-12-3" table:number-columns-spanned="1" table:number-rows-spanned="1">
            <text:p text:style-name="Paragraph-983"/>
          </table:table-cell>
          <table:table-cell table:style-name="Table-45-12-4" table:number-columns-spanned="1" table:number-rows-spanned="1">
            <text:p text:style-name="Paragraph-984"/>
          </table:table-cell>
          <table:table-cell table:style-name="Table-45-12-5" table:number-columns-spanned="1" table:number-rows-spanned="1">
            <text:p text:style-name="Paragraph-985"/>
          </table:table-cell>
          <table:table-cell table:style-name="Table-45-12-6" table:number-columns-spanned="1" table:number-rows-spanned="1">
            <text:p text:style-name="Paragraph-986"/>
          </table:table-cell>
          <table:table-cell table:style-name="Table-45-12-7" table:number-columns-spanned="1" table:number-rows-spanned="1">
            <text:p text:style-name="Paragraph-987"/>
          </table:table-cell>
          <table:table-cell table:style-name="Table-45-12-8" table:number-columns-spanned="1" table:number-rows-spanned="1">
            <text:p text:style-name="Paragraph-988"/>
          </table:table-cell>
          <table:table-cell table:style-name="Table-45-12-9" table:number-columns-spanned="1" table:number-rows-spanned="1">
            <text:p text:style-name="Paragraph-989"/>
          </table:table-cell>
        </table:table-row>
        <table:table-row>
          <table:table-cell table:style-name="Table-45-13-1" table:number-columns-spanned="1" table:number-rows-spanned="1">
            <text:p text:style-name="Paragraph-990"/>
          </table:table-cell>
          <table:table-cell table:style-name="Table-45-13-2" table:number-columns-spanned="1" table:number-rows-spanned="1">
            <text:p text:style-name="Paragraph-991"/>
          </table:table-cell>
          <table:table-cell table:style-name="Table-45-13-3" table:number-columns-spanned="1" table:number-rows-spanned="1">
            <text:p text:style-name="Paragraph-992"/>
          </table:table-cell>
          <table:table-cell table:style-name="Table-45-13-4" table:number-columns-spanned="1" table:number-rows-spanned="1">
            <text:p text:style-name="Paragraph-993"/>
          </table:table-cell>
          <table:table-cell table:style-name="Table-45-13-5" table:number-columns-spanned="1" table:number-rows-spanned="1">
            <text:p text:style-name="Paragraph-994"/>
          </table:table-cell>
          <table:table-cell table:style-name="Table-45-13-6" table:number-columns-spanned="1" table:number-rows-spanned="1">
            <text:p text:style-name="Paragraph-995"/>
          </table:table-cell>
          <table:table-cell table:style-name="Table-45-13-7" table:number-columns-spanned="1" table:number-rows-spanned="1">
            <text:p text:style-name="Paragraph-996"/>
          </table:table-cell>
          <table:table-cell table:style-name="Table-45-13-8" table:number-columns-spanned="1" table:number-rows-spanned="1">
            <text:p text:style-name="Paragraph-997"/>
          </table:table-cell>
          <table:table-cell table:style-name="Table-45-13-9" table:number-columns-spanned="1" table:number-rows-spanned="1">
            <text:p text:style-name="Paragraph-998"/>
          </table:table-cell>
        </table:table-row>
        <table:table-row>
          <table:table-cell table:style-name="Table-45-14-1" table:number-columns-spanned="1" table:number-rows-spanned="3">
            <text:p text:style-name="Paragraph-999"><text:span text:style-name="p999-1-1">내용</text:span></text:p>
            <text:p text:style-name="Paragraph-1000"><text:span text:style-name="p1000-1-1">예)</text:span></text:p>
            <text:p text:style-name="Paragraph-1001"><text:span text:style-name="p1001-1-1">실증</text:span></text:p>
          </table:table-cell>
          <table:table-cell table:style-name="Table-45-14-2" table:number-columns-spanned="1" table:number-rows-spanned="1">
            <text:p text:style-name="Paragraph-1002"><text:span text:style-name="p1002-1-1">세부수행내용</text:span></text:p>
          </table:table-cell>
          <table:table-cell table:style-name="Table-45-14-3" table:number-columns-spanned="1" table:number-rows-spanned="1">
            <text:p text:style-name="Paragraph-1003"/>
          </table:table-cell>
          <table:table-cell table:style-name="Table-45-14-4" table:number-columns-spanned="1" table:number-rows-spanned="1">
            <text:p text:style-name="Paragraph-1004"/>
          </table:table-cell>
          <table:table-cell table:style-name="Table-45-14-5" table:number-columns-spanned="1" table:number-rows-spanned="1">
            <text:p text:style-name="Paragraph-1005"/>
          </table:table-cell>
          <table:table-cell table:style-name="Table-45-14-6" table:number-columns-spanned="1" table:number-rows-spanned="1">
            <text:p text:style-name="Paragraph-1006"/>
          </table:table-cell>
          <table:table-cell table:style-name="Table-45-14-7" table:number-columns-spanned="1" table:number-rows-spanned="1">
            <text:p text:style-name="Paragraph-1007"/>
          </table:table-cell>
          <table:table-cell table:style-name="Table-45-14-8" table:number-columns-spanned="1" table:number-rows-spanned="1">
            <text:p text:style-name="Paragraph-1008"/>
          </table:table-cell>
          <table:table-cell table:style-name="Table-45-14-9" table:number-columns-spanned="1" table:number-rows-spanned="1">
            <text:p text:style-name="Paragraph-1009"/>
          </table:table-cell>
          <table:table-cell table:style-name="Table-45-14-10" table:number-columns-spanned="1" table:number-rows-spanned="1">
            <text:p text:style-name="Paragraph-1010"/>
          </table:table-cell>
        </table:table-row>
        <table:table-row>
          <table:table-cell table:style-name="Table-45-15-1" table:number-columns-spanned="1" table:number-rows-spanned="1">
            <text:p text:style-name="Paragraph-1011"/>
          </table:table-cell>
          <table:table-cell table:style-name="Table-45-15-2" table:number-columns-spanned="1" table:number-rows-spanned="1">
            <text:p text:style-name="Paragraph-1012"/>
          </table:table-cell>
          <table:table-cell table:style-name="Table-45-15-3" table:number-columns-spanned="1" table:number-rows-spanned="1">
            <text:p text:style-name="Paragraph-1013"/>
          </table:table-cell>
          <table:table-cell table:style-name="Table-45-15-4" table:number-columns-spanned="1" table:number-rows-spanned="1">
            <text:p text:style-name="Paragraph-1014"/>
          </table:table-cell>
          <table:table-cell table:style-name="Table-45-15-5" table:number-columns-spanned="1" table:number-rows-spanned="1">
            <text:p text:style-name="Paragraph-1015"/>
          </table:table-cell>
          <table:table-cell table:style-name="Table-45-15-6" table:number-columns-spanned="1" table:number-rows-spanned="1">
            <text:p text:style-name="Paragraph-1016"/>
          </table:table-cell>
          <table:table-cell table:style-name="Table-45-15-7" table:number-columns-spanned="1" table:number-rows-spanned="1">
            <text:p text:style-name="Paragraph-1017"/>
          </table:table-cell>
          <table:table-cell table:style-name="Table-45-15-8" table:number-columns-spanned="1" table:number-rows-spanned="1">
            <text:p text:style-name="Paragraph-1018"/>
          </table:table-cell>
          <table:table-cell table:style-name="Table-45-15-9" table:number-columns-spanned="1" table:number-rows-spanned="1">
            <text:p text:style-name="Paragraph-1019"/>
          </table:table-cell>
        </table:table-row>
        <table:table-row>
          <table:table-cell table:style-name="Table-45-16-1" table:number-columns-spanned="1" table:number-rows-spanned="1">
            <text:p text:style-name="Paragraph-1020"/>
          </table:table-cell>
          <table:table-cell table:style-name="Table-45-16-2" table:number-columns-spanned="1" table:number-rows-spanned="1">
            <text:p text:style-name="Paragraph-1021"/>
          </table:table-cell>
          <table:table-cell table:style-name="Table-45-16-3" table:number-columns-spanned="1" table:number-rows-spanned="1">
            <text:p text:style-name="Paragraph-1022"/>
          </table:table-cell>
          <table:table-cell table:style-name="Table-45-16-4" table:number-columns-spanned="1" table:number-rows-spanned="1">
            <text:p text:style-name="Paragraph-1023"/>
          </table:table-cell>
          <table:table-cell table:style-name="Table-45-16-5" table:number-columns-spanned="1" table:number-rows-spanned="1">
            <text:p text:style-name="Paragraph-1024"/>
          </table:table-cell>
          <table:table-cell table:style-name="Table-45-16-6" table:number-columns-spanned="1" table:number-rows-spanned="1">
            <text:p text:style-name="Paragraph-1025"/>
          </table:table-cell>
          <table:table-cell table:style-name="Table-45-16-7" table:number-columns-spanned="1" table:number-rows-spanned="1">
            <text:p text:style-name="Paragraph-1026"/>
          </table:table-cell>
          <table:table-cell table:style-name="Table-45-16-8" table:number-columns-spanned="1" table:number-rows-spanned="1">
            <text:p text:style-name="Paragraph-1027"/>
          </table:table-cell>
          <table:table-cell table:style-name="Table-45-16-9" table:number-columns-spanned="1" table:number-rows-spanned="1">
            <text:p text:style-name="Paragraph-1028"/>
          </table:table-cell>
        </table:table-row>
        <table:table-row>
          <table:table-cell table:style-name="Table-45-17-1" table:number-columns-spanned="2" table:number-rows-spanned="1">
            <text:p text:style-name="Paragraph-1029"><text:span text:style-name="p1029-1-1">사업비 집행계획</text:span></text:p>
          </table:table-cell>
          <table:table-cell table:style-name="Table-45-17-2" table:number-columns-spanned="4" table:number-rows-spanned="1">
            <text:p text:style-name="Paragraph-1030"><text:span text:style-name="p1030-1-1">180,000,000원</text:span></text:p>
          </table:table-cell>
          <table:table-cell table:style-name="Table-45-17-3" table:number-columns-spanned="4" table:number-rows-spanned="1">
            <text:p text:style-name="Paragraph-1031"><text:span text:style-name="p1031-1-1">153,000,000원</text:span></text:p>
          </table:table-cell>
        </table:table-row>
        <table:table-row>
          <table:table-cell table:style-name="Table-45-18-1" table:number-columns-spanned="2" table:number-rows-spanned="1">
            <text:p text:style-name="Paragraph-1032"><text:span text:style-name="p1032-1-1">결과물</text:span></text:p>
          </table:table-cell>
          <table:table-cell table:style-name="Table-45-18-2" table:number-columns-spanned="4" table:number-rows-spanned="1">
            <text:p text:style-name="Paragraph-1033"><text:span text:style-name="p1033-1-1">예시) 작품별(콘텐츠별) </text:span><text:span text:style-name="p1033-2-1">중간실적보고서 및 중간산출물</text:span></text:p>
          </table:table-cell>
          <table:table-cell table:style-name="Table-45-18-3" table:number-columns-spanned="4" table:number-rows-spanned="1">
            <text:p text:style-name="Paragraph-1034"><text:span text:style-name="p1034-1-1">예시) 작품별(콘텐츠별) 결과보고서 </text:span><text:span text:style-name="p1034-2-1">및 증빙자료, 최종버전 등</text:span></text:p>
          </table:table-cell>
        </table:table-row>
      </table:table>
      <text:p text:style-name="Paragraph-1035"><text:span text:style-name="p1035-1-1"> ※ </text:span><text:span text:style-name="p1035-1-2">추진일정을 상세히 도식화하여 제시(각 수행내용의 해당 월에 음영 표시)</text:span></text:p>
      <text:p text:style-name="Paragraph-1036"><text:span text:style-name="p1036-1-1"> ※ </text:span><text:span text:style-name="p1036-1-2">주요 결과물은 예상되는 결과물 등의 주요사항 기재</text:span></text:p>
      <text:p text:style-name="Paragraph-1037"><text:span text:style-name="p1037-1-1"> ※ </text:span><text:span text:style-name="p1037-1-2">상기 표는 예시로, 다른 양식을 병행하여 자유롭게 변경 가능</text:span></text:p>
      <text:p text:style-name="바탕글"/>
      <text:p text:style-name="Paragraph-1039"/>
      <table:table table:style-name="Table-46">
        <table:table-column table:number-columns-repeated="3"/>
        <table:table-row>
          <table:table-cell table:style-name="Table-46-1-1" table:number-columns-spanned="1" table:number-rows-spanned="1">
            <text:p text:style-name="Paragraph-1040"><text:span text:style-name="p1040-1-1">3</text:span></text:p>
          </table:table-cell>
          <table:table-cell table:style-name="Table-46-1-2" table:number-columns-spanned="1" table:number-rows-spanned="1">
            <text:p text:style-name="Paragraph-1041"/>
          </table:table-cell>
          <table:table-cell table:style-name="Table-46-1-3" table:number-columns-spanned="1" table:number-rows-spanned="1">
            <text:p text:style-name="Paragraph-1042"><text:span text:style-name="p1042-1-1">사업비 산출 내역서</text:span></text:p>
          </table:table-cell>
        </table:table-row>
      </table:table>
      <text:p text:style-name="Paragraph-1043"/>
      <text:p text:style-name="Paragraph-1044"/>
      <table:table table:style-name="Table-47">
        <table:table-column table:number-columns-repeated="1"/>
        <table:table-row>
          <table:table-cell table:style-name="Table-47-1-1" table:number-columns-spanned="1" table:number-rows-spanned="1">
            <text:p text:style-name="Paragraph-1045"><text:span text:style-name="p1045-1-1"> ☞</text:span><text:span text:style-name="p1045-1-2"> </text:span><text:span text:style-name="p1045-1-3">금액 단위에 유의하여 기입. 비율은 총사업비(100%) 대비 비율 기재. 파란색 (또는 </text:span><text:span text:style-name="p1045-1-4">빨간색</text:span><text:span text:style-name="p1045-1-5">) 글씨는 작성 시 삭제.</text:span></text:p>
          </table:table-cell>
        </table:table-row>
      </table:table>
      <text:p text:style-name="Paragraph-1046"/>
      <text:p text:style-name="Paragraph-1047"><text:span text:style-name="p1047-1-1">1. 총 사업비 구성(단위 : 원)</text:span></text:p>
      <text:p text:style-name="Paragraph-1048"/>
      <table:table table:style-name="Table-48">
        <table:table-column table:number-columns-repeated="7"/>
        <table:table-row>
          <table:table-cell table:style-name="Table-48-1-1" table:number-columns-spanned="1" table:number-rows-spanned="1">
            <text:p text:style-name="Paragraph-1049"><text:span text:style-name="p1049-1-1">구분</text:span></text:p>
          </table:table-cell>
          <table:table-cell table:style-name="Table-48-1-2" table:number-columns-spanned="2" table:number-rows-spanned="1">
            <text:p text:style-name="Paragraph-1050"><text:span text:style-name="p1050-1-1">국고지원금</text:span></text:p>
          </table:table-cell>
          <table:table-cell table:style-name="Table-48-1-3" table:number-columns-spanned="2" table:number-rows-spanned="1">
            <text:p text:style-name="Paragraph-1051"><text:span text:style-name="p1051-1-1">자부담금</text:span></text:p>
          </table:table-cell>
          <table:table-cell table:style-name="Table-48-1-4" table:number-columns-spanned="2" table:number-rows-spanned="1">
            <text:p text:style-name="Paragraph-1052"><text:span text:style-name="p1052-1-1">총사업비</text:span></text:p>
          </table:table-cell>
        </table:table-row>
        <table:table-row>
          <table:table-cell table:style-name="Table-48-2-1" table:number-columns-spanned="1" table:number-rows-spanned="1">
            <text:p text:style-name="Paragraph-1053"><text:span text:style-name="p1053-1-1">주관기관</text:span></text:p>
          </table:table-cell>
          <table:table-cell table:style-name="Table-48-2-2" table:number-columns-spanned="2" table:number-rows-spanned="1">
            <text:p text:style-name="Paragraph-1054"><text:span text:style-name="p1054-1-1">000,000,000</text:span></text:p>
          </table:table-cell>
          <table:table-cell table:style-name="Table-48-2-3" table:number-columns-spanned="2" table:number-rows-spanned="1">
            <text:p text:style-name="Paragraph-1055"><text:span text:style-name="p1055-1-1">000,000,000</text:span></text:p>
          </table:table-cell>
          <table:table-cell table:style-name="Table-48-2-4" table:number-columns-spanned="2" table:number-rows-spanned="1">
            <text:p text:style-name="Paragraph-1056"><text:span text:style-name="p1056-1-1">000,000,000</text:span></text:p>
          </table:table-cell>
        </table:table-row>
        <table:table-row>
          <table:table-cell table:style-name="Table-48-3-1" table:number-columns-spanned="1" table:number-rows-spanned="1">
            <text:p text:style-name="Paragraph-1057"><text:span text:style-name="p1057-1-1">참여기관</text:span></text:p>
          </table:table-cell>
          <table:table-cell table:style-name="Table-48-3-2" table:number-columns-spanned="2" table:number-rows-spanned="1">
            <text:p text:style-name="Paragraph-1058"><text:span text:style-name="p1058-1-1">000,000,000</text:span></text:p>
          </table:table-cell>
          <table:table-cell table:style-name="Table-48-3-3" table:number-columns-spanned="2" table:number-rows-spanned="1">
            <text:p text:style-name="Paragraph-1059"><text:span text:style-name="p1059-1-1">000,000,000</text:span></text:p>
          </table:table-cell>
          <table:table-cell table:style-name="Table-48-3-4" table:number-columns-spanned="2" table:number-rows-spanned="1">
            <text:p text:style-name="Paragraph-1060"><text:span text:style-name="p1060-1-1">000,000,000</text:span></text:p>
          </table:table-cell>
        </table:table-row>
        <table:table-row>
          <table:table-cell table:style-name="Table-48-4-1" table:number-columns-spanned="1" table:number-rows-spanned="1">
            <text:p text:style-name="Paragraph-1061"><text:span text:style-name="p1061-1-1">합 계</text:span></text:p>
          </table:table-cell>
          <table:table-cell table:style-name="Table-48-4-2" table:number-columns-spanned="1" table:number-rows-spanned="1">
            <text:p text:style-name="Paragraph-1062"><text:span text:style-name="p1062-1-1">000,000,000</text:span></text:p>
          </table:table-cell>
          <table:table-cell table:style-name="Table-48-4-3" table:number-columns-spanned="1" table:number-rows-spanned="1">
            <text:p text:style-name="Paragraph-1063"><text:span text:style-name="p1063-1-1">(</text:span><text:span text:style-name="p1063-1-2">000</text:span><text:span text:style-name="p1063-1-3">%)</text:span></text:p>
          </table:table-cell>
          <table:table-cell table:style-name="Table-48-4-4" table:number-columns-spanned="1" table:number-rows-spanned="1">
            <text:p text:style-name="Paragraph-1064"><text:span text:style-name="p1064-1-1">000,000,000</text:span></text:p>
          </table:table-cell>
          <table:table-cell table:style-name="Table-48-4-5" table:number-columns-spanned="1" table:number-rows-spanned="1">
            <text:p text:style-name="Paragraph-1065"><text:span text:style-name="p1065-1-1">(</text:span><text:span text:style-name="p1065-1-2">000</text:span><text:span text:style-name="p1065-1-3">%)</text:span></text:p>
          </table:table-cell>
          <table:table-cell table:style-name="Table-48-4-6" table:number-columns-spanned="1" table:number-rows-spanned="1">
            <text:p text:style-name="Paragraph-1066"><text:span text:style-name="p1066-1-1">000,000,000</text:span></text:p>
          </table:table-cell>
          <table:table-cell table:style-name="Table-48-4-7" table:number-columns-spanned="1" table:number-rows-spanned="1">
            <text:p text:style-name="Paragraph-1067"><text:span text:style-name="p1067-1-1">(</text:span><text:span text:style-name="p1067-1-2">100</text:span><text:span text:style-name="p1067-1-3">%)</text:span></text:p>
          </table:table-cell>
        </table:table-row>
      </table:table>
      <text:p text:style-name="Paragraph-1068"><text:span text:style-name="p1068-1-1"> ※ </text:span><text:span text:style-name="p1068-1-2">위 표에서 참여기관 해당사항 없을 시 행삭제 가능</text:span></text:p>
      <text:p text:style-name="Paragraph-1069"/>
      <text:p text:style-name="바탕글"><text:span text:style-name="p1070-1-1">2. 과제 총사업비 현황</text:span><text:span text:style-name="p1070-1-2">  ※ </text:span><text:span text:style-name="p1070-1-3">세부 사업비 산출내역서는 1-4 엑셀 파일에 작성</text:span></text:p>
      <text:p text:style-name="바탕글"/>
      <table:table table:style-name="Table-49">
        <table:table-column table:number-columns-repeated="10"/>
        <table:table-row>
          <table:table-cell table:style-name="Table-49-1-1" table:number-columns-spanned="3" table:number-rows-spanned="2">
            <text:p text:style-name="Paragraph-1072"><text:span text:style-name="p1072-1-1">항목</text:span></text:p>
          </table:table-cell>
          <table:table-cell table:style-name="Table-49-1-2" table:number-columns-spanned="3" table:number-rows-spanned="1">
            <text:p text:style-name="Paragraph-1073"><text:span text:style-name="p1073-1-1">주관기관</text:span></text:p>
          </table:table-cell>
          <table:table-cell table:style-name="Table-49-1-3" table:number-columns-spanned="3" table:number-rows-spanned="1">
            <text:p text:style-name="Paragraph-1074"><text:span text:style-name="p1074-1-1">참여기관</text:span></text:p>
          </table:table-cell>
          <table:table-cell table:style-name="Table-49-1-4" table:number-columns-spanned="1" table:number-rows-spanned="2">
            <text:p text:style-name="Paragraph-1075"><text:span text:style-name="p1075-1-1">총계</text:span></text:p>
          </table:table-cell>
        </table:table-row>
        <table:table-row>
          <table:table-cell table:style-name="Table-49-2-1" table:number-columns-spanned="1" table:number-rows-spanned="1">
            <text:p text:style-name="Paragraph-1076"><text:span text:style-name="p1076-1-1">지원금</text:span></text:p>
          </table:table-cell>
          <table:table-cell table:style-name="Table-49-2-2" table:number-columns-spanned="1" table:number-rows-spanned="1">
            <text:p text:style-name="Paragraph-1077"><text:span text:style-name="p1077-1-1">자부담금</text:span></text:p>
          </table:table-cell>
          <table:table-cell table:style-name="Table-49-2-3" table:number-columns-spanned="1" table:number-rows-spanned="1">
            <text:p text:style-name="Paragraph-1078"><text:span text:style-name="p1078-1-1">소계</text:span></text:p>
          </table:table-cell>
          <table:table-cell table:style-name="Table-49-2-4" table:number-columns-spanned="1" table:number-rows-spanned="1">
            <text:p text:style-name="Paragraph-1079"><text:span text:style-name="p1079-1-1">지원금</text:span></text:p>
          </table:table-cell>
          <table:table-cell table:style-name="Table-49-2-5" table:number-columns-spanned="1" table:number-rows-spanned="1">
            <text:p text:style-name="Paragraph-1080"><text:span text:style-name="p1080-1-1">자부담금</text:span></text:p>
          </table:table-cell>
          <table:table-cell table:style-name="Table-49-2-6" table:number-columns-spanned="1" table:number-rows-spanned="1">
            <text:p text:style-name="Paragraph-1081"><text:span text:style-name="p1081-1-1">소계</text:span></text:p>
          </table:table-cell>
        </table:table-row>
        <table:table-row>
          <table:table-cell table:style-name="Table-49-3-1" table:number-columns-spanned="1" table:number-rows-spanned="3">
            <text:p text:style-name="Paragraph-1082"><text:span text:style-name="p1082-1-1">인건비</text:span></text:p>
            <text:p text:style-name="Paragraph-1083"><text:span text:style-name="p1083-1-1">(110)</text:span></text:p>
          </table:table-cell>
          <table:table-cell table:style-name="Table-49-3-2" table:number-columns-spanned="2" table:number-rows-spanned="1">
            <text:p text:style-name="Paragraph-1084"><text:span text:style-name="p1084-1-1">보수(01)</text:span></text:p>
          </table:table-cell>
          <table:table-cell table:style-name="Table-49-3-3" table:number-columns-spanned="1" table:number-rows-spanned="2">
            <text:p text:style-name="Paragraph-1085"><text:span text:style-name="p1085-1-1">00,000,000</text:span></text:p>
          </table:table-cell>
          <table:table-cell table:style-name="Table-49-3-4" table:number-columns-spanned="1" table:number-rows-spanned="2">
            <text:p text:style-name="Paragraph-1086"><text:span text:style-name="p1086-1-1">00,000,000</text:span></text:p>
          </table:table-cell>
          <table:table-cell table:style-name="Table-49-3-5" table:number-columns-spanned="1" table:number-rows-spanned="2">
            <text:p text:style-name="Paragraph-1087"><text:span text:style-name="p1087-1-1">00,000,000</text:span></text:p>
          </table:table-cell>
          <table:table-cell table:style-name="Table-49-3-6" table:number-columns-spanned="1" table:number-rows-spanned="2">
            <text:p text:style-name="Paragraph-1088"/>
          </table:table-cell>
          <table:table-cell table:style-name="Table-49-3-7" table:number-columns-spanned="1" table:number-rows-spanned="2">
            <text:p text:style-name="Paragraph-1089"/>
          </table:table-cell>
          <table:table-cell table:style-name="Table-49-3-8" table:number-columns-spanned="1" table:number-rows-spanned="2">
            <text:p text:style-name="Paragraph-1090"/>
          </table:table-cell>
          <table:table-cell table:style-name="Table-49-3-9" table:number-columns-spanned="1" table:number-rows-spanned="2">
            <text:p text:style-name="Paragraph-1091"/>
          </table:table-cell>
        </table:table-row>
        <table:table-row>
          <table:table-cell table:style-name="Table-49-4-1" table:number-columns-spanned="2" table:number-rows-spanned="2">
            <text:p text:style-name="Paragraph-1092"><text:span text:style-name="p1092-1-1">상용임금(03)</text:span></text:p>
          </table:table-cell>
        </table:table-row>
        <table:table-row>
          <table:table-cell table:style-name="Table-49-5-1" table:number-columns-spanned="1" table:number-rows-spanned="2">
            <text:p text:style-name="Paragraph-1093"/>
          </table:table-cell>
          <table:table-cell table:style-name="Table-49-5-2" table:number-columns-spanned="1" table:number-rows-spanned="2">
            <text:p text:style-name="Paragraph-1094"/>
          </table:table-cell>
          <table:table-cell table:style-name="Table-49-5-3" table:number-columns-spanned="1" table:number-rows-spanned="2">
            <text:p text:style-name="Paragraph-1095"/>
          </table:table-cell>
          <table:table-cell table:style-name="Table-49-5-4" table:number-columns-spanned="1" table:number-rows-spanned="2">
            <text:p text:style-name="Paragraph-1096"/>
          </table:table-cell>
          <table:table-cell table:style-name="Table-49-5-5" table:number-columns-spanned="1" table:number-rows-spanned="2">
            <text:p text:style-name="Paragraph-1097"/>
          </table:table-cell>
          <table:table-cell table:style-name="Table-49-5-6" table:number-columns-spanned="1" table:number-rows-spanned="2">
            <text:p text:style-name="Paragraph-1098"/>
          </table:table-cell>
          <table:table-cell table:style-name="Table-49-5-7" table:number-columns-spanned="1" table:number-rows-spanned="2">
            <text:p text:style-name="Paragraph-1099"/>
          </table:table-cell>
        </table:table-row>
        <table:table-row>
          <table:table-cell table:style-name="Table-49-6-1" table:number-columns-spanned="1" table:number-rows-spanned="10">
            <text:p text:style-name="Paragraph-1100"><text:span text:style-name="p1100-1-1">운영비</text:span></text:p>
            <text:p text:style-name="Paragraph-1101"><text:span text:style-name="p1101-1-1">(210)</text:span></text:p>
          </table:table-cell>
          <table:table-cell table:style-name="Table-49-6-2" table:number-columns-spanned="1" table:number-rows-spanned="7">
            <text:p text:style-name="Paragraph-1102"><text:span text:style-name="p1102-1-1">일반</text:span></text:p>
            <text:p text:style-name="Paragraph-1103"><text:span text:style-name="p1103-1-1">수용비</text:span></text:p>
            <text:p text:style-name="Paragraph-1104"><text:span text:style-name="p1104-1-1">(01)</text:span></text:p>
          </table:table-cell>
          <table:table-cell table:style-name="Table-49-6-3" table:number-columns-spanned="1" table:number-rows-spanned="2">
            <text:p text:style-name="Paragraph-1105"><text:span text:style-name="p1105-1-1">전문가활용비</text:span></text:p>
          </table:table-cell>
        </table:table-row>
        <table:table-row>
          <table:table-cell table:style-name="Table-49-7-1" table:number-columns-spanned="1" table:number-rows-spanned="2">
            <text:p text:style-name="Paragraph-1106"/>
          </table:table-cell>
          <table:table-cell table:style-name="Table-49-7-2" table:number-columns-spanned="1" table:number-rows-spanned="2">
            <text:p text:style-name="Paragraph-1107"/>
          </table:table-cell>
          <table:table-cell table:style-name="Table-49-7-3" table:number-columns-spanned="1" table:number-rows-spanned="2">
            <text:p text:style-name="Paragraph-1108"/>
          </table:table-cell>
          <table:table-cell table:style-name="Table-49-7-4" table:number-columns-spanned="1" table:number-rows-spanned="2">
            <text:p text:style-name="Paragraph-1109"/>
          </table:table-cell>
          <table:table-cell table:style-name="Table-49-7-5" table:number-columns-spanned="1" table:number-rows-spanned="2">
            <text:p text:style-name="Paragraph-1110"/>
          </table:table-cell>
          <table:table-cell table:style-name="Table-49-7-6" table:number-columns-spanned="1" table:number-rows-spanned="2">
            <text:p text:style-name="Paragraph-1111"/>
          </table:table-cell>
          <table:table-cell table:style-name="Table-49-7-7" table:number-columns-spanned="1" table:number-rows-spanned="2">
            <text:p text:style-name="Paragraph-1112"/>
          </table:table-cell>
        </table:table-row>
        <table:table-row>
          <table:table-cell table:style-name="Table-49-8-1" table:number-columns-spanned="1" table:number-rows-spanned="2">
            <text:p text:style-name="Paragraph-1113"><text:span text:style-name="p1113-1-1">수수료및사용료</text:span></text:p>
          </table:table-cell>
        </table:table-row>
        <table:table-row>
          <table:table-cell table:style-name="Table-49-9-1" table:number-columns-spanned="1" table:number-rows-spanned="2">
            <text:p text:style-name="Paragraph-1114"/>
          </table:table-cell>
          <table:table-cell table:style-name="Table-49-9-2" table:number-columns-spanned="1" table:number-rows-spanned="2">
            <text:p text:style-name="Paragraph-1115"/>
          </table:table-cell>
          <table:table-cell table:style-name="Table-49-9-3" table:number-columns-spanned="1" table:number-rows-spanned="2">
            <text:p text:style-name="Paragraph-1116"/>
          </table:table-cell>
          <table:table-cell table:style-name="Table-49-9-4" table:number-columns-spanned="1" table:number-rows-spanned="2">
            <text:p text:style-name="Paragraph-1117"/>
          </table:table-cell>
          <table:table-cell table:style-name="Table-49-9-5" table:number-columns-spanned="1" table:number-rows-spanned="2">
            <text:p text:style-name="Paragraph-1118"/>
          </table:table-cell>
          <table:table-cell table:style-name="Table-49-9-6" table:number-columns-spanned="1" table:number-rows-spanned="2">
            <text:p text:style-name="Paragraph-1119"/>
          </table:table-cell>
          <table:table-cell table:style-name="Table-49-9-7" table:number-columns-spanned="1" table:number-rows-spanned="2">
            <text:p text:style-name="Paragraph-1120"/>
          </table:table-cell>
        </table:table-row>
        <table:table-row>
          <table:table-cell table:style-name="Table-49-10-1" table:number-columns-spanned="1" table:number-rows-spanned="2">
            <text:p text:style-name="Paragraph-1121"><text:span text:style-name="p1121-1-1">공고료및광고료</text:span></text:p>
          </table:table-cell>
        </table:table-row>
        <table:table-row>
          <table:table-cell table:style-name="Table-49-11-1" table:number-columns-spanned="1" table:number-rows-spanned="1">
            <text:p text:style-name="Paragraph-1122"/>
          </table:table-cell>
          <table:table-cell table:style-name="Table-49-11-2" table:number-columns-spanned="1" table:number-rows-spanned="1">
            <text:p text:style-name="Paragraph-1123"/>
          </table:table-cell>
          <table:table-cell table:style-name="Table-49-11-3" table:number-columns-spanned="1" table:number-rows-spanned="1">
            <text:p text:style-name="Paragraph-1124"/>
          </table:table-cell>
          <table:table-cell table:style-name="Table-49-11-4" table:number-columns-spanned="1" table:number-rows-spanned="1">
            <text:p text:style-name="Paragraph-1125"/>
          </table:table-cell>
          <table:table-cell table:style-name="Table-49-11-5" table:number-columns-spanned="1" table:number-rows-spanned="1">
            <text:p text:style-name="Paragraph-1126"/>
          </table:table-cell>
          <table:table-cell table:style-name="Table-49-11-6" table:number-columns-spanned="1" table:number-rows-spanned="1">
            <text:p text:style-name="Paragraph-1127"/>
          </table:table-cell>
          <table:table-cell table:style-name="Table-49-11-7" table:number-columns-spanned="1" table:number-rows-spanned="1">
            <text:p text:style-name="Paragraph-1128"/>
          </table:table-cell>
        </table:table-row>
        <table:table-row>
          <table:table-cell table:style-name="Table-49-12-1" table:number-columns-spanned="1" table:number-rows-spanned="1">
            <text:p text:style-name="Paragraph-1129"><text:span text:style-name="p1129-1-1">안내홍보물제작비</text:span></text:p>
          </table:table-cell>
          <table:table-cell table:style-name="Table-49-12-2" table:number-columns-spanned="1" table:number-rows-spanned="1">
            <text:p text:style-name="Paragraph-1130"/>
          </table:table-cell>
          <table:table-cell table:style-name="Table-49-12-3" table:number-columns-spanned="1" table:number-rows-spanned="1">
            <text:p text:style-name="Paragraph-1131"/>
          </table:table-cell>
          <table:table-cell table:style-name="Table-49-12-4" table:number-columns-spanned="1" table:number-rows-spanned="1">
            <text:p text:style-name="Paragraph-1132"/>
          </table:table-cell>
          <table:table-cell table:style-name="Table-49-12-5" table:number-columns-spanned="1" table:number-rows-spanned="1">
            <text:p text:style-name="Paragraph-1133"/>
          </table:table-cell>
          <table:table-cell table:style-name="Table-49-12-6" table:number-columns-spanned="1" table:number-rows-spanned="1">
            <text:p text:style-name="Paragraph-1134"/>
          </table:table-cell>
          <table:table-cell table:style-name="Table-49-12-7" table:number-columns-spanned="1" table:number-rows-spanned="1">
            <text:p text:style-name="Paragraph-1135"/>
          </table:table-cell>
          <table:table-cell table:style-name="Table-49-12-8" table:number-columns-spanned="1" table:number-rows-spanned="1">
            <text:p text:style-name="Paragraph-1136"/>
          </table:table-cell>
        </table:table-row>
        <table:table-row>
          <table:table-cell table:style-name="Table-49-13-1" table:number-columns-spanned="2" table:number-rows-spanned="1">
            <text:p text:style-name="Paragraph-1137"><text:span text:style-name="p1137-1-1">공공요금및제세</text:span></text:p>
            <text:p text:style-name="Paragraph-1138"><text:span text:style-name="p1138-1-1">(02)</text:span></text:p>
          </table:table-cell>
          <table:table-cell table:style-name="Table-49-13-2" table:number-columns-spanned="1" table:number-rows-spanned="1">
            <text:p text:style-name="Paragraph-1139"/>
          </table:table-cell>
          <table:table-cell table:style-name="Table-49-13-3" table:number-columns-spanned="1" table:number-rows-spanned="1">
            <text:p text:style-name="Paragraph-1140"/>
          </table:table-cell>
          <table:table-cell table:style-name="Table-49-13-4" table:number-columns-spanned="1" table:number-rows-spanned="1">
            <text:p text:style-name="Paragraph-1141"/>
          </table:table-cell>
          <table:table-cell table:style-name="Table-49-13-5" table:number-columns-spanned="1" table:number-rows-spanned="1">
            <text:p text:style-name="Paragraph-1142"/>
          </table:table-cell>
          <table:table-cell table:style-name="Table-49-13-6" table:number-columns-spanned="1" table:number-rows-spanned="1">
            <text:p text:style-name="Paragraph-1143"/>
          </table:table-cell>
          <table:table-cell table:style-name="Table-49-13-7" table:number-columns-spanned="1" table:number-rows-spanned="1">
            <text:p text:style-name="Paragraph-1144"/>
          </table:table-cell>
          <table:table-cell table:style-name="Table-49-13-8" table:number-columns-spanned="1" table:number-rows-spanned="1">
            <text:p text:style-name="Paragraph-1145"/>
          </table:table-cell>
        </table:table-row>
        <table:table-row>
          <table:table-cell table:style-name="Table-49-14-1" table:number-columns-spanned="2" table:number-rows-spanned="1">
            <text:p text:style-name="Paragraph-1146"><text:span text:style-name="p1146-1-1">임차료</text:span></text:p>
            <text:p text:style-name="Paragraph-1147"><text:span text:style-name="p1147-1-1">(07)</text:span></text:p>
          </table:table-cell>
          <table:table-cell table:style-name="Table-49-14-2" table:number-columns-spanned="1" table:number-rows-spanned="1">
            <text:p text:style-name="Paragraph-1148"/>
          </table:table-cell>
          <table:table-cell table:style-name="Table-49-14-3" table:number-columns-spanned="1" table:number-rows-spanned="1">
            <text:p text:style-name="Paragraph-1149"/>
          </table:table-cell>
          <table:table-cell table:style-name="Table-49-14-4" table:number-columns-spanned="1" table:number-rows-spanned="1">
            <text:p text:style-name="Paragraph-1150"/>
          </table:table-cell>
          <table:table-cell table:style-name="Table-49-14-5" table:number-columns-spanned="1" table:number-rows-spanned="1">
            <text:p text:style-name="Paragraph-1151"/>
          </table:table-cell>
          <table:table-cell table:style-name="Table-49-14-6" table:number-columns-spanned="1" table:number-rows-spanned="1">
            <text:p text:style-name="Paragraph-1152"/>
          </table:table-cell>
          <table:table-cell table:style-name="Table-49-14-7" table:number-columns-spanned="1" table:number-rows-spanned="1">
            <text:p text:style-name="Paragraph-1153"/>
          </table:table-cell>
          <table:table-cell table:style-name="Table-49-14-8" table:number-columns-spanned="1" table:number-rows-spanned="1">
            <text:p text:style-name="Paragraph-1154"/>
          </table:table-cell>
        </table:table-row>
        <table:table-row>
          <table:table-cell table:style-name="Table-49-15-1" table:number-columns-spanned="2" table:number-rows-spanned="1">
            <text:p text:style-name="Paragraph-1155"><text:span text:style-name="p1155-1-1">일반용역비</text:span></text:p>
            <text:p text:style-name="Paragraph-1156"><text:span text:style-name="p1156-1-1">(14)</text:span></text:p>
          </table:table-cell>
          <table:table-cell table:style-name="Table-49-15-2" table:number-columns-spanned="1" table:number-rows-spanned="1">
            <text:p text:style-name="Paragraph-1157"/>
          </table:table-cell>
          <table:table-cell table:style-name="Table-49-15-3" table:number-columns-spanned="1" table:number-rows-spanned="1">
            <text:p text:style-name="Paragraph-1158"/>
          </table:table-cell>
          <table:table-cell table:style-name="Table-49-15-4" table:number-columns-spanned="1" table:number-rows-spanned="1">
            <text:p text:style-name="Paragraph-1159"/>
          </table:table-cell>
          <table:table-cell table:style-name="Table-49-15-5" table:number-columns-spanned="1" table:number-rows-spanned="1">
            <text:p text:style-name="Paragraph-1160"/>
          </table:table-cell>
          <table:table-cell table:style-name="Table-49-15-6" table:number-columns-spanned="1" table:number-rows-spanned="1">
            <text:p text:style-name="Paragraph-1161"/>
          </table:table-cell>
          <table:table-cell table:style-name="Table-49-15-7" table:number-columns-spanned="1" table:number-rows-spanned="1">
            <text:p text:style-name="Paragraph-1162"/>
          </table:table-cell>
          <table:table-cell table:style-name="Table-49-15-8" table:number-columns-spanned="1" table:number-rows-spanned="1">
            <text:p text:style-name="Paragraph-1163"/>
          </table:table-cell>
        </table:table-row>
        <table:table-row>
          <table:table-cell table:style-name="Table-49-16-1" table:number-columns-spanned="3" table:number-rows-spanned="1">
            <text:p text:style-name="Paragraph-1164"><text:span text:style-name="p1164-1-1">총 계</text:span></text:p>
          </table:table-cell>
          <table:table-cell table:style-name="Table-49-16-2" table:number-columns-spanned="1" table:number-rows-spanned="1">
            <text:p text:style-name="Paragraph-1165"/>
          </table:table-cell>
          <table:table-cell table:style-name="Table-49-16-3" table:number-columns-spanned="1" table:number-rows-spanned="1">
            <text:p text:style-name="Paragraph-1166"/>
          </table:table-cell>
          <table:table-cell table:style-name="Table-49-16-4" table:number-columns-spanned="1" table:number-rows-spanned="1">
            <text:p text:style-name="Paragraph-1167"/>
          </table:table-cell>
          <table:table-cell table:style-name="Table-49-16-5" table:number-columns-spanned="1" table:number-rows-spanned="1">
            <text:p text:style-name="Paragraph-1168"/>
          </table:table-cell>
          <table:table-cell table:style-name="Table-49-16-6" table:number-columns-spanned="1" table:number-rows-spanned="1">
            <text:p text:style-name="Paragraph-1169"/>
          </table:table-cell>
          <table:table-cell table:style-name="Table-49-16-7" table:number-columns-spanned="1" table:number-rows-spanned="1">
            <text:p text:style-name="Paragraph-1170"/>
          </table:table-cell>
          <table:table-cell table:style-name="Table-49-16-8" table:number-columns-spanned="1" table:number-rows-spanned="1">
            <text:p text:style-name="Paragraph-117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HCI Hollyhock" svg:font-family="'HCI Hollyhock'" style:font-family-generic="roman" style:font-pitch="variable"/>
    <style:font-face style:name="HCI Poppy" svg:font-family="'HCI Poppy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swiss" style:font-pitch="variable"/>
    <style:font-face style:name="휴먼명조" svg:font-family="'휴먼명조'" style:font-family-generic="swiss" style:font-pitch="variable"/>
    <style:font-face style:name="HY헤드라인M" svg:font-family="'HY헤드라인M'" style:font-family-generic="swiss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맑은 고딕" style:font-name-asian="휴먼고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